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9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Arial1" style:font-name-asian="Arial1" style:font-name-complex="Arial1"/>
    </style:style>
    <style:style style:name="ce3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31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31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 style:data-style-name="N131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31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31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" style:family="table-cell" style:parent-style-name="Default" style:data-style-name="N13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3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3" style:family="table-cell" style:parent-style-name="Default" style:data-style-name="N131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31">
      <style:table-cell-properties fo:background-color="#cccccc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1">
      <style:table-cell-properties fo:background-color="#ffffff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3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31">
      <style:table-cell-properties fo:background-color="#dddddd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3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" style:family="table-cell" style:parent-style-name="Default" style:data-style-name="N13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 style:data-style-name="N13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draw:text-style-name="P1" svg:width="4.1217in" svg:height="1.315in" svg:x="1.7571in" svg:y="5.098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/>
          <table:table-cell table:style-name="ce9" office:value-type="string" calcext:value-type="string" table:number-columns-spanned="3" table:number-rows-spanned="1">
            <text:p>Goal = input distance and output necessary angle</text:p>
          </table:table-cell>
          <table:covered-table-cell table:number-columns-repeated="2" table:style-name="ce15"/>
          <table:table-cell table:number-columns-repeated="2"/>
          <table:table-cell table:style-name="ce24" office:value-type="string" calcext:value-type="string">
            <text:p>Angle (+ term)</text:p>
          </table:table-cell>
          <table:table-cell table:formula="of:=DEGREES(ATAN(((v^2)+((v^4-(g*((g*[.H$3]^2)+(2*y*v^2))))^0.5))/(g*[.H$3])))" office:value-type="float" office:value="84.7015222143868" calcext:value-type="float">
            <text:p>84.702</text:p>
          </table:table-cell>
          <table:table-cell table:formula="of:=DEGREES(ATAN(((v^2)+((v^4-(g*((g*[.I$3]^2)+(2*y*v^2))))^0.5))/(g*[.I$3])))" office:value-type="float" office:value="80.4464031724769" calcext:value-type="float">
            <text:p>80.446</text:p>
          </table:table-cell>
          <table:table-cell table:formula="of:=DEGREES(ATAN(((v^2)+((v^4-(g*((g*[.J$3]^2)+(2*y*v^2))))^0.5))/(g*[.J$3])))" office:value-type="float" office:value="75.1159032905427" calcext:value-type="float">
            <text:p>75.116</text:p>
          </table:table-cell>
          <table:table-cell table:formula="of:=DEGREES(ATAN(((v^2)+((v^4-(g*((g*[.K$3]^2)+(2*y*v^2))))^0.5))/(g*[.K$3])))" office:value-type="float" office:value="68.6860398886995" calcext:value-type="float">
            <text:p>68.686</text:p>
          </table:table-cell>
          <table:table-cell table:formula="of:=DEGREES(ATAN(((v^2)+((v^4-(g*((g*[.L$3]^2)+(2*y*v^2))))^0.5))/(g*[.L$3])))" office:value-type="float" office:value="63.6415903026588" calcext:value-type="float">
            <text:p>63.642</text:p>
          </table:table-cell>
          <table:table-cell/>
          <table:table-cell>
            <draw:frame table:end-cell-address="Sheet1.W31" table:end-x="0.6854in" table:end-y="0.161in" draw:z-index="1" draw:style-name="gr2" draw:text-style-name="P1" svg:width="8.1724in" svg:height="5.3898in" svg:x="0.5445in" svg:y="0.1508in">
              <draw:object draw:notify-on-update-of-ranges="Sheet1.G5:Sheet1.G155 Sheet1.H4:Sheet1.H4 Sheet1.H5:Sheet1.H155 Sheet1.I4:Sheet1.I4 Sheet1.I5:Sheet1.I155 Sheet1.J4:Sheet1.J4 Sheet1.J5:Sheet1.J155 Sheet1.K4:Sheet1.K4 Sheet1.K5:Sheet1.K155 Sheet1.L4:Sheet1.L4 Sheet1.L5:Sheet1.L155 Sheet1.M4:Sheet1.M4 Sheet1.M5:Sheet1.M1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2"/>
          <table:table-cell table:style-name="ce25" office:value-type="string" calcext:value-type="string">
            <text:p>Angle (- term)</text:p>
          </table:table-cell>
          <table:table-cell table:formula="of:=DEGREES(ATAN(((v^2)-((v^4-(g*((g*[.H$3]^2)+(2*y*v^2))))^0.5))/(g*[.H$3])))" office:value-type="float" office:value="66.5366505027117" calcext:value-type="float">
            <text:p>66.537</text:p>
          </table:table-cell>
          <table:table-cell table:formula="of:=DEGREES(ATAN(((v^2)-((v^4-(g*((g*[.I$3]^2)+(2*y*v^2))))^0.5))/(g*[.I$3])))" office:value-type="float" office:value="55.3641056183689" calcext:value-type="float">
            <text:p>55.364</text:p>
          </table:table-cell>
          <table:table-cell table:formula="of:=DEGREES(ATAN(((v^2)-((v^4-(g*((g*[.J$3]^2)+(2*y*v^2))))^0.5))/(g*[.J$3])))" office:value-type="float" office:value="49.326426282749" calcext:value-type="float">
            <text:p>49.326</text:p>
          </table:table-cell>
          <table:table-cell table:formula="of:=DEGREES(ATAN(((v^2)-((v^4-(g*((g*[.K$3]^2)+(2*y*v^2))))^0.5))/(g*[.K$3])))" office:value-type="float" office:value="48.5329844669711" calcext:value-type="float">
            <text:p>48.533</text:p>
          </table:table-cell>
          <table:table-cell table:formula="of:=DEGREES(ATAN(((v^2)-((v^4-(g*((g*[.L$3]^2)+(2*y*v^2))))^0.5))/(g*[.L$3])))" office:value-type="float" office:value="50.6102413087359" calcext:value-type="float">
            <text:p>50.6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a :</text:p>
          </table:table-cell>
          <table:table-cell table:style-name="ce10" office:value-type="string" calcext:value-type="string">
            <text:p>Angle / degrees</text:p>
          </table:table-cell>
          <table:table-cell table:style-name="ce17" office:value-type="string" calcext:value-type="string">
            <text:p>Air-Time / sec</text:p>
          </table:table-cell>
          <table:table-cell table:style-name="ce20" office:value-type="string" calcext:value-type="string">
            <text:p>Distances / in</text:p>
          </table:table-cell>
          <table:table-cell table:number-columns-repeated="2"/>
          <table:table-cell table:style-name="ce25" office:value-type="string" calcext:value-type="string">
            <text:p>Meters</text:p>
          </table:table-cell>
          <table:table-cell table:style-name="ce27" office:value-type="float" office:value="1.12928088" calcext:value-type="float">
            <text:p>1.12928088</text:p>
          </table:table-cell>
          <table:table-cell office:value-type="float" office:value="2" calcext:value-type="float">
            <text:p>2.000</text:p>
          </table:table-cell>
          <table:table-cell office:value-type="float" office:value="3" calcext:value-type="float">
            <text:p>3.000</text:p>
          </table:table-cell>
          <table:table-cell office:value-type="float" office:value="4" calcext:value-type="float">
            <text:p>4.000</text:p>
          </table:table-cell>
          <table:table-cell table:style-name="ce28" office:value-type="float" office:value="4.56686878" calcext:value-type="float">
            <text:p>4.566868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21" calcext:value-type="float">
            <text:p>1.210</text:p>
          </table:table-cell>
          <table:table-cell table:style-name="ce21" table:formula="of:=(([.E4]^2)-(17^2))^0.5" office:value-type="float" office:value="279.483452104056" calcext:value-type="float">
            <text:p>279.483</text:p>
          </table:table-cell>
          <table:table-cell office:value-type="float" office:value="280" calcext:value-type="float">
            <text:p>280.000</text:p>
          </table:table-cell>
          <table:table-cell/>
          <table:table-cell table:style-name="ce26" office:value-type="string" calcext:value-type="string">
            <text:p><text:s text:c="10"/>Sec <text:s text:c="2"/>\ <text:s text:c="2"/>Feet</text:p>
          </table:table-cell>
          <table:table-cell table:style-name="ce3" table:formula="of:=[.H3]*100/2.54/12" office:value-type="float" office:value="3.70498976377953" calcext:value-type="float">
            <text:p>3.705</text:p>
          </table:table-cell>
          <table:table-cell table:style-name="ce3" table:formula="of:=[.I3]*100/2.54/12" office:value-type="float" office:value="6.56167979002625" calcext:value-type="float">
            <text:p>6.562</text:p>
          </table:table-cell>
          <table:table-cell table:style-name="ce3" table:formula="of:=[.J3]*100/2.54/12" office:value-type="float" office:value="9.84251968503937" calcext:value-type="float">
            <text:p>9.843</text:p>
          </table:table-cell>
          <table:table-cell table:style-name="ce3" table:formula="of:=[.K3]*100/2.54/12" office:value-type="float" office:value="13.1233595800525" calcext:value-type="float">
            <text:p>13.123</text:p>
          </table:table-cell>
          <table:table-cell table:style-name="ce3" table:formula="of:=[.L3]*100/2.54/12" office:value-type="float" office:value="14.9831652887139" calcext:value-type="float">
            <text:p>14.983</text:p>
          </table:table-cell>
          <table:table-cell table:style-name="ce3" office:value-type="string" calcext:value-type="string">
            <text:p>Target</text:p>
          </table:table-cell>
          <table:table-cell table:number-columns-repeated="1010"/>
        </table:table-row>
        <table:table-row table:style-name="ro2">
          <table:table-cell/>
          <table:table-cell table:style-name="ce12" office:value-type="float" office:value="45" calcext:value-type="float">
            <text:p>45.000</text:p>
          </table:table-cell>
          <table:table-cell table:style-name="ce18" office:value-type="float" office:value="1.06" calcext:value-type="float">
            <text:p>1.060</text:p>
          </table:table-cell>
          <table:table-cell table:style-name="ce21" table:formula="of:=(([.E5]^2)-(17^2))^0.5" office:value-type="float" office:value="281.487122263169" calcext:value-type="float">
            <text:p>281.487</text:p>
          </table:table-cell>
          <table:table-cell office:value-type="float" office:value="282" calcext:value-type="float">
            <text:p>282.000</text:p>
          </table:table-cell>
          <table:table-cell/>
          <table:table-cell table:style-name="ce3" office:value-type="float" office:value="0" calcext:value-type="float">
            <text:p>0.000</text:p>
          </table:table-cell>
          <table:table-cell table:style-name="Default" table:formula="of:=(v*[.$G5]*SIN(RADIANS([.H$1])))-((g*[.$G5]^2)/2)" office:value-type="float" office:value="0" calcext:value-type="float">
            <text:p>0</text:p>
          </table:table-cell>
          <table:table-cell table:style-name="Default" table:formula="of:=(v*[.$G5]*SIN(RADIANS([.I$1])))-((g*[.$G5]^2)/2)" office:value-type="float" office:value="0" calcext:value-type="float">
            <text:p>0</text:p>
          </table:table-cell>
          <table:table-cell table:style-name="Default" table:formula="of:=(v*[.$G5]*SIN(RADIANS([.J$1])))-((g*[.$G5]^2)/2)" office:value-type="float" office:value="0" calcext:value-type="float">
            <text:p>0</text:p>
          </table:table-cell>
          <table:table-cell table:style-name="Default" table:formula="of:=(v*[.$G5]*SIN(RADIANS([.K$1])))-((g*[.$G5]^2)/2)" office:value-type="float" office:value="0" calcext:value-type="float">
            <text:p>0</text:p>
          </table:table-cell>
          <table:table-cell table:style-name="Default" table:formula="of:=(v*[.$G5]*SIN(RADIANS([.L$1])))-((g*[.$G5]^2)/2)" office:value-type="float" office:value="0" calcext:value-type="float">
            <text:p>0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06" calcext:value-type="float">
            <text:p>1.060</text:p>
          </table:table-cell>
          <table:table-cell table:style-name="ce21" table:formula="of:=(([.E6]^2)-(17^2))^0.5" office:value-type="float" office:value="291.504716942968" calcext:value-type="float">
            <text:p>291.505</text:p>
          </table:table-cell>
          <table:table-cell office:value-type="float" office:value="292" calcext:value-type="float">
            <text:p>292.000</text:p>
          </table:table-cell>
          <table:table-cell/>
          <table:table-cell table:style-name="ce3" office:value-type="float" office:value="0.01" calcext:value-type="float">
            <text:p>0.010</text:p>
          </table:table-cell>
          <table:table-cell table:style-name="Default" table:formula="of:=(v*[.$G6]*SIN(RADIANS([.H$1])))-((g*[.$G6]^2)/2)" office:value-type="float" office:value="0.0842716427075363" calcext:value-type="float">
            <text:p>0.0842716427</text:p>
          </table:table-cell>
          <table:table-cell table:style-name="Default" table:formula="of:=(v*[.$G6]*SIN(RADIANS([.I$1])))-((g*[.$G6]^2)/2)" office:value-type="float" office:value="0.0834547445953943" calcext:value-type="float">
            <text:p>0.0834547446</text:p>
          </table:table-cell>
          <table:table-cell table:style-name="Default" table:formula="of:=(v*[.$G6]*SIN(RADIANS([.J$1])))-((g*[.$G6]^2)/2)" office:value-type="float" office:value="0.0817791843171378" calcext:value-type="float">
            <text:p>0.0817791843</text:p>
          </table:table-cell>
          <table:table-cell table:style-name="Default" table:formula="of:=(v*[.$G6]*SIN(RADIANS([.K$1])))-((g*[.$G6]^2)/2)" office:value-type="float" office:value="0.0788130030417824" calcext:value-type="float">
            <text:p>0.078813003</text:p>
          </table:table-cell>
          <table:table-cell table:style-name="Default" table:formula="of:=(v*[.$G6]*SIN(RADIANS([.L$1])))-((g*[.$G6]^2)/2)" office:value-type="float" office:value="0.0757852167147978" calcext:value-type="float">
            <text:p>0.075785216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06" calcext:value-type="float">
            <text:p>1.060</text:p>
          </table:table-cell>
          <table:table-cell table:style-name="ce21" table:formula="of:=(([.E7]^2)-(17^2))^0.5" office:value-type="float" office:value="281.487122263169" calcext:value-type="float">
            <text:p>281.487</text:p>
          </table:table-cell>
          <table:table-cell office:value-type="float" office:value="282" calcext:value-type="float">
            <text:p>282.000</text:p>
          </table:table-cell>
          <table:table-cell/>
          <table:table-cell table:style-name="ce3" office:value-type="float" office:value="0.02" calcext:value-type="float">
            <text:p>0.020</text:p>
          </table:table-cell>
          <table:table-cell table:style-name="Default" table:formula="of:=(v*[.$G7]*SIN(RADIANS([.H$1])))-((g*[.$G7]^2)/2)" office:value-type="float" office:value="0.167562620415073" calcext:value-type="float">
            <text:p>0.1675626204</text:p>
          </table:table-cell>
          <table:table-cell table:style-name="Default" table:formula="of:=(v*[.$G7]*SIN(RADIANS([.I$1])))-((g*[.$G7]^2)/2)" office:value-type="float" office:value="0.165928824190789" calcext:value-type="float">
            <text:p>0.1659288242</text:p>
          </table:table-cell>
          <table:table-cell table:style-name="Default" table:formula="of:=(v*[.$G7]*SIN(RADIANS([.J$1])))-((g*[.$G7]^2)/2)" office:value-type="float" office:value="0.162577703634276" calcext:value-type="float">
            <text:p>0.1625777036</text:p>
          </table:table-cell>
          <table:table-cell table:style-name="Default" table:formula="of:=(v*[.$G7]*SIN(RADIANS([.K$1])))-((g*[.$G7]^2)/2)" office:value-type="float" office:value="0.156645341083565" calcext:value-type="float">
            <text:p>0.1566453411</text:p>
          </table:table-cell>
          <table:table-cell table:style-name="Default" table:formula="of:=(v*[.$G7]*SIN(RADIANS([.L$1])))-((g*[.$G7]^2)/2)" office:value-type="float" office:value="0.150589768429596" calcext:value-type="float">
            <text:p>0.150589768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21" calcext:value-type="float">
            <text:p>1.210</text:p>
          </table:table-cell>
          <table:table-cell table:style-name="ce21" table:formula="of:=(([.E8]^2)-(17^2))^0.5" office:value-type="float" office:value="302.021936289403" calcext:value-type="float">
            <text:p>302.022</text:p>
          </table:table-cell>
          <table:table-cell office:value-type="float" office:value="302.5" calcext:value-type="float">
            <text:p>302.500</text:p>
          </table:table-cell>
          <table:table-cell/>
          <table:table-cell table:style-name="ce3" office:value-type="float" office:value="0.03" calcext:value-type="float">
            <text:p>0.030</text:p>
          </table:table-cell>
          <table:table-cell table:style-name="Default" table:formula="of:=(v*[.$G8]*SIN(RADIANS([.H$1])))-((g*[.$G8]^2)/2)" office:value-type="float" office:value="0.249872933122609" calcext:value-type="float">
            <text:p>0.2498729331</text:p>
          </table:table-cell>
          <table:table-cell table:style-name="Default" table:formula="of:=(v*[.$G8]*SIN(RADIANS([.I$1])))-((g*[.$G8]^2)/2)" office:value-type="float" office:value="0.247422238786183" calcext:value-type="float">
            <text:p>0.2474222388</text:p>
          </table:table-cell>
          <table:table-cell table:style-name="Default" table:formula="of:=(v*[.$G8]*SIN(RADIANS([.J$1])))-((g*[.$G8]^2)/2)" office:value-type="float" office:value="0.242395557951413" calcext:value-type="float">
            <text:p>0.242395558</text:p>
          </table:table-cell>
          <table:table-cell table:style-name="Default" table:formula="of:=(v*[.$G8]*SIN(RADIANS([.K$1])))-((g*[.$G8]^2)/2)" office:value-type="float" office:value="0.233497014125347" calcext:value-type="float">
            <text:p>0.2334970141</text:p>
          </table:table-cell>
          <table:table-cell table:style-name="Default" table:formula="of:=(v*[.$G8]*SIN(RADIANS([.L$1])))-((g*[.$G8]^2)/2)" office:value-type="float" office:value="0.224413655144393" calcext:value-type="float">
            <text:p>0.224413655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31" calcext:value-type="float">
            <text:p>1.310</text:p>
          </table:table-cell>
          <table:table-cell table:style-name="ce21" office:value-type="float" office:value="264" calcext:value-type="float">
            <text:p>264.000</text:p>
          </table:table-cell>
          <table:table-cell table:number-columns-repeated="2"/>
          <table:table-cell table:style-name="ce3" office:value-type="float" office:value="0.04" calcext:value-type="float">
            <text:p>0.040</text:p>
          </table:table-cell>
          <table:table-cell table:style-name="Default" table:formula="of:=(v*[.$G9]*SIN(RADIANS([.H$1])))-((g*[.$G9]^2)/2)" office:value-type="float" office:value="0.331202580830145" calcext:value-type="float">
            <text:p>0.3312025808</text:p>
          </table:table-cell>
          <table:table-cell table:style-name="Default" table:formula="of:=(v*[.$G9]*SIN(RADIANS([.I$1])))-((g*[.$G9]^2)/2)" office:value-type="float" office:value="0.327934988381577" calcext:value-type="float">
            <text:p>0.3279349884</text:p>
          </table:table-cell>
          <table:table-cell table:style-name="Default" table:formula="of:=(v*[.$G9]*SIN(RADIANS([.J$1])))-((g*[.$G9]^2)/2)" office:value-type="float" office:value="0.321232747268551" calcext:value-type="float">
            <text:p>0.3212327473</text:p>
          </table:table-cell>
          <table:table-cell table:style-name="Default" table:formula="of:=(v*[.$G9]*SIN(RADIANS([.K$1])))-((g*[.$G9]^2)/2)" office:value-type="float" office:value="0.30936802216713" calcext:value-type="float">
            <text:p>0.3093680222</text:p>
          </table:table-cell>
          <table:table-cell table:style-name="Default" table:formula="of:=(v*[.$G9]*SIN(RADIANS([.L$1])))-((g*[.$G9]^2)/2)" office:value-type="float" office:value="0.297256876859191" calcext:value-type="float">
            <text:p>0.297256876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28" calcext:value-type="float">
            <text:p>1.280</text:p>
          </table:table-cell>
          <table:table-cell table:style-name="ce21" office:value-type="float" office:value="272.5" calcext:value-type="float">
            <text:p>272.500</text:p>
          </table:table-cell>
          <table:table-cell table:number-columns-repeated="2"/>
          <table:table-cell table:style-name="ce3" office:value-type="float" office:value="0.05" calcext:value-type="float">
            <text:p>0.050</text:p>
          </table:table-cell>
          <table:table-cell table:style-name="Default" table:formula="of:=(v*[.$G10]*SIN(RADIANS([.H$1])))-((g*[.$G10]^2)/2)" office:value-type="float" office:value="0.411551563537682" calcext:value-type="float">
            <text:p>0.4115515635</text:p>
          </table:table-cell>
          <table:table-cell table:style-name="Default" table:formula="of:=(v*[.$G10]*SIN(RADIANS([.I$1])))-((g*[.$G10]^2)/2)" office:value-type="float" office:value="0.407467072976972" calcext:value-type="float">
            <text:p>0.407467073</text:p>
          </table:table-cell>
          <table:table-cell table:style-name="Default" table:formula="of:=(v*[.$G10]*SIN(RADIANS([.J$1])))-((g*[.$G10]^2)/2)" office:value-type="float" office:value="0.399089271585689" calcext:value-type="float">
            <text:p>0.3990892716</text:p>
          </table:table-cell>
          <table:table-cell table:style-name="Default" table:formula="of:=(v*[.$G10]*SIN(RADIANS([.K$1])))-((g*[.$G10]^2)/2)" office:value-type="float" office:value="0.384258365208912" calcext:value-type="float">
            <text:p>0.3842583652</text:p>
          </table:table-cell>
          <table:table-cell table:style-name="Default" table:formula="of:=(v*[.$G10]*SIN(RADIANS([.L$1])))-((g*[.$G10]^2)/2)" office:value-type="float" office:value="0.369119433573989" calcext:value-type="float">
            <text:p>0.369119433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43" calcext:value-type="float">
            <text:p>1.430</text:p>
          </table:table-cell>
          <table:table-cell table:style-name="ce21" office:value-type="float" office:value="302" calcext:value-type="float">
            <text:p>302.000</text:p>
          </table:table-cell>
          <table:table-cell table:number-columns-repeated="2"/>
          <table:table-cell table:style-name="ce3" office:value-type="float" office:value="0.06" calcext:value-type="float">
            <text:p>0.060</text:p>
          </table:table-cell>
          <table:table-cell table:style-name="Default" table:formula="of:=(v*[.$G11]*SIN(RADIANS([.H$1])))-((g*[.$G11]^2)/2)" office:value-type="float" office:value="0.490919881245218" calcext:value-type="float">
            <text:p>0.4909198812</text:p>
          </table:table-cell>
          <table:table-cell table:style-name="Default" table:formula="of:=(v*[.$G11]*SIN(RADIANS([.I$1])))-((g*[.$G11]^2)/2)" office:value-type="float" office:value="0.486018492572366" calcext:value-type="float">
            <text:p>0.4860184926</text:p>
          </table:table-cell>
          <table:table-cell table:style-name="Default" table:formula="of:=(v*[.$G11]*SIN(RADIANS([.J$1])))-((g*[.$G11]^2)/2)" office:value-type="float" office:value="0.475965130902827" calcext:value-type="float">
            <text:p>0.4759651309</text:p>
          </table:table-cell>
          <table:table-cell table:style-name="Default" table:formula="of:=(v*[.$G11]*SIN(RADIANS([.K$1])))-((g*[.$G11]^2)/2)" office:value-type="float" office:value="0.458168043250694" calcext:value-type="float">
            <text:p>0.4581680433</text:p>
          </table:table-cell>
          <table:table-cell table:style-name="Default" table:formula="of:=(v*[.$G11]*SIN(RADIANS([.L$1])))-((g*[.$G11]^2)/2)" office:value-type="float" office:value="0.440001325288787" calcext:value-type="float">
            <text:p>0.440001325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38" calcext:value-type="float">
            <text:p>1.380</text:p>
          </table:table-cell>
          <table:table-cell table:style-name="ce21" office:value-type="float" office:value="315.5" calcext:value-type="float">
            <text:p>315.500</text:p>
          </table:table-cell>
          <table:table-cell table:number-columns-repeated="2"/>
          <table:table-cell table:style-name="ce3" office:value-type="float" office:value="0.07" calcext:value-type="float">
            <text:p>0.070</text:p>
          </table:table-cell>
          <table:table-cell table:style-name="Default" table:formula="of:=(v*[.$G12]*SIN(RADIANS([.H$1])))-((g*[.$G12]^2)/2)" office:value-type="float" office:value="0.569307533952754" calcext:value-type="float">
            <text:p>0.569307534</text:p>
          </table:table-cell>
          <table:table-cell table:style-name="Default" table:formula="of:=(v*[.$G12]*SIN(RADIANS([.I$1])))-((g*[.$G12]^2)/2)" office:value-type="float" office:value="0.56358924716776" calcext:value-type="float">
            <text:p>0.5635892472</text:p>
          </table:table-cell>
          <table:table-cell table:style-name="Default" table:formula="of:=(v*[.$G12]*SIN(RADIANS([.J$1])))-((g*[.$G12]^2)/2)" office:value-type="float" office:value="0.551860325219964" calcext:value-type="float">
            <text:p>0.5518603252</text:p>
          </table:table-cell>
          <table:table-cell table:style-name="Default" table:formula="of:=(v*[.$G12]*SIN(RADIANS([.K$1])))-((g*[.$G12]^2)/2)" office:value-type="float" office:value="0.531097056292477" calcext:value-type="float">
            <text:p>0.5310970563</text:p>
          </table:table-cell>
          <table:table-cell table:style-name="Default" table:formula="of:=(v*[.$G12]*SIN(RADIANS([.L$1])))-((g*[.$G12]^2)/2)" office:value-type="float" office:value="0.509902552003585" calcext:value-type="float">
            <text:p>0.50990255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33" calcext:value-type="float">
            <text:p>1.330</text:p>
          </table:table-cell>
          <table:table-cell table:style-name="ce21" office:value-type="float" office:value="314" calcext:value-type="float">
            <text:p>314.000</text:p>
          </table:table-cell>
          <table:table-cell table:number-columns-repeated="2"/>
          <table:table-cell table:style-name="ce3" office:value-type="float" office:value="0.08" calcext:value-type="float">
            <text:p>0.080</text:p>
          </table:table-cell>
          <table:table-cell table:style-name="Default" table:formula="of:=(v*[.$G13]*SIN(RADIANS([.H$1])))-((g*[.$G13]^2)/2)" office:value-type="float" office:value="0.646714521660291" calcext:value-type="float">
            <text:p>0.6467145217</text:p>
          </table:table-cell>
          <table:table-cell table:style-name="Default" table:formula="of:=(v*[.$G13]*SIN(RADIANS([.I$1])))-((g*[.$G13]^2)/2)" office:value-type="float" office:value="0.640179336763155" calcext:value-type="float">
            <text:p>0.6401793368</text:p>
          </table:table-cell>
          <table:table-cell table:style-name="Default" table:formula="of:=(v*[.$G13]*SIN(RADIANS([.J$1])))-((g*[.$G13]^2)/2)" office:value-type="float" office:value="0.626774854537102" calcext:value-type="float">
            <text:p>0.6267748545</text:p>
          </table:table-cell>
          <table:table-cell table:style-name="Default" table:formula="of:=(v*[.$G13]*SIN(RADIANS([.K$1])))-((g*[.$G13]^2)/2)" office:value-type="float" office:value="0.603045404334259" calcext:value-type="float">
            <text:p>0.6030454043</text:p>
          </table:table-cell>
          <table:table-cell table:style-name="Default" table:formula="of:=(v*[.$G13]*SIN(RADIANS([.L$1])))-((g*[.$G13]^2)/2)" office:value-type="float" office:value="0.578823113718382" calcext:value-type="float">
            <text:p>0.578823113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46" calcext:value-type="float">
            <text:p>1.460</text:p>
          </table:table-cell>
          <table:table-cell table:style-name="ce21" office:value-type="float" office:value="303.75" calcext:value-type="float">
            <text:p>303.750</text:p>
          </table:table-cell>
          <table:table-cell table:number-columns-repeated="2"/>
          <table:table-cell table:style-name="ce3" office:value-type="float" office:value="0.09" calcext:value-type="float">
            <text:p>0.090</text:p>
          </table:table-cell>
          <table:table-cell table:style-name="Default" table:formula="of:=(v*[.$G14]*SIN(RADIANS([.H$1])))-((g*[.$G14]^2)/2)" office:value-type="float" office:value="0.723140844367827" calcext:value-type="float">
            <text:p>0.7231408444</text:p>
          </table:table-cell>
          <table:table-cell table:style-name="Default" table:formula="of:=(v*[.$G14]*SIN(RADIANS([.I$1])))-((g*[.$G14]^2)/2)" office:value-type="float" office:value="0.715788761358549" calcext:value-type="float">
            <text:p>0.7157887614</text:p>
          </table:table-cell>
          <table:table-cell table:style-name="Default" table:formula="of:=(v*[.$G14]*SIN(RADIANS([.J$1])))-((g*[.$G14]^2)/2)" office:value-type="float" office:value="0.70070871885424" calcext:value-type="float">
            <text:p>0.7007087189</text:p>
          </table:table-cell>
          <table:table-cell table:style-name="Default" table:formula="of:=(v*[.$G14]*SIN(RADIANS([.K$1])))-((g*[.$G14]^2)/2)" office:value-type="float" office:value="0.674013087376042" calcext:value-type="float">
            <text:p>0.6740130874</text:p>
          </table:table-cell>
          <table:table-cell table:style-name="Default" table:formula="of:=(v*[.$G14]*SIN(RADIANS([.L$1])))-((g*[.$G14]^2)/2)" office:value-type="float" office:value="0.64676301043318" calcext:value-type="float">
            <text:p>0.646763010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2" calcext:value-type="float">
            <text:p>1.200</text:p>
          </table:table-cell>
          <table:table-cell table:style-name="ce21" office:value-type="float" office:value="278" calcext:value-type="float">
            <text:p>278.000</text:p>
          </table:table-cell>
          <table:table-cell table:number-columns-repeated="2"/>
          <table:table-cell table:style-name="ce3" office:value-type="float" office:value="0.1" calcext:value-type="float">
            <text:p>0.100</text:p>
          </table:table-cell>
          <table:table-cell table:style-name="Default" table:formula="of:=(v*[.$G15]*SIN(RADIANS([.H$1])))-((g*[.$G15]^2)/2)" office:value-type="float" office:value="0.798586502075363" calcext:value-type="float">
            <text:p>0.7985865021</text:p>
          </table:table-cell>
          <table:table-cell table:style-name="Default" table:formula="of:=(v*[.$G15]*SIN(RADIANS([.I$1])))-((g*[.$G15]^2)/2)" office:value-type="float" office:value="0.790417520953943" calcext:value-type="float">
            <text:p>0.790417521</text:p>
          </table:table-cell>
          <table:table-cell table:style-name="Default" table:formula="of:=(v*[.$G15]*SIN(RADIANS([.J$1])))-((g*[.$G15]^2)/2)" office:value-type="float" office:value="0.773661918171378" calcext:value-type="float">
            <text:p>0.7736619182</text:p>
          </table:table-cell>
          <table:table-cell table:style-name="Default" table:formula="of:=(v*[.$G15]*SIN(RADIANS([.K$1])))-((g*[.$G15]^2)/2)" office:value-type="float" office:value="0.744000105417824" calcext:value-type="float">
            <text:p>0.7440001054</text:p>
          </table:table-cell>
          <table:table-cell table:style-name="Default" table:formula="of:=(v*[.$G15]*SIN(RADIANS([.L$1])))-((g*[.$G15]^2)/2)" office:value-type="float" office:value="0.713722242147978" calcext:value-type="float">
            <text:p>0.713722242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23" calcext:value-type="float">
            <text:p>1.230</text:p>
          </table:table-cell>
          <table:table-cell table:style-name="ce21" office:value-type="float" office:value="290" calcext:value-type="float">
            <text:p>290.000</text:p>
          </table:table-cell>
          <table:table-cell table:number-columns-repeated="2"/>
          <table:table-cell table:style-name="ce3" office:value-type="float" office:value="0.11" calcext:value-type="float">
            <text:p>0.110</text:p>
          </table:table-cell>
          <table:table-cell table:style-name="Default" table:formula="of:=(v*[.$G16]*SIN(RADIANS([.H$1])))-((g*[.$G16]^2)/2)" office:value-type="float" office:value="0.873051494782899" calcext:value-type="float">
            <text:p>0.8730514948</text:p>
          </table:table-cell>
          <table:table-cell table:style-name="Default" table:formula="of:=(v*[.$G16]*SIN(RADIANS([.I$1])))-((g*[.$G16]^2)/2)" office:value-type="float" office:value="0.864065615549337" calcext:value-type="float">
            <text:p>0.8640656155</text:p>
          </table:table-cell>
          <table:table-cell table:style-name="Default" table:formula="of:=(v*[.$G16]*SIN(RADIANS([.J$1])))-((g*[.$G16]^2)/2)" office:value-type="float" office:value="0.845634452488515" calcext:value-type="float">
            <text:p>0.8456344525</text:p>
          </table:table-cell>
          <table:table-cell table:style-name="Default" table:formula="of:=(v*[.$G16]*SIN(RADIANS([.K$1])))-((g*[.$G16]^2)/2)" office:value-type="float" office:value="0.813006458459606" calcext:value-type="float">
            <text:p>0.8130064585</text:p>
          </table:table-cell>
          <table:table-cell table:style-name="Default" table:formula="of:=(v*[.$G16]*SIN(RADIANS([.L$1])))-((g*[.$G16]^2)/2)" office:value-type="float" office:value="0.779700808862776" calcext:value-type="float">
            <text:p>0.779700808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float" office:value="45" calcext:value-type="float">
            <text:p>45.000</text:p>
          </table:table-cell>
          <table:table-cell table:style-name="ce18" office:value-type="float" office:value="1.28" calcext:value-type="float">
            <text:p>1.280</text:p>
          </table:table-cell>
          <table:table-cell table:style-name="ce21" office:value-type="float" office:value="282.5" calcext:value-type="float">
            <text:p>282.500</text:p>
          </table:table-cell>
          <table:table-cell table:number-columns-repeated="2"/>
          <table:table-cell table:style-name="ce3" office:value-type="float" office:value="0.12" calcext:value-type="float">
            <text:p>0.120</text:p>
          </table:table-cell>
          <table:table-cell table:style-name="Default" table:formula="of:=(v*[.$G17]*SIN(RADIANS([.H$1])))-((g*[.$G17]^2)/2)" office:value-type="float" office:value="0.946535822490436" calcext:value-type="float">
            <text:p>0.9465358225</text:p>
          </table:table-cell>
          <table:table-cell table:style-name="Default" table:formula="of:=(v*[.$G17]*SIN(RADIANS([.I$1])))-((g*[.$G17]^2)/2)" office:value-type="float" office:value="0.936733045144732" calcext:value-type="float">
            <text:p>0.9367330451</text:p>
          </table:table-cell>
          <table:table-cell table:style-name="Default" table:formula="of:=(v*[.$G17]*SIN(RADIANS([.J$1])))-((g*[.$G17]^2)/2)" office:value-type="float" office:value="0.916626321805653" calcext:value-type="float">
            <text:p>0.9166263218</text:p>
          </table:table-cell>
          <table:table-cell table:style-name="Default" table:formula="of:=(v*[.$G17]*SIN(RADIANS([.K$1])))-((g*[.$G17]^2)/2)" office:value-type="float" office:value="0.881032146501389" calcext:value-type="float">
            <text:p>0.8810321465</text:p>
          </table:table-cell>
          <table:table-cell table:style-name="Default" table:formula="of:=(v*[.$G17]*SIN(RADIANS([.L$1])))-((g*[.$G17]^2)/2)" office:value-type="float" office:value="0.844698710577574" calcext:value-type="float">
            <text:p>0.844698710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float" office:value="45" calcext:value-type="float">
            <text:p>45.000</text:p>
          </table:table-cell>
          <table:table-cell table:style-name="ce19" office:value-type="float" office:value="1.33" calcext:value-type="float">
            <text:p>1.330</text:p>
          </table:table-cell>
          <table:table-cell table:style-name="ce22" office:value-type="float" office:value="305.5" calcext:value-type="float">
            <text:p>305.500</text:p>
          </table:table-cell>
          <table:table-cell table:number-columns-repeated="2"/>
          <table:table-cell table:style-name="ce3" office:value-type="float" office:value="0.13" calcext:value-type="float">
            <text:p>0.130</text:p>
          </table:table-cell>
          <table:table-cell table:style-name="Default" table:formula="of:=(v*[.$G18]*SIN(RADIANS([.H$1])))-((g*[.$G18]^2)/2)" office:value-type="float" office:value="1.01903948519797" calcext:value-type="float">
            <text:p>1.0190394852</text:p>
          </table:table-cell>
          <table:table-cell table:style-name="Default" table:formula="of:=(v*[.$G18]*SIN(RADIANS([.I$1])))-((g*[.$G18]^2)/2)" office:value-type="float" office:value="1.00841980974013" calcext:value-type="float">
            <text:p>1.0084198097</text:p>
          </table:table-cell>
          <table:table-cell table:style-name="Default" table:formula="of:=(v*[.$G18]*SIN(RADIANS([.J$1])))-((g*[.$G18]^2)/2)" office:value-type="float" office:value="0.986637526122791" calcext:value-type="float">
            <text:p>0.9866375261</text:p>
          </table:table-cell>
          <table:table-cell table:style-name="Default" table:formula="of:=(v*[.$G18]*SIN(RADIANS([.K$1])))-((g*[.$G18]^2)/2)" office:value-type="float" office:value="0.948077169543171" calcext:value-type="float">
            <text:p>0.9480771695</text:p>
          </table:table-cell>
          <table:table-cell table:style-name="Default" table:formula="of:=(v*[.$G18]*SIN(RADIANS([.L$1])))-((g*[.$G18]^2)/2)" office:value-type="float" office:value="0.908715947292371" calcext:value-type="float">
            <text:p>0.908715947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 table:style-name="Default" table:number-columns-repeated="2"/>
          <table:table-cell table:style-name="ce3" office:value-type="float" office:value="0.14" calcext:value-type="float">
            <text:p>0.140</text:p>
          </table:table-cell>
          <table:table-cell table:style-name="Default" table:formula="of:=(v*[.$G19]*SIN(RADIANS([.H$1])))-((g*[.$G19]^2)/2)" office:value-type="float" office:value="1.09056248290551" calcext:value-type="float">
            <text:p>1.0905624829</text:p>
          </table:table-cell>
          <table:table-cell table:style-name="Default" table:formula="of:=(v*[.$G19]*SIN(RADIANS([.I$1])))-((g*[.$G19]^2)/2)" office:value-type="float" office:value="1.07912590933552" calcext:value-type="float">
            <text:p>1.0791259093</text:p>
          </table:table-cell>
          <table:table-cell table:style-name="Default" table:formula="of:=(v*[.$G19]*SIN(RADIANS([.J$1])))-((g*[.$G19]^2)/2)" office:value-type="float" office:value="1.05566806543993" calcext:value-type="float">
            <text:p>1.0556680654</text:p>
          </table:table-cell>
          <table:table-cell table:style-name="Default" table:formula="of:=(v*[.$G19]*SIN(RADIANS([.K$1])))-((g*[.$G19]^2)/2)" office:value-type="float" office:value="1.01414152758495" calcext:value-type="float">
            <text:p>1.0141415276</text:p>
          </table:table-cell>
          <table:table-cell table:style-name="Default" table:formula="of:=(v*[.$G19]*SIN(RADIANS([.L$1])))-((g*[.$G19]^2)/2)" office:value-type="float" office:value="0.971752519007169" calcext:value-type="float">
            <text:p>0.97175251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" calcext:value-type="float">
            <text:p>45.000</text:p>
          </table:table-cell>
          <table:table-cell table:formula="of:=AVERAGE([.C4:.C18])" office:value-type="float" office:value="1.25533333333333" calcext:value-type="float">
            <text:p>1.255</text:p>
          </table:table-cell>
          <table:table-cell table:formula="of:=AVERAGE([.D4:.D18])" office:value-type="float" office:value="290.915623324184" calcext:value-type="float">
            <text:p>290.916</text:p>
          </table:table-cell>
          <table:table-cell table:style-name="Default" table:number-columns-repeated="2"/>
          <table:table-cell table:style-name="ce3" office:value-type="float" office:value="0.15" calcext:value-type="float">
            <text:p>0.150</text:p>
          </table:table-cell>
          <table:table-cell table:style-name="Default" table:formula="of:=(v*[.$G20]*SIN(RADIANS([.H$1])))-((g*[.$G20]^2)/2)" office:value-type="float" office:value="1.16110481561304" calcext:value-type="float">
            <text:p>1.1611048156</text:p>
          </table:table-cell>
          <table:table-cell table:style-name="Default" table:formula="of:=(v*[.$G20]*SIN(RADIANS([.I$1])))-((g*[.$G20]^2)/2)" office:value-type="float" office:value="1.14885134393091" calcext:value-type="float">
            <text:p>1.1488513439</text:p>
          </table:table-cell>
          <table:table-cell table:style-name="Default" table:formula="of:=(v*[.$G20]*SIN(RADIANS([.J$1])))-((g*[.$G20]^2)/2)" office:value-type="float" office:value="1.12371793975707" calcext:value-type="float">
            <text:p>1.1237179398</text:p>
          </table:table-cell>
          <table:table-cell table:style-name="Default" table:formula="of:=(v*[.$G20]*SIN(RADIANS([.K$1])))-((g*[.$G20]^2)/2)" office:value-type="float" office:value="1.07922522062674" calcext:value-type="float">
            <text:p>1.0792252206</text:p>
          </table:table-cell>
          <table:table-cell table:style-name="Default" table:formula="of:=(v*[.$G20]*SIN(RADIANS([.L$1])))-((g*[.$G20]^2)/2)" office:value-type="float" office:value="1.03380842572197" calcext:value-type="float">
            <text:p>1.033808425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ngle (radians)</text:p>
          </table:table-cell>
          <table:table-cell/>
          <table:table-cell office:value-type="string" calcext:value-type="string">
            <text:p>Average (m)</text:p>
          </table:table-cell>
          <table:table-cell table:number-columns-repeated="2"/>
          <table:table-cell table:style-name="ce3" office:value-type="float" office:value="0.16" calcext:value-type="float">
            <text:p>0.160</text:p>
          </table:table-cell>
          <table:table-cell table:style-name="Default" table:formula="of:=(v*[.$G21]*SIN(RADIANS([.H$1])))-((g*[.$G21]^2)/2)" office:value-type="float" office:value="1.23066648332058" calcext:value-type="float">
            <text:p>1.2306664833</text:p>
          </table:table-cell>
          <table:table-cell table:style-name="Default" table:formula="of:=(v*[.$G21]*SIN(RADIANS([.I$1])))-((g*[.$G21]^2)/2)" office:value-type="float" office:value="1.21759611352631" calcext:value-type="float">
            <text:p>1.2175961135</text:p>
          </table:table-cell>
          <table:table-cell table:style-name="Default" table:formula="of:=(v*[.$G21]*SIN(RADIANS([.J$1])))-((g*[.$G21]^2)/2)" office:value-type="float" office:value="1.1907871490742" calcext:value-type="float">
            <text:p>1.1907871491</text:p>
          </table:table-cell>
          <table:table-cell table:style-name="Default" table:formula="of:=(v*[.$G21]*SIN(RADIANS([.K$1])))-((g*[.$G21]^2)/2)" office:value-type="float" office:value="1.14332824866852" calcext:value-type="float">
            <text:p>1.1433282487</text:p>
          </table:table-cell>
          <table:table-cell table:style-name="Default" table:formula="of:=(v*[.$G21]*SIN(RADIANS([.L$1])))-((g*[.$G21]^2)/2)" office:value-type="float" office:value="1.09488366743676" calcext:value-type="float">
            <text:p>1.094883667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/>
          <table:table-cell table:formula="of:=RADIANS([.B20])" office:value-type="float" office:value="0.785398163397448" calcext:value-type="float">
            <text:p>0.785</text:p>
          </table:table-cell>
          <table:table-cell/>
          <table:table-cell table:formula="of:=[.D20]*2.54/100" office:value-type="float" office:value="7.38925683243428" calcext:value-type="float">
            <text:p>7.389</text:p>
          </table:table-cell>
          <table:table-cell table:number-columns-repeated="2"/>
          <table:table-cell table:style-name="ce3" office:value-type="float" office:value="0.17" calcext:value-type="float">
            <text:p>0.170</text:p>
          </table:table-cell>
          <table:table-cell table:style-name="Default" table:formula="of:=(v*[.$G22]*SIN(RADIANS([.H$1])))-((g*[.$G22]^2)/2)" office:value-type="float" office:value="1.29924748602812" calcext:value-type="float">
            <text:p>1.299247486</text:p>
          </table:table-cell>
          <table:table-cell table:style-name="Default" table:formula="of:=(v*[.$G22]*SIN(RADIANS([.I$1])))-((g*[.$G22]^2)/2)" office:value-type="float" office:value="1.2853602181217" calcext:value-type="float">
            <text:p>1.2853602181</text:p>
          </table:table-cell>
          <table:table-cell table:style-name="Default" table:formula="of:=(v*[.$G22]*SIN(RADIANS([.J$1])))-((g*[.$G22]^2)/2)" office:value-type="float" office:value="1.25687569339134" calcext:value-type="float">
            <text:p>1.2568756934</text:p>
          </table:table-cell>
          <table:table-cell table:style-name="Default" table:formula="of:=(v*[.$G22]*SIN(RADIANS([.K$1])))-((g*[.$G22]^2)/2)" office:value-type="float" office:value="1.2064506117103" calcext:value-type="float">
            <text:p>1.2064506117</text:p>
          </table:table-cell>
          <table:table-cell table:style-name="Default" table:formula="of:=(v*[.$G22]*SIN(RADIANS([.L$1])))-((g*[.$G22]^2)/2)" office:value-type="float" office:value="1.15497824415156" calcext:value-type="float">
            <text:p>1.154978244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onstants</text:p>
          </table:table-cell>
          <table:table-cell table:number-columns-repeated="5"/>
          <table:table-cell table:style-name="ce3" office:value-type="float" office:value="0.18" calcext:value-type="float">
            <text:p>0.180</text:p>
          </table:table-cell>
          <table:table-cell table:style-name="Default" table:formula="of:=(v*[.$G23]*SIN(RADIANS([.H$1])))-((g*[.$G23]^2)/2)" office:value-type="float" office:value="1.36684782373565" calcext:value-type="float">
            <text:p>1.3668478237</text:p>
          </table:table-cell>
          <table:table-cell table:style-name="Default" table:formula="of:=(v*[.$G23]*SIN(RADIANS([.I$1])))-((g*[.$G23]^2)/2)" office:value-type="float" office:value="1.3521436577171" calcext:value-type="float">
            <text:p>1.3521436577</text:p>
          </table:table-cell>
          <table:table-cell table:style-name="Default" table:formula="of:=(v*[.$G23]*SIN(RADIANS([.J$1])))-((g*[.$G23]^2)/2)" office:value-type="float" office:value="1.32198357270848" calcext:value-type="float">
            <text:p>1.3219835727</text:p>
          </table:table-cell>
          <table:table-cell table:style-name="Default" table:formula="of:=(v*[.$G23]*SIN(RADIANS([.K$1])))-((g*[.$G23]^2)/2)" office:value-type="float" office:value="1.26859230975208" calcext:value-type="float">
            <text:p>1.2685923098</text:p>
          </table:table-cell>
          <table:table-cell table:style-name="Default" table:formula="of:=(v*[.$G23]*SIN(RADIANS([.L$1])))-((g*[.$G23]^2)/2)" office:value-type="float" office:value="1.21409215586636" calcext:value-type="float">
            <text:p>1.214092155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 (m/s/s)</text:p>
          </table:table-cell>
          <table:table-cell office:value-type="string" calcext:value-type="string">
            <text:p>Horizontal Velocity (m/s)</text:p>
          </table:table-cell>
          <table:table-cell office:value-type="string" calcext:value-type="string">
            <text:p>Vertical Velocity (m/s)</text:p>
          </table:table-cell>
          <table:table-cell office:value-type="string" calcext:value-type="string">
            <text:p>Velocity(m/s)</text:p>
          </table:table-cell>
          <table:table-cell table:number-columns-repeated="2"/>
          <table:table-cell table:style-name="ce3" office:value-type="float" office:value="0.19" calcext:value-type="float">
            <text:p>0.190</text:p>
          </table:table-cell>
          <table:table-cell table:style-name="Default" table:formula="of:=(v*[.$G24]*SIN(RADIANS([.H$1])))-((g*[.$G24]^2)/2)" office:value-type="float" office:value="1.43346749644319" calcext:value-type="float">
            <text:p>1.4334674964</text:p>
          </table:table-cell>
          <table:table-cell table:style-name="Default" table:formula="of:=(v*[.$G24]*SIN(RADIANS([.I$1])))-((g*[.$G24]^2)/2)" office:value-type="float" office:value="1.41794643231249" calcext:value-type="float">
            <text:p>1.4179464323</text:p>
          </table:table-cell>
          <table:table-cell table:style-name="Default" table:formula="of:=(v*[.$G24]*SIN(RADIANS([.J$1])))-((g*[.$G24]^2)/2)" office:value-type="float" office:value="1.38611078702562" calcext:value-type="float">
            <text:p>1.386110787</text:p>
          </table:table-cell>
          <table:table-cell table:style-name="Default" table:formula="of:=(v*[.$G24]*SIN(RADIANS([.K$1])))-((g*[.$G24]^2)/2)" office:value-type="float" office:value="1.32975334279387" calcext:value-type="float">
            <text:p>1.3297533428</text:p>
          </table:table-cell>
          <table:table-cell table:style-name="Default" table:formula="of:=(v*[.$G24]*SIN(RADIANS([.L$1])))-((g*[.$G24]^2)/2)" office:value-type="float" office:value="1.27222540258116" calcext:value-type="float">
            <text:p>1.272225402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5" office:value-type="float" office:value="9.80665" calcext:value-type="float">
            <text:p>9.80665</text:p>
          </table:table-cell>
          <table:table-cell table:formula="of:=[.D22]/[.C20]" office:value-type="float" office:value="5.8862906259434" calcext:value-type="float">
            <text:p>5.886</text:p>
          </table:table-cell>
          <table:table-cell table:formula="of:=[.B25]" office:value-type="float" office:value="5.8862906259434" calcext:value-type="float">
            <text:p>5.886</text:p>
          </table:table-cell>
          <table:table-cell table:formula="of:=[.B25]/COS([.B22])" office:value-type="float" office:value="8.32447203527877" calcext:value-type="float">
            <text:p>8.324</text:p>
          </table:table-cell>
          <table:table-cell table:number-columns-repeated="2"/>
          <table:table-cell table:style-name="ce3" office:value-type="float" office:value="0.2" calcext:value-type="float">
            <text:p>0.200</text:p>
          </table:table-cell>
          <table:table-cell table:style-name="Default" table:formula="of:=(v*[.$G25]*SIN(RADIANS([.H$1])))-((g*[.$G25]^2)/2)" office:value-type="float" office:value="1.49910650415073" calcext:value-type="float">
            <text:p>1.4991065042</text:p>
          </table:table-cell>
          <table:table-cell table:style-name="Default" table:formula="of:=(v*[.$G25]*SIN(RADIANS([.I$1])))-((g*[.$G25]^2)/2)" office:value-type="float" office:value="1.48276854190789" calcext:value-type="float">
            <text:p>1.4827685419</text:p>
          </table:table-cell>
          <table:table-cell table:style-name="Default" table:formula="of:=(v*[.$G25]*SIN(RADIANS([.J$1])))-((g*[.$G25]^2)/2)" office:value-type="float" office:value="1.44925733634276" calcext:value-type="float">
            <text:p>1.4492573363</text:p>
          </table:table-cell>
          <table:table-cell table:style-name="Default" table:formula="of:=(v*[.$G25]*SIN(RADIANS([.K$1])))-((g*[.$G25]^2)/2)" office:value-type="float" office:value="1.38993371083565" calcext:value-type="float">
            <text:p>1.3899337108</text:p>
          </table:table-cell>
          <table:table-cell table:style-name="Default" table:formula="of:=(v*[.$G25]*SIN(RADIANS([.L$1])))-((g*[.$G25]^2)/2)" office:value-type="float" office:value="1.32937798429596" calcext:value-type="float">
            <text:p>1.329377984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6"/>
          <table:table-cell table:formula="of:=[.D26]*SIN([.B22])" office:value-type="float" office:value="6.01929628427575" calcext:value-type="float">
            <text:p>6.019</text:p>
          </table:table-cell>
          <table:table-cell table:formula="of:=[.D26]*SIN([.B22])" office:value-type="float" office:value="6.01929628427575" calcext:value-type="float">
            <text:p>6.019</text:p>
          </table:table-cell>
          <table:table-cell table:formula="of:=SQRT(([.D22]*g)/SIN(2*[.B22]))" office:value-type="float" office:value="8.51257044116474" calcext:value-type="float">
            <text:p>8.513</text:p>
          </table:table-cell>
          <table:table-cell table:number-columns-repeated="2"/>
          <table:table-cell table:style-name="ce3" office:value-type="float" office:value="0.21" calcext:value-type="float">
            <text:p>0.210</text:p>
          </table:table-cell>
          <table:table-cell table:style-name="Default" table:formula="of:=(v*[.$G26]*SIN(RADIANS([.H$1])))-((g*[.$G26]^2)/2)" office:value-type="float" office:value="1.56376484685826" calcext:value-type="float">
            <text:p>1.5637648469</text:p>
          </table:table-cell>
          <table:table-cell table:style-name="Default" table:formula="of:=(v*[.$G26]*SIN(RADIANS([.I$1])))-((g*[.$G26]^2)/2)" office:value-type="float" office:value="1.54660998650328" calcext:value-type="float">
            <text:p>1.5466099865</text:p>
          </table:table-cell>
          <table:table-cell table:style-name="Default" table:formula="of:=(v*[.$G26]*SIN(RADIANS([.J$1])))-((g*[.$G26]^2)/2)" office:value-type="float" office:value="1.51142322065989" calcext:value-type="float">
            <text:p>1.5114232207</text:p>
          </table:table-cell>
          <table:table-cell table:style-name="Default" table:formula="of:=(v*[.$G26]*SIN(RADIANS([.K$1])))-((g*[.$G26]^2)/2)" office:value-type="float" office:value="1.44913341387743" calcext:value-type="float">
            <text:p>1.4491334139</text:p>
          </table:table-cell>
          <table:table-cell table:style-name="Default" table:formula="of:=(v*[.$G26]*SIN(RADIANS([.L$1])))-((g*[.$G26]^2)/2)" office:value-type="float" office:value="1.38554990101075" calcext:value-type="float">
            <text:p>1.38554990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V (m/s)</text:p>
          </table:table-cell>
          <table:table-cell office:value-type="string" calcext:value-type="string">
            <text:p>0 Displacement Time</text:p>
          </table:table-cell>
          <table:table-cell office:value-type="string" calcext:value-type="string">
            <text:p>Maximum Height (m)</text:p>
          </table:table-cell>
          <table:table-cell table:number-columns-repeated="3"/>
          <table:table-cell table:style-name="ce3" office:value-type="float" office:value="0.22" calcext:value-type="float">
            <text:p>0.220</text:p>
          </table:table-cell>
          <table:table-cell table:style-name="Default" table:formula="of:=(v*[.$G27]*SIN(RADIANS([.H$1])))-((g*[.$G27]^2)/2)" office:value-type="float" office:value="1.6274425245658" calcext:value-type="float">
            <text:p>1.6274425246</text:p>
          </table:table-cell>
          <table:table-cell table:style-name="Default" table:formula="of:=(v*[.$G27]*SIN(RADIANS([.I$1])))-((g*[.$G27]^2)/2)" office:value-type="float" office:value="1.60947076609868" calcext:value-type="float">
            <text:p>1.6094707661</text:p>
          </table:table-cell>
          <table:table-cell table:style-name="Default" table:formula="of:=(v*[.$G27]*SIN(RADIANS([.J$1])))-((g*[.$G27]^2)/2)" office:value-type="float" office:value="1.57260843997703" calcext:value-type="float">
            <text:p>1.57260844</text:p>
          </table:table-cell>
          <table:table-cell table:style-name="Default" table:formula="of:=(v*[.$G27]*SIN(RADIANS([.K$1])))-((g*[.$G27]^2)/2)" office:value-type="float" office:value="1.50735245191921" calcext:value-type="float">
            <text:p>1.5073524519</text:p>
          </table:table-cell>
          <table:table-cell table:style-name="Default" table:formula="of:=(v*[.$G27]*SIN(RADIANS([.L$1])))-((g*[.$G27]^2)/2)" office:value-type="float" office:value="1.44074115272555" calcext:value-type="float">
            <text:p>1.440741152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7" table:formula="of:=SQRT(([.D22]*g)/SIN(2*[.B22]))" office:value-type="float" office:value="8.51257044116474" calcext:value-type="float">
            <text:p>8.513</text:p>
          </table:table-cell>
          <table:table-cell table:formula="of:=(-2*[.C25])/(-9.8)" office:value-type="float" office:value="1.20128380121294" calcext:value-type="float">
            <text:p>1.201</text:p>
          </table:table-cell>
          <table:table-cell table:formula="of:=([.C25]*0.5*[.B28]) + 0.5*(-9.8)*(0.5*[.B28])^2" office:value-type="float" office:value="1.76777639454434" calcext:value-type="float">
            <text:p>1.768</text:p>
          </table:table-cell>
          <table:table-cell table:formula="of:=(-(([.C25])^2))/(2*(-9.8))" office:value-type="float" office:value="1.76777639454434" calcext:value-type="float">
            <text:p>1.768</text:p>
          </table:table-cell>
          <table:table-cell table:number-columns-repeated="2"/>
          <table:table-cell table:style-name="ce3" office:value-type="float" office:value="0.23" calcext:value-type="float">
            <text:p>0.230</text:p>
          </table:table-cell>
          <table:table-cell table:style-name="Default" table:formula="of:=(v*[.$G28]*SIN(RADIANS([.H$1])))-((g*[.$G28]^2)/2)" office:value-type="float" office:value="1.69013953727334" calcext:value-type="float">
            <text:p>1.6901395373</text:p>
          </table:table-cell>
          <table:table-cell table:style-name="Default" table:formula="of:=(v*[.$G28]*SIN(RADIANS([.I$1])))-((g*[.$G28]^2)/2)" office:value-type="float" office:value="1.67135088069407" calcext:value-type="float">
            <text:p>1.6713508807</text:p>
          </table:table-cell>
          <table:table-cell table:style-name="Default" table:formula="of:=(v*[.$G28]*SIN(RADIANS([.J$1])))-((g*[.$G28]^2)/2)" office:value-type="float" office:value="1.63281299429417" calcext:value-type="float">
            <text:p>1.6328129943</text:p>
          </table:table-cell>
          <table:table-cell table:style-name="Default" table:formula="of:=(v*[.$G28]*SIN(RADIANS([.K$1])))-((g*[.$G28]^2)/2)" office:value-type="float" office:value="1.564590824961" calcext:value-type="float">
            <text:p>1.564590825</text:p>
          </table:table-cell>
          <table:table-cell table:style-name="Default" table:formula="of:=(v*[.$G28]*SIN(RADIANS([.L$1])))-((g*[.$G28]^2)/2)" office:value-type="float" office:value="1.49495173944035" calcext:value-type="float">
            <text:p>1.494951739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6"/>
          <table:table-cell table:number-columns-repeated="5"/>
          <table:table-cell table:style-name="ce3" office:value-type="float" office:value="0.24" calcext:value-type="float">
            <text:p>0.240</text:p>
          </table:table-cell>
          <table:table-cell table:style-name="Default" table:formula="of:=(v*[.$G29]*SIN(RADIANS([.H$1])))-((g*[.$G29]^2)/2)" office:value-type="float" office:value="1.75185588498087" calcext:value-type="float">
            <text:p>1.751855885</text:p>
          </table:table-cell>
          <table:table-cell table:style-name="Default" table:formula="of:=(v*[.$G29]*SIN(RADIANS([.I$1])))-((g*[.$G29]^2)/2)" office:value-type="float" office:value="1.73225033028946" calcext:value-type="float">
            <text:p>1.7322503303</text:p>
          </table:table-cell>
          <table:table-cell table:style-name="Default" table:formula="of:=(v*[.$G29]*SIN(RADIANS([.J$1])))-((g*[.$G29]^2)/2)" office:value-type="float" office:value="1.69203688361131" calcext:value-type="float">
            <text:p>1.6920368836</text:p>
          </table:table-cell>
          <table:table-cell table:style-name="Default" table:formula="of:=(v*[.$G29]*SIN(RADIANS([.K$1])))-((g*[.$G29]^2)/2)" office:value-type="float" office:value="1.62084853300278" calcext:value-type="float">
            <text:p>1.620848533</text:p>
          </table:table-cell>
          <table:table-cell table:style-name="Default" table:formula="of:=(v*[.$G29]*SIN(RADIANS([.L$1])))-((g*[.$G29]^2)/2)" office:value-type="float" office:value="1.54818166115515" calcext:value-type="float">
            <text:p>1.548181661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arget (ft)</text:p>
          </table:table-cell>
          <table:table-cell table:number-columns-repeated="5"/>
          <table:table-cell table:style-name="ce3" office:value-type="float" office:value="0.25" calcext:value-type="float">
            <text:p>0.250</text:p>
          </table:table-cell>
          <table:table-cell table:style-name="Default" table:formula="of:=(v*[.$G30]*SIN(RADIANS([.H$1])))-((g*[.$G30]^2)/2)" office:value-type="float" office:value="1.81259156768841" calcext:value-type="float">
            <text:p>1.8125915677</text:p>
          </table:table-cell>
          <table:table-cell table:style-name="Default" table:formula="of:=(v*[.$G30]*SIN(RADIANS([.I$1])))-((g*[.$G30]^2)/2)" office:value-type="float" office:value="1.79216911488486" calcext:value-type="float">
            <text:p>1.7921691149</text:p>
          </table:table-cell>
          <table:table-cell table:style-name="Default" table:formula="of:=(v*[.$G30]*SIN(RADIANS([.J$1])))-((g*[.$G30]^2)/2)" office:value-type="float" office:value="1.75028010792844" calcext:value-type="float">
            <text:p>1.7502801079</text:p>
          </table:table-cell>
          <table:table-cell table:style-name="Default" table:formula="of:=(v*[.$G30]*SIN(RADIANS([.K$1])))-((g*[.$G30]^2)/2)" office:value-type="float" office:value="1.67612557604456" calcext:value-type="float">
            <text:p>1.676125576</text:p>
          </table:table-cell>
          <table:table-cell table:style-name="Default" table:formula="of:=(v*[.$G30]*SIN(RADIANS([.L$1])))-((g*[.$G30]^2)/2)" office:value-type="float" office:value="1.60043091786995" calcext:value-type="float">
            <text:p>1.600430917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6" table:formula="of:=8+(1/12)" office:value-type="float" office:value="8.08333333333333" calcext:value-type="float">
            <text:p>8.083</text:p>
          </table:table-cell>
          <table:table-cell table:number-columns-repeated="5"/>
          <table:table-cell table:style-name="ce3" office:value-type="float" office:value="0.26" calcext:value-type="float">
            <text:p>0.260</text:p>
          </table:table-cell>
          <table:table-cell table:style-name="Default" table:formula="of:=(v*[.$G31]*SIN(RADIANS([.H$1])))-((g*[.$G31]^2)/2)" office:value-type="float" office:value="1.87234658539594" calcext:value-type="float">
            <text:p>1.8723465854</text:p>
          </table:table-cell>
          <table:table-cell table:style-name="Default" table:formula="of:=(v*[.$G31]*SIN(RADIANS([.I$1])))-((g*[.$G31]^2)/2)" office:value-type="float" office:value="1.85110723448025" calcext:value-type="float">
            <text:p>1.8511072345</text:p>
          </table:table-cell>
          <table:table-cell table:style-name="Default" table:formula="of:=(v*[.$G31]*SIN(RADIANS([.J$1])))-((g*[.$G31]^2)/2)" office:value-type="float" office:value="1.80754266724558" calcext:value-type="float">
            <text:p>1.8075426672</text:p>
          </table:table-cell>
          <table:table-cell table:style-name="Default" table:formula="of:=(v*[.$G31]*SIN(RADIANS([.K$1])))-((g*[.$G31]^2)/2)" office:value-type="float" office:value="1.73042195408634" calcext:value-type="float">
            <text:p>1.7304219541</text:p>
          </table:table-cell>
          <table:table-cell table:style-name="Default" table:formula="of:=(v*[.$G31]*SIN(RADIANS([.L$1])))-((g*[.$G31]^2)/2)" office:value-type="float" office:value="1.65169950958474" calcext:value-type="float">
            <text:p>1.651699509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Shooter (ft)</text:p>
          </table:table-cell>
          <table:table-cell table:number-columns-repeated="4"/>
          <table:table-cell table:style-name="ce23"/>
          <table:table-cell table:style-name="ce3" office:value-type="float" office:value="0.27" calcext:value-type="float">
            <text:p>0.270</text:p>
          </table:table-cell>
          <table:table-cell table:style-name="Default" table:formula="of:=(v*[.$G32]*SIN(RADIANS([.H$1])))-((g*[.$G32]^2)/2)" office:value-type="float" office:value="1.93112093810348" calcext:value-type="float">
            <text:p>1.9311209381</text:p>
          </table:table-cell>
          <table:table-cell table:style-name="Default" table:formula="of:=(v*[.$G32]*SIN(RADIANS([.I$1])))-((g*[.$G32]^2)/2)" office:value-type="float" office:value="1.90906468907565" calcext:value-type="float">
            <text:p>1.9090646891</text:p>
          </table:table-cell>
          <table:table-cell table:style-name="Default" table:formula="of:=(v*[.$G32]*SIN(RADIANS([.J$1])))-((g*[.$G32]^2)/2)" office:value-type="float" office:value="1.86382456156272" calcext:value-type="float">
            <text:p>1.8638245616</text:p>
          </table:table-cell>
          <table:table-cell table:style-name="Default" table:formula="of:=(v*[.$G32]*SIN(RADIANS([.K$1])))-((g*[.$G32]^2)/2)" office:value-type="float" office:value="1.78373766712812" calcext:value-type="float">
            <text:p>1.7837376671</text:p>
          </table:table-cell>
          <table:table-cell table:style-name="Default" table:formula="of:=(v*[.$G32]*SIN(RADIANS([.L$1])))-((g*[.$G32]^2)/2)" office:value-type="float" office:value="1.70198743629954" calcext:value-type="float">
            <text:p>1.701987436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6" table:formula="of:=16/12" office:value-type="float" office:value="1.33333333333333" calcext:value-type="float">
            <text:p>1.333</text:p>
          </table:table-cell>
          <table:table-cell table:number-columns-repeated="5"/>
          <table:table-cell table:style-name="ce3" office:value-type="float" office:value="0.28" calcext:value-type="float">
            <text:p>0.280</text:p>
          </table:table-cell>
          <table:table-cell table:style-name="Default" table:formula="of:=(v*[.$G33]*SIN(RADIANS([.H$1])))-((g*[.$G33]^2)/2)" office:value-type="float" office:value="1.98891462581102" calcext:value-type="float">
            <text:p>1.9889146258</text:p>
          </table:table-cell>
          <table:table-cell table:style-name="Default" table:formula="of:=(v*[.$G33]*SIN(RADIANS([.I$1])))-((g*[.$G33]^2)/2)" office:value-type="float" office:value="1.96604147867104" calcext:value-type="float">
            <text:p>1.9660414787</text:p>
          </table:table-cell>
          <table:table-cell table:style-name="Default" table:formula="of:=(v*[.$G33]*SIN(RADIANS([.J$1])))-((g*[.$G33]^2)/2)" office:value-type="float" office:value="1.91912579087986" calcext:value-type="float">
            <text:p>1.9191257909</text:p>
          </table:table-cell>
          <table:table-cell table:style-name="Default" table:formula="of:=(v*[.$G33]*SIN(RADIANS([.K$1])))-((g*[.$G33]^2)/2)" office:value-type="float" office:value="1.83607271516991" calcext:value-type="float">
            <text:p>1.8360727152</text:p>
          </table:table-cell>
          <table:table-cell table:style-name="Default" table:formula="of:=(v*[.$G33]*SIN(RADIANS([.L$1])))-((g*[.$G33]^2)/2)" office:value-type="float" office:value="1.75129469801434" calcext:value-type="float">
            <text:p>1.75129469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Y (m)</text:p>
          </table:table-cell>
          <table:table-cell table:style-name="ce14"/>
          <table:table-cell table:number-columns-repeated="4"/>
          <table:table-cell table:style-name="ce3" office:value-type="float" office:value="0.29" calcext:value-type="float">
            <text:p>0.290</text:p>
          </table:table-cell>
          <table:table-cell table:style-name="Default" table:formula="of:=(v*[.$G34]*SIN(RADIANS([.H$1])))-((g*[.$G34]^2)/2)" office:value-type="float" office:value="2.04572764851855" calcext:value-type="float">
            <text:p>2.0457276485</text:p>
          </table:table-cell>
          <table:table-cell table:style-name="Default" table:formula="of:=(v*[.$G34]*SIN(RADIANS([.I$1])))-((g*[.$G34]^2)/2)" office:value-type="float" office:value="2.02203760326644" calcext:value-type="float">
            <text:p>2.0220376033</text:p>
          </table:table-cell>
          <table:table-cell table:style-name="Default" table:formula="of:=(v*[.$G34]*SIN(RADIANS([.J$1])))-((g*[.$G34]^2)/2)" office:value-type="float" office:value="1.973446355197" calcext:value-type="float">
            <text:p>1.9734463552</text:p>
          </table:table-cell>
          <table:table-cell table:style-name="Default" table:formula="of:=(v*[.$G34]*SIN(RADIANS([.K$1])))-((g*[.$G34]^2)/2)" office:value-type="float" office:value="1.88742709821169" calcext:value-type="float">
            <text:p>1.8874270982</text:p>
          </table:table-cell>
          <table:table-cell table:style-name="Default" table:formula="of:=(v*[.$G34]*SIN(RADIANS([.L$1])))-((g*[.$G34]^2)/2)" office:value-type="float" office:value="1.79962129472914" calcext:value-type="float">
            <text:p>1.799621294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style-name="ce8" table:formula="of:=([.A31]-[.A33])*12*2.54/100" office:value-type="float" office:value="2.0574" calcext:value-type="float">
            <text:p>2.057</text:p>
          </table:table-cell>
          <table:table-cell table:number-columns-repeated="5"/>
          <table:table-cell table:style-name="ce3" office:value-type="float" office:value="0.3" calcext:value-type="float">
            <text:p>0.300</text:p>
          </table:table-cell>
          <table:table-cell table:style-name="Default" table:formula="of:=(v*[.$G35]*SIN(RADIANS([.H$1])))-((g*[.$G35]^2)/2)" office:value-type="float" office:value="2.10156000622609" calcext:value-type="float">
            <text:p>2.1015600062</text:p>
          </table:table-cell>
          <table:table-cell table:style-name="Default" table:formula="of:=(v*[.$G35]*SIN(RADIANS([.I$1])))-((g*[.$G35]^2)/2)" office:value-type="float" office:value="2.07705306286183" calcext:value-type="float">
            <text:p>2.0770530629</text:p>
          </table:table-cell>
          <table:table-cell table:style-name="Default" table:formula="of:=(v*[.$G35]*SIN(RADIANS([.J$1])))-((g*[.$G35]^2)/2)" office:value-type="float" office:value="2.02678625451413" calcext:value-type="float">
            <text:p>2.0267862545</text:p>
          </table:table-cell>
          <table:table-cell table:style-name="Default" table:formula="of:=(v*[.$G35]*SIN(RADIANS([.K$1])))-((g*[.$G35]^2)/2)" office:value-type="float" office:value="1.93780081625347" calcext:value-type="float">
            <text:p>1.9378008163</text:p>
          </table:table-cell>
          <table:table-cell table:style-name="Default" table:formula="of:=(v*[.$G35]*SIN(RADIANS([.L$1])))-((g*[.$G35]^2)/2)" office:value-type="float" office:value="1.84696722644393" calcext:value-type="float">
            <text:p>1.846967226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31" calcext:value-type="float">
            <text:p>0.310</text:p>
          </table:table-cell>
          <table:table-cell table:style-name="Default" table:formula="of:=(v*[.$G36]*SIN(RADIANS([.H$1])))-((g*[.$G36]^2)/2)" office:value-type="float" office:value="2.15641169893362" calcext:value-type="float">
            <text:p>2.1564116989</text:p>
          </table:table-cell>
          <table:table-cell table:style-name="Default" table:formula="of:=(v*[.$G36]*SIN(RADIANS([.I$1])))-((g*[.$G36]^2)/2)" office:value-type="float" office:value="2.13108785745722" calcext:value-type="float">
            <text:p>2.1310878575</text:p>
          </table:table-cell>
          <table:table-cell table:style-name="Default" table:formula="of:=(v*[.$G36]*SIN(RADIANS([.J$1])))-((g*[.$G36]^2)/2)" office:value-type="float" office:value="2.07914548883127" calcext:value-type="float">
            <text:p>2.0791454888</text:p>
          </table:table-cell>
          <table:table-cell table:style-name="Default" table:formula="of:=(v*[.$G36]*SIN(RADIANS([.K$1])))-((g*[.$G36]^2)/2)" office:value-type="float" office:value="1.98719386929525" calcext:value-type="float">
            <text:p>1.9871938693</text:p>
          </table:table-cell>
          <table:table-cell table:style-name="Default" table:formula="of:=(v*[.$G36]*SIN(RADIANS([.L$1])))-((g*[.$G36]^2)/2)" office:value-type="float" office:value="1.89333249315873" calcext:value-type="float">
            <text:p>1.893332493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nimum Angle</text:p>
          </table:table-cell>
          <table:table-cell table:formula="of:=DEGREES(ACOS(5/12))" office:value-type="float" office:value="65.3756816478359" calcext:value-type="float">
            <text:p>65.376</text:p>
          </table:table-cell>
          <table:table-cell table:number-columns-repeated="4"/>
          <table:table-cell table:style-name="ce3" office:value-type="float" office:value="0.32" calcext:value-type="float">
            <text:p>0.320</text:p>
          </table:table-cell>
          <table:table-cell table:style-name="Default" table:formula="of:=(v*[.$G37]*SIN(RADIANS([.H$1])))-((g*[.$G37]^2)/2)" office:value-type="float" office:value="2.21028272664116" calcext:value-type="float">
            <text:p>2.2102827266</text:p>
          </table:table-cell>
          <table:table-cell table:style-name="Default" table:formula="of:=(v*[.$G37]*SIN(RADIANS([.I$1])))-((g*[.$G37]^2)/2)" office:value-type="float" office:value="2.18414198705262" calcext:value-type="float">
            <text:p>2.1841419871</text:p>
          </table:table-cell>
          <table:table-cell table:style-name="Default" table:formula="of:=(v*[.$G37]*SIN(RADIANS([.J$1])))-((g*[.$G37]^2)/2)" office:value-type="float" office:value="2.13052405814841" calcext:value-type="float">
            <text:p>2.1305240581</text:p>
          </table:table-cell>
          <table:table-cell table:style-name="Default" table:formula="of:=(v*[.$G37]*SIN(RADIANS([.K$1])))-((g*[.$G37]^2)/2)" office:value-type="float" office:value="2.03560625733704" calcext:value-type="float">
            <text:p>2.0356062573</text:p>
          </table:table-cell>
          <table:table-cell table:style-name="Default" table:formula="of:=(v*[.$G37]*SIN(RADIANS([.L$1])))-((g*[.$G37]^2)/2)" office:value-type="float" office:value="1.93871709487353" calcext:value-type="float">
            <text:p>1.938717094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nimum X</text:p>
          </table:table-cell>
          <table:table-cell table:formula="of:=TAN(RADIANS(90-[.B37]))*97/12" office:value-type="float" office:value="3.70498975882235" calcext:value-type="float">
            <text:p>3.705</text:p>
          </table:table-cell>
          <table:table-cell table:formula="of:=[.B38]*12*2.54/100" office:value-type="float" office:value="1.12928087848905" calcext:value-type="float">
            <text:p>1.129</text:p>
          </table:table-cell>
          <table:table-cell table:number-columns-repeated="3"/>
          <table:table-cell table:style-name="ce3" office:value-type="float" office:value="0.33" calcext:value-type="float">
            <text:p>0.330</text:p>
          </table:table-cell>
          <table:table-cell table:style-name="Default" table:formula="of:=(v*[.$G38]*SIN(RADIANS([.H$1])))-((g*[.$G38]^2)/2)" office:value-type="float" office:value="2.2631730893487" calcext:value-type="float">
            <text:p>2.2631730893</text:p>
          </table:table-cell>
          <table:table-cell table:style-name="Default" table:formula="of:=(v*[.$G38]*SIN(RADIANS([.I$1])))-((g*[.$G38]^2)/2)" office:value-type="float" office:value="2.23621545164801" calcext:value-type="float">
            <text:p>2.2362154516</text:p>
          </table:table-cell>
          <table:table-cell table:style-name="Default" table:formula="of:=(v*[.$G38]*SIN(RADIANS([.J$1])))-((g*[.$G38]^2)/2)" office:value-type="float" office:value="2.18092196246555" calcext:value-type="float">
            <text:p>2.1809219625</text:p>
          </table:table-cell>
          <table:table-cell table:style-name="Default" table:formula="of:=(v*[.$G38]*SIN(RADIANS([.K$1])))-((g*[.$G38]^2)/2)" office:value-type="float" office:value="2.08303798037882" calcext:value-type="float">
            <text:p>2.0830379804</text:p>
          </table:table-cell>
          <table:table-cell table:style-name="Default" table:formula="of:=(v*[.$G38]*SIN(RADIANS([.L$1])))-((g*[.$G38]^2)/2)" office:value-type="float" office:value="1.98312103158833" calcext:value-type="float">
            <text:p>1.983121031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34" calcext:value-type="float">
            <text:p>0.340</text:p>
          </table:table-cell>
          <table:table-cell table:style-name="Default" table:formula="of:=(v*[.$G39]*SIN(RADIANS([.H$1])))-((g*[.$G39]^2)/2)" office:value-type="float" office:value="2.31508278705623" calcext:value-type="float">
            <text:p>2.3150827871</text:p>
          </table:table-cell>
          <table:table-cell table:style-name="Default" table:formula="of:=(v*[.$G39]*SIN(RADIANS([.I$1])))-((g*[.$G39]^2)/2)" office:value-type="float" office:value="2.28730825124341" calcext:value-type="float">
            <text:p>2.2873082512</text:p>
          </table:table-cell>
          <table:table-cell table:style-name="Default" table:formula="of:=(v*[.$G39]*SIN(RADIANS([.J$1])))-((g*[.$G39]^2)/2)" office:value-type="float" office:value="2.23033920178268" calcext:value-type="float">
            <text:p>2.2303392018</text:p>
          </table:table-cell>
          <table:table-cell table:style-name="Default" table:formula="of:=(v*[.$G39]*SIN(RADIANS([.K$1])))-((g*[.$G39]^2)/2)" office:value-type="float" office:value="2.1294890384206" calcext:value-type="float">
            <text:p>2.1294890384</text:p>
          </table:table-cell>
          <table:table-cell table:style-name="Default" table:formula="of:=(v*[.$G39]*SIN(RADIANS([.L$1])))-((g*[.$G39]^2)/2)" office:value-type="float" office:value="2.02654430330313" calcext:value-type="float">
            <text:p>2.026544303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ight Goal (in)</text:p>
          </table:table-cell>
          <table:table-cell office:value-type="string" calcext:value-type="string">
            <text:p>(m)</text:p>
          </table:table-cell>
          <table:table-cell office:value-type="string" calcext:value-type="string">
            <text:p>Y Velocity</text:p>
          </table:table-cell>
          <table:table-cell table:number-columns-repeated="3"/>
          <table:table-cell table:style-name="ce3" office:value-type="float" office:value="0.35" calcext:value-type="float">
            <text:p>0.350</text:p>
          </table:table-cell>
          <table:table-cell table:style-name="Default" table:formula="of:=(v*[.$G40]*SIN(RADIANS([.H$1])))-((g*[.$G40]^2)/2)" office:value-type="float" office:value="2.36601181976377" calcext:value-type="float">
            <text:p>2.3660118198</text:p>
          </table:table-cell>
          <table:table-cell table:style-name="Default" table:formula="of:=(v*[.$G40]*SIN(RADIANS([.I$1])))-((g*[.$G40]^2)/2)" office:value-type="float" office:value="2.3374203858388" calcext:value-type="float">
            <text:p>2.3374203858</text:p>
          </table:table-cell>
          <table:table-cell table:style-name="Default" table:formula="of:=(v*[.$G40]*SIN(RADIANS([.J$1])))-((g*[.$G40]^2)/2)" office:value-type="float" office:value="2.27877577609982" calcext:value-type="float">
            <text:p>2.2787757761</text:p>
          </table:table-cell>
          <table:table-cell table:style-name="Default" table:formula="of:=(v*[.$G40]*SIN(RADIANS([.K$1])))-((g*[.$G40]^2)/2)" office:value-type="float" office:value="2.17495943146238" calcext:value-type="float">
            <text:p>2.1749594315</text:p>
          </table:table-cell>
          <table:table-cell table:style-name="Default" table:formula="of:=(v*[.$G40]*SIN(RADIANS([.L$1])))-((g*[.$G40]^2)/2)" office:value-type="float" office:value="2.06898691001792" calcext:value-type="float">
            <text:p>2.0689869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office:value-type="float" office:value="80.2" calcext:value-type="float">
            <text:p>80.200</text:p>
          </table:table-cell>
          <table:table-cell table:formula="of:=[.A41]*2.54/100" office:value-type="float" office:value="2.03708" calcext:value-type="float">
            <text:p>2.037</text:p>
          </table:table-cell>
          <table:table-cell table:formula="of:=((-2)*(-9.8)*[.B41])^0.5" office:value-type="float" office:value="6.31876317011486" calcext:value-type="float">
            <text:p>6.319</text:p>
          </table:table-cell>
          <table:table-cell table:number-columns-repeated="3"/>
          <table:table-cell table:style-name="ce3" office:value-type="float" office:value="0.36" calcext:value-type="float">
            <text:p>0.360</text:p>
          </table:table-cell>
          <table:table-cell table:style-name="Default" table:formula="of:=(v*[.$G41]*SIN(RADIANS([.H$1])))-((g*[.$G41]^2)/2)" office:value-type="float" office:value="2.41596018747131" calcext:value-type="float">
            <text:p>2.4159601875</text:p>
          </table:table-cell>
          <table:table-cell table:style-name="Default" table:formula="of:=(v*[.$G41]*SIN(RADIANS([.I$1])))-((g*[.$G41]^2)/2)" office:value-type="float" office:value="2.3865518554342" calcext:value-type="float">
            <text:p>2.3865518554</text:p>
          </table:table-cell>
          <table:table-cell table:style-name="Default" table:formula="of:=(v*[.$G41]*SIN(RADIANS([.J$1])))-((g*[.$G41]^2)/2)" office:value-type="float" office:value="2.32623168541696" calcext:value-type="float">
            <text:p>2.3262316854</text:p>
          </table:table-cell>
          <table:table-cell table:style-name="Default" table:formula="of:=(v*[.$G41]*SIN(RADIANS([.K$1])))-((g*[.$G41]^2)/2)" office:value-type="float" office:value="2.21944915950417" calcext:value-type="float">
            <text:p>2.2194491595</text:p>
          </table:table-cell>
          <table:table-cell table:style-name="Default" table:formula="of:=(v*[.$G41]*SIN(RADIANS([.L$1])))-((g*[.$G41]^2)/2)" office:value-type="float" office:value="2.11044885173272" calcext:value-type="float">
            <text:p>2.110448851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37" calcext:value-type="float">
            <text:p>0.370</text:p>
          </table:table-cell>
          <table:table-cell table:style-name="Default" table:formula="of:=(v*[.$G42]*SIN(RADIANS([.H$1])))-((g*[.$G42]^2)/2)" office:value-type="float" office:value="2.46492789017884" calcext:value-type="float">
            <text:p>2.4649278902</text:p>
          </table:table-cell>
          <table:table-cell table:style-name="Default" table:formula="of:=(v*[.$G42]*SIN(RADIANS([.I$1])))-((g*[.$G42]^2)/2)" office:value-type="float" office:value="2.43470266002959" calcext:value-type="float">
            <text:p>2.43470266</text:p>
          </table:table-cell>
          <table:table-cell table:style-name="Default" table:formula="of:=(v*[.$G42]*SIN(RADIANS([.J$1])))-((g*[.$G42]^2)/2)" office:value-type="float" office:value="2.3727069297341" calcext:value-type="float">
            <text:p>2.3727069297</text:p>
          </table:table-cell>
          <table:table-cell table:style-name="Default" table:formula="of:=(v*[.$G42]*SIN(RADIANS([.K$1])))-((g*[.$G42]^2)/2)" office:value-type="float" office:value="2.26295822254595" calcext:value-type="float">
            <text:p>2.2629582225</text:p>
          </table:table-cell>
          <table:table-cell table:style-name="Default" table:formula="of:=(v*[.$G42]*SIN(RADIANS([.L$1])))-((g*[.$G42]^2)/2)" office:value-type="float" office:value="2.15093012844752" calcext:value-type="float">
            <text:p>2.150930128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38" calcext:value-type="float">
            <text:p>0.380</text:p>
          </table:table-cell>
          <table:table-cell table:style-name="Default" table:formula="of:=(v*[.$G43]*SIN(RADIANS([.H$1])))-((g*[.$G43]^2)/2)" office:value-type="float" office:value="2.51291492788638" calcext:value-type="float">
            <text:p>2.5129149279</text:p>
          </table:table-cell>
          <table:table-cell table:style-name="Default" table:formula="of:=(v*[.$G43]*SIN(RADIANS([.I$1])))-((g*[.$G43]^2)/2)" office:value-type="float" office:value="2.48187279962498" calcext:value-type="float">
            <text:p>2.4818727996</text:p>
          </table:table-cell>
          <table:table-cell table:style-name="Default" table:formula="of:=(v*[.$G43]*SIN(RADIANS([.J$1])))-((g*[.$G43]^2)/2)" office:value-type="float" office:value="2.41820150905124" calcext:value-type="float">
            <text:p>2.4182015091</text:p>
          </table:table-cell>
          <table:table-cell table:style-name="Default" table:formula="of:=(v*[.$G43]*SIN(RADIANS([.K$1])))-((g*[.$G43]^2)/2)" office:value-type="float" office:value="2.30548662058773" calcext:value-type="float">
            <text:p>2.3054866206</text:p>
          </table:table-cell>
          <table:table-cell table:style-name="Default" table:formula="of:=(v*[.$G43]*SIN(RADIANS([.L$1])))-((g*[.$G43]^2)/2)" office:value-type="float" office:value="2.19043074016232" calcext:value-type="float">
            <text:p>2.190430740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39" calcext:value-type="float">
            <text:p>0.390</text:p>
          </table:table-cell>
          <table:table-cell table:style-name="Default" table:formula="of:=(v*[.$G44]*SIN(RADIANS([.H$1])))-((g*[.$G44]^2)/2)" office:value-type="float" office:value="2.55992130059392" calcext:value-type="float">
            <text:p>2.5599213006</text:p>
          </table:table-cell>
          <table:table-cell table:style-name="Default" table:formula="of:=(v*[.$G44]*SIN(RADIANS([.I$1])))-((g*[.$G44]^2)/2)" office:value-type="float" office:value="2.52806227422038" calcext:value-type="float">
            <text:p>2.5280622742</text:p>
          </table:table-cell>
          <table:table-cell table:style-name="Default" table:formula="of:=(v*[.$G44]*SIN(RADIANS([.J$1])))-((g*[.$G44]^2)/2)" office:value-type="float" office:value="2.46271542336837" calcext:value-type="float">
            <text:p>2.4627154234</text:p>
          </table:table-cell>
          <table:table-cell table:style-name="Default" table:formula="of:=(v*[.$G44]*SIN(RADIANS([.K$1])))-((g*[.$G44]^2)/2)" office:value-type="float" office:value="2.34703435362951" calcext:value-type="float">
            <text:p>2.3470343536</text:p>
          </table:table-cell>
          <table:table-cell table:style-name="Default" table:formula="of:=(v*[.$G44]*SIN(RADIANS([.L$1])))-((g*[.$G44]^2)/2)" office:value-type="float" office:value="2.22895068687711" calcext:value-type="float">
            <text:p>2.228950686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" calcext:value-type="float">
            <text:p>0.400</text:p>
          </table:table-cell>
          <table:table-cell table:style-name="Default" table:formula="of:=(v*[.$G45]*SIN(RADIANS([.H$1])))-((g*[.$G45]^2)/2)" office:value-type="float" office:value="2.60594700830145" calcext:value-type="float">
            <text:p>2.6059470083</text:p>
          </table:table-cell>
          <table:table-cell table:style-name="Default" table:formula="of:=(v*[.$G45]*SIN(RADIANS([.I$1])))-((g*[.$G45]^2)/2)" office:value-type="float" office:value="2.57327108381577" calcext:value-type="float">
            <text:p>2.5732710838</text:p>
          </table:table-cell>
          <table:table-cell table:style-name="Default" table:formula="of:=(v*[.$G45]*SIN(RADIANS([.J$1])))-((g*[.$G45]^2)/2)" office:value-type="float" office:value="2.50624867268551" calcext:value-type="float">
            <text:p>2.5062486727</text:p>
          </table:table-cell>
          <table:table-cell table:style-name="Default" table:formula="of:=(v*[.$G45]*SIN(RADIANS([.K$1])))-((g*[.$G45]^2)/2)" office:value-type="float" office:value="2.3876014216713" calcext:value-type="float">
            <text:p>2.3876014217</text:p>
          </table:table-cell>
          <table:table-cell table:style-name="Default" table:formula="of:=(v*[.$G45]*SIN(RADIANS([.L$1])))-((g*[.$G45]^2)/2)" office:value-type="float" office:value="2.26648996859191" calcext:value-type="float">
            <text:p>2.266489968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1" calcext:value-type="float">
            <text:p>0.410</text:p>
          </table:table-cell>
          <table:table-cell table:style-name="Default" table:formula="of:=(v*[.$G46]*SIN(RADIANS([.H$1])))-((g*[.$G46]^2)/2)" office:value-type="float" office:value="2.65099205100899" calcext:value-type="float">
            <text:p>2.650992051</text:p>
          </table:table-cell>
          <table:table-cell table:style-name="Default" table:formula="of:=(v*[.$G46]*SIN(RADIANS([.I$1])))-((g*[.$G46]^2)/2)" office:value-type="float" office:value="2.61749922841117" calcext:value-type="float">
            <text:p>2.6174992284</text:p>
          </table:table-cell>
          <table:table-cell table:style-name="Default" table:formula="of:=(v*[.$G46]*SIN(RADIANS([.J$1])))-((g*[.$G46]^2)/2)" office:value-type="float" office:value="2.54880125700265" calcext:value-type="float">
            <text:p>2.548801257</text:p>
          </table:table-cell>
          <table:table-cell table:style-name="Default" table:formula="of:=(v*[.$G46]*SIN(RADIANS([.K$1])))-((g*[.$G46]^2)/2)" office:value-type="float" office:value="2.42718782471308" calcext:value-type="float">
            <text:p>2.4271878247</text:p>
          </table:table-cell>
          <table:table-cell table:style-name="Default" table:formula="of:=(v*[.$G46]*SIN(RADIANS([.L$1])))-((g*[.$G46]^2)/2)" office:value-type="float" office:value="2.30304858530671" calcext:value-type="float">
            <text:p>2.303048585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2" calcext:value-type="float">
            <text:p>0.420</text:p>
          </table:table-cell>
          <table:table-cell table:style-name="Default" table:formula="of:=(v*[.$G47]*SIN(RADIANS([.H$1])))-((g*[.$G47]^2)/2)" office:value-type="float" office:value="2.69505642871652" calcext:value-type="float">
            <text:p>2.6950564287</text:p>
          </table:table-cell>
          <table:table-cell table:style-name="Default" table:formula="of:=(v*[.$G47]*SIN(RADIANS([.I$1])))-((g*[.$G47]^2)/2)" office:value-type="float" office:value="2.66074670800656" calcext:value-type="float">
            <text:p>2.660746708</text:p>
          </table:table-cell>
          <table:table-cell table:style-name="Default" table:formula="of:=(v*[.$G47]*SIN(RADIANS([.J$1])))-((g*[.$G47]^2)/2)" office:value-type="float" office:value="2.59037317631979" calcext:value-type="float">
            <text:p>2.5903731763</text:p>
          </table:table-cell>
          <table:table-cell table:style-name="Default" table:formula="of:=(v*[.$G47]*SIN(RADIANS([.K$1])))-((g*[.$G47]^2)/2)" office:value-type="float" office:value="2.46579356275486" calcext:value-type="float">
            <text:p>2.4657935628</text:p>
          </table:table-cell>
          <table:table-cell table:style-name="Default" table:formula="of:=(v*[.$G47]*SIN(RADIANS([.L$1])))-((g*[.$G47]^2)/2)" office:value-type="float" office:value="2.33862653702151" calcext:value-type="float">
            <text:p>2.33862653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3" calcext:value-type="float">
            <text:p>0.430</text:p>
          </table:table-cell>
          <table:table-cell table:style-name="Default" table:formula="of:=(v*[.$G48]*SIN(RADIANS([.H$1])))-((g*[.$G48]^2)/2)" office:value-type="float" office:value="2.73814014142406" calcext:value-type="float">
            <text:p>2.7381401414</text:p>
          </table:table-cell>
          <table:table-cell table:style-name="Default" table:formula="of:=(v*[.$G48]*SIN(RADIANS([.I$1])))-((g*[.$G48]^2)/2)" office:value-type="float" office:value="2.70301352260196" calcext:value-type="float">
            <text:p>2.7030135226</text:p>
          </table:table-cell>
          <table:table-cell table:style-name="Default" table:formula="of:=(v*[.$G48]*SIN(RADIANS([.J$1])))-((g*[.$G48]^2)/2)" office:value-type="float" office:value="2.63096443063692" calcext:value-type="float">
            <text:p>2.6309644306</text:p>
          </table:table-cell>
          <table:table-cell table:style-name="Default" table:formula="of:=(v*[.$G48]*SIN(RADIANS([.K$1])))-((g*[.$G48]^2)/2)" office:value-type="float" office:value="2.50341863579664" calcext:value-type="float">
            <text:p>2.5034186358</text:p>
          </table:table-cell>
          <table:table-cell table:style-name="Default" table:formula="of:=(v*[.$G48]*SIN(RADIANS([.L$1])))-((g*[.$G48]^2)/2)" office:value-type="float" office:value="2.37322382373631" calcext:value-type="float">
            <text:p>2.373223823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4" calcext:value-type="float">
            <text:p>0.440</text:p>
          </table:table-cell>
          <table:table-cell table:style-name="Default" table:formula="of:=(v*[.$G49]*SIN(RADIANS([.H$1])))-((g*[.$G49]^2)/2)" office:value-type="float" office:value="2.7802431891316" calcext:value-type="float">
            <text:p>2.7802431891</text:p>
          </table:table-cell>
          <table:table-cell table:style-name="Default" table:formula="of:=(v*[.$G49]*SIN(RADIANS([.I$1])))-((g*[.$G49]^2)/2)" office:value-type="float" office:value="2.74429967219735" calcext:value-type="float">
            <text:p>2.7442996722</text:p>
          </table:table-cell>
          <table:table-cell table:style-name="Default" table:formula="of:=(v*[.$G49]*SIN(RADIANS([.J$1])))-((g*[.$G49]^2)/2)" office:value-type="float" office:value="2.67057501995406" calcext:value-type="float">
            <text:p>2.67057502</text:p>
          </table:table-cell>
          <table:table-cell table:style-name="Default" table:formula="of:=(v*[.$G49]*SIN(RADIANS([.K$1])))-((g*[.$G49]^2)/2)" office:value-type="float" office:value="2.54006304383843" calcext:value-type="float">
            <text:p>2.5400630438</text:p>
          </table:table-cell>
          <table:table-cell table:style-name="Default" table:formula="of:=(v*[.$G49]*SIN(RADIANS([.L$1])))-((g*[.$G49]^2)/2)" office:value-type="float" office:value="2.4068404454511" calcext:value-type="float">
            <text:p>2.406840445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5" calcext:value-type="float">
            <text:p>0.450</text:p>
          </table:table-cell>
          <table:table-cell table:style-name="Default" table:formula="of:=(v*[.$G50]*SIN(RADIANS([.H$1])))-((g*[.$G50]^2)/2)" office:value-type="float" office:value="2.82136557183913" calcext:value-type="float">
            <text:p>2.8213655718</text:p>
          </table:table-cell>
          <table:table-cell table:style-name="Default" table:formula="of:=(v*[.$G50]*SIN(RADIANS([.I$1])))-((g*[.$G50]^2)/2)" office:value-type="float" office:value="2.78460515679274" calcext:value-type="float">
            <text:p>2.7846051568</text:p>
          </table:table-cell>
          <table:table-cell table:style-name="Default" table:formula="of:=(v*[.$G50]*SIN(RADIANS([.J$1])))-((g*[.$G50]^2)/2)" office:value-type="float" office:value="2.7092049442712" calcext:value-type="float">
            <text:p>2.7092049443</text:p>
          </table:table-cell>
          <table:table-cell table:style-name="Default" table:formula="of:=(v*[.$G50]*SIN(RADIANS([.K$1])))-((g*[.$G50]^2)/2)" office:value-type="float" office:value="2.57572678688021" calcext:value-type="float">
            <text:p>2.5757267869</text:p>
          </table:table-cell>
          <table:table-cell table:style-name="Default" table:formula="of:=(v*[.$G50]*SIN(RADIANS([.L$1])))-((g*[.$G50]^2)/2)" office:value-type="float" office:value="2.4394764021659" calcext:value-type="float">
            <text:p>2.439476402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6" calcext:value-type="float">
            <text:p>0.460</text:p>
          </table:table-cell>
          <table:table-cell table:style-name="Default" table:formula="of:=(v*[.$G51]*SIN(RADIANS([.H$1])))-((g*[.$G51]^2)/2)" office:value-type="float" office:value="2.86150728954667" calcext:value-type="float">
            <text:p>2.8615072895</text:p>
          </table:table-cell>
          <table:table-cell table:style-name="Default" table:formula="of:=(v*[.$G51]*SIN(RADIANS([.I$1])))-((g*[.$G51]^2)/2)" office:value-type="float" office:value="2.82392997638814" calcext:value-type="float">
            <text:p>2.8239299764</text:p>
          </table:table-cell>
          <table:table-cell table:style-name="Default" table:formula="of:=(v*[.$G51]*SIN(RADIANS([.J$1])))-((g*[.$G51]^2)/2)" office:value-type="float" office:value="2.74685420358834" calcext:value-type="float">
            <text:p>2.7468542036</text:p>
          </table:table-cell>
          <table:table-cell table:style-name="Default" table:formula="of:=(v*[.$G51]*SIN(RADIANS([.K$1])))-((g*[.$G51]^2)/2)" office:value-type="float" office:value="2.61040986492199" calcext:value-type="float">
            <text:p>2.6104098649</text:p>
          </table:table-cell>
          <table:table-cell table:style-name="Default" table:formula="of:=(v*[.$G51]*SIN(RADIANS([.L$1])))-((g*[.$G51]^2)/2)" office:value-type="float" office:value="2.4711316938807" calcext:value-type="float">
            <text:p>2.471131693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7" calcext:value-type="float">
            <text:p>0.470</text:p>
          </table:table-cell>
          <table:table-cell table:style-name="Default" table:formula="of:=(v*[.$G52]*SIN(RADIANS([.H$1])))-((g*[.$G52]^2)/2)" office:value-type="float" office:value="2.90066834225421" calcext:value-type="float">
            <text:p>2.9006683423</text:p>
          </table:table-cell>
          <table:table-cell table:style-name="Default" table:formula="of:=(v*[.$G52]*SIN(RADIANS([.I$1])))-((g*[.$G52]^2)/2)" office:value-type="float" office:value="2.86227413098353" calcext:value-type="float">
            <text:p>2.862274131</text:p>
          </table:table-cell>
          <table:table-cell table:style-name="Default" table:formula="of:=(v*[.$G52]*SIN(RADIANS([.J$1])))-((g*[.$G52]^2)/2)" office:value-type="float" office:value="2.78352279790548" calcext:value-type="float">
            <text:p>2.7835227979</text:p>
          </table:table-cell>
          <table:table-cell table:style-name="Default" table:formula="of:=(v*[.$G52]*SIN(RADIANS([.K$1])))-((g*[.$G52]^2)/2)" office:value-type="float" office:value="2.64411227796377" calcext:value-type="float">
            <text:p>2.644112278</text:p>
          </table:table-cell>
          <table:table-cell table:style-name="Default" table:formula="of:=(v*[.$G52]*SIN(RADIANS([.L$1])))-((g*[.$G52]^2)/2)" office:value-type="float" office:value="2.5018063205955" calcext:value-type="float">
            <text:p>2.501806320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8" calcext:value-type="float">
            <text:p>0.480</text:p>
          </table:table-cell>
          <table:table-cell table:style-name="Default" table:formula="of:=(v*[.$G53]*SIN(RADIANS([.H$1])))-((g*[.$G53]^2)/2)" office:value-type="float" office:value="2.93884872996174" calcext:value-type="float">
            <text:p>2.93884873</text:p>
          </table:table-cell>
          <table:table-cell table:style-name="Default" table:formula="of:=(v*[.$G53]*SIN(RADIANS([.I$1])))-((g*[.$G53]^2)/2)" office:value-type="float" office:value="2.89963762057893" calcext:value-type="float">
            <text:p>2.8996376206</text:p>
          </table:table-cell>
          <table:table-cell table:style-name="Default" table:formula="of:=(v*[.$G53]*SIN(RADIANS([.J$1])))-((g*[.$G53]^2)/2)" office:value-type="float" office:value="2.81921072722261" calcext:value-type="float">
            <text:p>2.8192107272</text:p>
          </table:table-cell>
          <table:table-cell table:style-name="Default" table:formula="of:=(v*[.$G53]*SIN(RADIANS([.K$1])))-((g*[.$G53]^2)/2)" office:value-type="float" office:value="2.67683402600555" calcext:value-type="float">
            <text:p>2.676834026</text:p>
          </table:table-cell>
          <table:table-cell table:style-name="Default" table:formula="of:=(v*[.$G53]*SIN(RADIANS([.L$1])))-((g*[.$G53]^2)/2)" office:value-type="float" office:value="2.53150028231029" calcext:value-type="float">
            <text:p>2.531500282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49" calcext:value-type="float">
            <text:p>0.490</text:p>
          </table:table-cell>
          <table:table-cell table:style-name="Default" table:formula="of:=(v*[.$G54]*SIN(RADIANS([.H$1])))-((g*[.$G54]^2)/2)" office:value-type="float" office:value="2.97604845266928" calcext:value-type="float">
            <text:p>2.9760484527</text:p>
          </table:table-cell>
          <table:table-cell table:style-name="Default" table:formula="of:=(v*[.$G54]*SIN(RADIANS([.I$1])))-((g*[.$G54]^2)/2)" office:value-type="float" office:value="2.93602044517432" calcext:value-type="float">
            <text:p>2.9360204452</text:p>
          </table:table-cell>
          <table:table-cell table:style-name="Default" table:formula="of:=(v*[.$G54]*SIN(RADIANS([.J$1])))-((g*[.$G54]^2)/2)" office:value-type="float" office:value="2.85391799153975" calcext:value-type="float">
            <text:p>2.8539179915</text:p>
          </table:table-cell>
          <table:table-cell table:style-name="Default" table:formula="of:=(v*[.$G54]*SIN(RADIANS([.K$1])))-((g*[.$G54]^2)/2)" office:value-type="float" office:value="2.70857510904734" calcext:value-type="float">
            <text:p>2.708575109</text:p>
          </table:table-cell>
          <table:table-cell table:style-name="Default" table:formula="of:=(v*[.$G54]*SIN(RADIANS([.L$1])))-((g*[.$G54]^2)/2)" office:value-type="float" office:value="2.56021357902509" calcext:value-type="float">
            <text:p>2.56021357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" calcext:value-type="float">
            <text:p>0.500</text:p>
          </table:table-cell>
          <table:table-cell table:style-name="Default" table:formula="of:=(v*[.$G55]*SIN(RADIANS([.H$1])))-((g*[.$G55]^2)/2)" office:value-type="float" office:value="3.01226751037682" calcext:value-type="float">
            <text:p>3.0122675104</text:p>
          </table:table-cell>
          <table:table-cell table:style-name="Default" table:formula="of:=(v*[.$G55]*SIN(RADIANS([.I$1])))-((g*[.$G55]^2)/2)" office:value-type="float" office:value="2.97142260476972" calcext:value-type="float">
            <text:p>2.9714226048</text:p>
          </table:table-cell>
          <table:table-cell table:style-name="Default" table:formula="of:=(v*[.$G55]*SIN(RADIANS([.J$1])))-((g*[.$G55]^2)/2)" office:value-type="float" office:value="2.88764459085689" calcext:value-type="float">
            <text:p>2.8876445909</text:p>
          </table:table-cell>
          <table:table-cell table:style-name="Default" table:formula="of:=(v*[.$G55]*SIN(RADIANS([.K$1])))-((g*[.$G55]^2)/2)" office:value-type="float" office:value="2.73933552708912" calcext:value-type="float">
            <text:p>2.7393355271</text:p>
          </table:table-cell>
          <table:table-cell table:style-name="Default" table:formula="of:=(v*[.$G55]*SIN(RADIANS([.L$1])))-((g*[.$G55]^2)/2)" office:value-type="float" office:value="2.58794621073989" calcext:value-type="float">
            <text:p>2.587946210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1" calcext:value-type="float">
            <text:p>0.510</text:p>
          </table:table-cell>
          <table:table-cell table:style-name="Default" table:formula="of:=(v*[.$G56]*SIN(RADIANS([.H$1])))-((g*[.$G56]^2)/2)" office:value-type="float" office:value="3.04750590308435" calcext:value-type="float">
            <text:p>3.0475059031</text:p>
          </table:table-cell>
          <table:table-cell table:style-name="Default" table:formula="of:=(v*[.$G56]*SIN(RADIANS([.I$1])))-((g*[.$G56]^2)/2)" office:value-type="float" office:value="3.00584409936511" calcext:value-type="float">
            <text:p>3.0058440994</text:p>
          </table:table-cell>
          <table:table-cell table:style-name="Default" table:formula="of:=(v*[.$G56]*SIN(RADIANS([.J$1])))-((g*[.$G56]^2)/2)" office:value-type="float" office:value="2.92039052517403" calcext:value-type="float">
            <text:p>2.9203905252</text:p>
          </table:table-cell>
          <table:table-cell table:style-name="Default" table:formula="of:=(v*[.$G56]*SIN(RADIANS([.K$1])))-((g*[.$G56]^2)/2)" office:value-type="float" office:value="2.7691152801309" calcext:value-type="float">
            <text:p>2.7691152801</text:p>
          </table:table-cell>
          <table:table-cell table:style-name="Default" table:formula="of:=(v*[.$G56]*SIN(RADIANS([.L$1])))-((g*[.$G56]^2)/2)" office:value-type="float" office:value="2.61469817745469" calcext:value-type="float">
            <text:p>2.614698177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2" calcext:value-type="float">
            <text:p>0.520</text:p>
          </table:table-cell>
          <table:table-cell table:style-name="Default" table:formula="of:=(v*[.$G57]*SIN(RADIANS([.H$1])))-((g*[.$G57]^2)/2)" office:value-type="float" office:value="3.08176363079189" calcext:value-type="float">
            <text:p>3.0817636308</text:p>
          </table:table-cell>
          <table:table-cell table:style-name="Default" table:formula="of:=(v*[.$G57]*SIN(RADIANS([.I$1])))-((g*[.$G57]^2)/2)" office:value-type="float" office:value="3.03928492896051" calcext:value-type="float">
            <text:p>3.039284929</text:p>
          </table:table-cell>
          <table:table-cell table:style-name="Default" table:formula="of:=(v*[.$G57]*SIN(RADIANS([.J$1])))-((g*[.$G57]^2)/2)" office:value-type="float" office:value="2.95215579449116" calcext:value-type="float">
            <text:p>2.9521557945</text:p>
          </table:table-cell>
          <table:table-cell table:style-name="Default" table:formula="of:=(v*[.$G57]*SIN(RADIANS([.K$1])))-((g*[.$G57]^2)/2)" office:value-type="float" office:value="2.79791436817268" calcext:value-type="float">
            <text:p>2.7979143682</text:p>
          </table:table-cell>
          <table:table-cell table:style-name="Default" table:formula="of:=(v*[.$G57]*SIN(RADIANS([.L$1])))-((g*[.$G57]^2)/2)" office:value-type="float" office:value="2.64046947916948" calcext:value-type="float">
            <text:p>2.640469479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3" calcext:value-type="float">
            <text:p>0.530</text:p>
          </table:table-cell>
          <table:table-cell table:style-name="Default" table:formula="of:=(v*[.$G58]*SIN(RADIANS([.H$1])))-((g*[.$G58]^2)/2)" office:value-type="float" office:value="3.11504069349942" calcext:value-type="float">
            <text:p>3.1150406935</text:p>
          </table:table-cell>
          <table:table-cell table:style-name="Default" table:formula="of:=(v*[.$G58]*SIN(RADIANS([.I$1])))-((g*[.$G58]^2)/2)" office:value-type="float" office:value="3.0717450935559" calcext:value-type="float">
            <text:p>3.0717450936</text:p>
          </table:table-cell>
          <table:table-cell table:style-name="Default" table:formula="of:=(v*[.$G58]*SIN(RADIANS([.J$1])))-((g*[.$G58]^2)/2)" office:value-type="float" office:value="2.9829403988083" calcext:value-type="float">
            <text:p>2.9829403988</text:p>
          </table:table-cell>
          <table:table-cell table:style-name="Default" table:formula="of:=(v*[.$G58]*SIN(RADIANS([.K$1])))-((g*[.$G58]^2)/2)" office:value-type="float" office:value="2.82573279121447" calcext:value-type="float">
            <text:p>2.8257327912</text:p>
          </table:table-cell>
          <table:table-cell table:style-name="Default" table:formula="of:=(v*[.$G58]*SIN(RADIANS([.L$1])))-((g*[.$G58]^2)/2)" office:value-type="float" office:value="2.66526011588428" calcext:value-type="float">
            <text:p>2.665260115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4" calcext:value-type="float">
            <text:p>0.540</text:p>
          </table:table-cell>
          <table:table-cell table:style-name="Default" table:formula="of:=(v*[.$G59]*SIN(RADIANS([.H$1])))-((g*[.$G59]^2)/2)" office:value-type="float" office:value="3.14733709120696" calcext:value-type="float">
            <text:p>3.1473370912</text:p>
          </table:table-cell>
          <table:table-cell table:style-name="Default" table:formula="of:=(v*[.$G59]*SIN(RADIANS([.I$1])))-((g*[.$G59]^2)/2)" office:value-type="float" office:value="3.10322459315129" calcext:value-type="float">
            <text:p>3.1032245932</text:p>
          </table:table-cell>
          <table:table-cell table:style-name="Default" table:formula="of:=(v*[.$G59]*SIN(RADIANS([.J$1])))-((g*[.$G59]^2)/2)" office:value-type="float" office:value="3.01274433812544" calcext:value-type="float">
            <text:p>3.0127443381</text:p>
          </table:table-cell>
          <table:table-cell table:style-name="Default" table:formula="of:=(v*[.$G59]*SIN(RADIANS([.K$1])))-((g*[.$G59]^2)/2)" office:value-type="float" office:value="2.85257054925625" calcext:value-type="float">
            <text:p>2.8525705493</text:p>
          </table:table-cell>
          <table:table-cell table:style-name="Default" table:formula="of:=(v*[.$G59]*SIN(RADIANS([.L$1])))-((g*[.$G59]^2)/2)" office:value-type="float" office:value="2.68907008759908" calcext:value-type="float">
            <text:p>2.689070087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5" calcext:value-type="float">
            <text:p>0.550</text:p>
          </table:table-cell>
          <table:table-cell table:style-name="Default" table:formula="of:=(v*[.$G60]*SIN(RADIANS([.H$1])))-((g*[.$G60]^2)/2)" office:value-type="float" office:value="3.1786528239145" calcext:value-type="float">
            <text:p>3.1786528239</text:p>
          </table:table-cell>
          <table:table-cell table:style-name="Default" table:formula="of:=(v*[.$G60]*SIN(RADIANS([.I$1])))-((g*[.$G60]^2)/2)" office:value-type="float" office:value="3.13372342774669" calcext:value-type="float">
            <text:p>3.1337234277</text:p>
          </table:table-cell>
          <table:table-cell table:style-name="Default" table:formula="of:=(v*[.$G60]*SIN(RADIANS([.J$1])))-((g*[.$G60]^2)/2)" office:value-type="float" office:value="3.04156761244258" calcext:value-type="float">
            <text:p>3.0415676124</text:p>
          </table:table-cell>
          <table:table-cell table:style-name="Default" table:formula="of:=(v*[.$G60]*SIN(RADIANS([.K$1])))-((g*[.$G60]^2)/2)" office:value-type="float" office:value="2.87842764229803" calcext:value-type="float">
            <text:p>2.8784276423</text:p>
          </table:table-cell>
          <table:table-cell table:style-name="Default" table:formula="of:=(v*[.$G60]*SIN(RADIANS([.L$1])))-((g*[.$G60]^2)/2)" office:value-type="float" office:value="2.71189939431388" calcext:value-type="float">
            <text:p>2.711899394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6" calcext:value-type="float">
            <text:p>0.560</text:p>
          </table:table-cell>
          <table:table-cell table:style-name="Default" table:formula="of:=(v*[.$G61]*SIN(RADIANS([.H$1])))-((g*[.$G61]^2)/2)" office:value-type="float" office:value="3.20898789162203" calcext:value-type="float">
            <text:p>3.2089878916</text:p>
          </table:table-cell>
          <table:table-cell table:style-name="Default" table:formula="of:=(v*[.$G61]*SIN(RADIANS([.I$1])))-((g*[.$G61]^2)/2)" office:value-type="float" office:value="3.16324159734208" calcext:value-type="float">
            <text:p>3.1632415973</text:p>
          </table:table-cell>
          <table:table-cell table:style-name="Default" table:formula="of:=(v*[.$G61]*SIN(RADIANS([.J$1])))-((g*[.$G61]^2)/2)" office:value-type="float" office:value="3.06941022175971" calcext:value-type="float">
            <text:p>3.0694102218</text:p>
          </table:table-cell>
          <table:table-cell table:style-name="Default" table:formula="of:=(v*[.$G61]*SIN(RADIANS([.K$1])))-((g*[.$G61]^2)/2)" office:value-type="float" office:value="2.90330407033981" calcext:value-type="float">
            <text:p>2.9033040703</text:p>
          </table:table-cell>
          <table:table-cell table:style-name="Default" table:formula="of:=(v*[.$G61]*SIN(RADIANS([.L$1])))-((g*[.$G61]^2)/2)" office:value-type="float" office:value="2.73374803602868" calcext:value-type="float">
            <text:p>2.73374803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7" calcext:value-type="float">
            <text:p>0.570</text:p>
          </table:table-cell>
          <table:table-cell table:style-name="Default" table:formula="of:=(v*[.$G62]*SIN(RADIANS([.H$1])))-((g*[.$G62]^2)/2)" office:value-type="float" office:value="3.23834229432957" calcext:value-type="float">
            <text:p>3.2383422943</text:p>
          </table:table-cell>
          <table:table-cell table:style-name="Default" table:formula="of:=(v*[.$G62]*SIN(RADIANS([.I$1])))-((g*[.$G62]^2)/2)" office:value-type="float" office:value="3.19177910193748" calcext:value-type="float">
            <text:p>3.1917791019</text:p>
          </table:table-cell>
          <table:table-cell table:style-name="Default" table:formula="of:=(v*[.$G62]*SIN(RADIANS([.J$1])))-((g*[.$G62]^2)/2)" office:value-type="float" office:value="3.09627216607685" calcext:value-type="float">
            <text:p>3.0962721661</text:p>
          </table:table-cell>
          <table:table-cell table:style-name="Default" table:formula="of:=(v*[.$G62]*SIN(RADIANS([.K$1])))-((g*[.$G62]^2)/2)" office:value-type="float" office:value="2.9271998333816" calcext:value-type="float">
            <text:p>2.9271998334</text:p>
          </table:table-cell>
          <table:table-cell table:style-name="Default" table:formula="of:=(v*[.$G62]*SIN(RADIANS([.L$1])))-((g*[.$G62]^2)/2)" office:value-type="float" office:value="2.75461601274347" calcext:value-type="float">
            <text:p>2.754616012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8" calcext:value-type="float">
            <text:p>0.580</text:p>
          </table:table-cell>
          <table:table-cell table:style-name="Default" table:formula="of:=(v*[.$G63]*SIN(RADIANS([.H$1])))-((g*[.$G63]^2)/2)" office:value-type="float" office:value="3.26671603203711" calcext:value-type="float">
            <text:p>3.266716032</text:p>
          </table:table-cell>
          <table:table-cell table:style-name="Default" table:formula="of:=(v*[.$G63]*SIN(RADIANS([.I$1])))-((g*[.$G63]^2)/2)" office:value-type="float" office:value="3.21933594153287" calcext:value-type="float">
            <text:p>3.2193359415</text:p>
          </table:table-cell>
          <table:table-cell table:style-name="Default" table:formula="of:=(v*[.$G63]*SIN(RADIANS([.J$1])))-((g*[.$G63]^2)/2)" office:value-type="float" office:value="3.12215344539399" calcext:value-type="float">
            <text:p>3.1221534454</text:p>
          </table:table-cell>
          <table:table-cell table:style-name="Default" table:formula="of:=(v*[.$G63]*SIN(RADIANS([.K$1])))-((g*[.$G63]^2)/2)" office:value-type="float" office:value="2.95011493142338" calcext:value-type="float">
            <text:p>2.9501149314</text:p>
          </table:table-cell>
          <table:table-cell table:style-name="Default" table:formula="of:=(v*[.$G63]*SIN(RADIANS([.L$1])))-((g*[.$G63]^2)/2)" office:value-type="float" office:value="2.77450332445827" calcext:value-type="float">
            <text:p>2.774503324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59" calcext:value-type="float">
            <text:p>0.590</text:p>
          </table:table-cell>
          <table:table-cell table:style-name="Default" table:formula="of:=(v*[.$G64]*SIN(RADIANS([.H$1])))-((g*[.$G64]^2)/2)" office:value-type="float" office:value="3.29410910474464" calcext:value-type="float">
            <text:p>3.2941091047</text:p>
          </table:table-cell>
          <table:table-cell table:style-name="Default" table:formula="of:=(v*[.$G64]*SIN(RADIANS([.I$1])))-((g*[.$G64]^2)/2)" office:value-type="float" office:value="3.24591211612826" calcext:value-type="float">
            <text:p>3.2459121161</text:p>
          </table:table-cell>
          <table:table-cell table:style-name="Default" table:formula="of:=(v*[.$G64]*SIN(RADIANS([.J$1])))-((g*[.$G64]^2)/2)" office:value-type="float" office:value="3.14705405971113" calcext:value-type="float">
            <text:p>3.1470540597</text:p>
          </table:table-cell>
          <table:table-cell table:style-name="Default" table:formula="of:=(v*[.$G64]*SIN(RADIANS([.K$1])))-((g*[.$G64]^2)/2)" office:value-type="float" office:value="2.97204936446516" calcext:value-type="float">
            <text:p>2.9720493645</text:p>
          </table:table-cell>
          <table:table-cell table:style-name="Default" table:formula="of:=(v*[.$G64]*SIN(RADIANS([.L$1])))-((g*[.$G64]^2)/2)" office:value-type="float" office:value="2.79340997117307" calcext:value-type="float">
            <text:p>2.793409971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" calcext:value-type="float">
            <text:p>0.600</text:p>
          </table:table-cell>
          <table:table-cell table:style-name="Default" table:formula="of:=(v*[.$G65]*SIN(RADIANS([.H$1])))-((g*[.$G65]^2)/2)" office:value-type="float" office:value="3.32052151245218" calcext:value-type="float">
            <text:p>3.3205215125</text:p>
          </table:table-cell>
          <table:table-cell table:style-name="Default" table:formula="of:=(v*[.$G65]*SIN(RADIANS([.I$1])))-((g*[.$G65]^2)/2)" office:value-type="float" office:value="3.27150762572366" calcext:value-type="float">
            <text:p>3.2715076257</text:p>
          </table:table-cell>
          <table:table-cell table:style-name="Default" table:formula="of:=(v*[.$G65]*SIN(RADIANS([.J$1])))-((g*[.$G65]^2)/2)" office:value-type="float" office:value="3.17097400902827" calcext:value-type="float">
            <text:p>3.170974009</text:p>
          </table:table-cell>
          <table:table-cell table:style-name="Default" table:formula="of:=(v*[.$G65]*SIN(RADIANS([.K$1])))-((g*[.$G65]^2)/2)" office:value-type="float" office:value="2.99300313250694" calcext:value-type="float">
            <text:p>2.9930031325</text:p>
          </table:table-cell>
          <table:table-cell table:style-name="Default" table:formula="of:=(v*[.$G65]*SIN(RADIANS([.L$1])))-((g*[.$G65]^2)/2)" office:value-type="float" office:value="2.81133595288787" calcext:value-type="float">
            <text:p>2.811335952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1" calcext:value-type="float">
            <text:p>0.610</text:p>
          </table:table-cell>
          <table:table-cell table:style-name="Default" table:formula="of:=(v*[.$G66]*SIN(RADIANS([.H$1])))-((g*[.$G66]^2)/2)" office:value-type="float" office:value="3.34595325515971" calcext:value-type="float">
            <text:p>3.3459532552</text:p>
          </table:table-cell>
          <table:table-cell table:style-name="Default" table:formula="of:=(v*[.$G66]*SIN(RADIANS([.I$1])))-((g*[.$G66]^2)/2)" office:value-type="float" office:value="3.29612247031905" calcext:value-type="float">
            <text:p>3.2961224703</text:p>
          </table:table-cell>
          <table:table-cell table:style-name="Default" table:formula="of:=(v*[.$G66]*SIN(RADIANS([.J$1])))-((g*[.$G66]^2)/2)" office:value-type="float" office:value="3.1939132933454" calcext:value-type="float">
            <text:p>3.1939132933</text:p>
          </table:table-cell>
          <table:table-cell table:style-name="Default" table:formula="of:=(v*[.$G66]*SIN(RADIANS([.K$1])))-((g*[.$G66]^2)/2)" office:value-type="float" office:value="3.01297623554873" calcext:value-type="float">
            <text:p>3.0129762355</text:p>
          </table:table-cell>
          <table:table-cell table:style-name="Default" table:formula="of:=(v*[.$G66]*SIN(RADIANS([.L$1])))-((g*[.$G66]^2)/2)" office:value-type="float" office:value="2.82828126960267" calcext:value-type="float">
            <text:p>2.828281269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2" calcext:value-type="float">
            <text:p>0.620</text:p>
          </table:table-cell>
          <table:table-cell table:style-name="Default" table:formula="of:=(v*[.$G67]*SIN(RADIANS([.H$1])))-((g*[.$G67]^2)/2)" office:value-type="float" office:value="3.37040433286725" calcext:value-type="float">
            <text:p>3.3704043329</text:p>
          </table:table-cell>
          <table:table-cell table:style-name="Default" table:formula="of:=(v*[.$G67]*SIN(RADIANS([.I$1])))-((g*[.$G67]^2)/2)" office:value-type="float" office:value="3.31975664991445" calcext:value-type="float">
            <text:p>3.3197566499</text:p>
          </table:table-cell>
          <table:table-cell table:style-name="Default" table:formula="of:=(v*[.$G67]*SIN(RADIANS([.J$1])))-((g*[.$G67]^2)/2)" office:value-type="float" office:value="3.21587191266254" calcext:value-type="float">
            <text:p>3.2158719127</text:p>
          </table:table-cell>
          <table:table-cell table:style-name="Default" table:formula="of:=(v*[.$G67]*SIN(RADIANS([.K$1])))-((g*[.$G67]^2)/2)" office:value-type="float" office:value="3.03196867359051" calcext:value-type="float">
            <text:p>3.0319686736</text:p>
          </table:table-cell>
          <table:table-cell table:style-name="Default" table:formula="of:=(v*[.$G67]*SIN(RADIANS([.L$1])))-((g*[.$G67]^2)/2)" office:value-type="float" office:value="2.84424592131746" calcext:value-type="float">
            <text:p>2.844245921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3" calcext:value-type="float">
            <text:p>0.630</text:p>
          </table:table-cell>
          <table:table-cell table:style-name="Default" table:formula="of:=(v*[.$G68]*SIN(RADIANS([.H$1])))-((g*[.$G68]^2)/2)" office:value-type="float" office:value="3.39387474557479" calcext:value-type="float">
            <text:p>3.3938747456</text:p>
          </table:table-cell>
          <table:table-cell table:style-name="Default" table:formula="of:=(v*[.$G68]*SIN(RADIANS([.I$1])))-((g*[.$G68]^2)/2)" office:value-type="float" office:value="3.34241016450984" calcext:value-type="float">
            <text:p>3.3424101645</text:p>
          </table:table-cell>
          <table:table-cell table:style-name="Default" table:formula="of:=(v*[.$G68]*SIN(RADIANS([.J$1])))-((g*[.$G68]^2)/2)" office:value-type="float" office:value="3.23684986697968" calcext:value-type="float">
            <text:p>3.236849867</text:p>
          </table:table-cell>
          <table:table-cell table:style-name="Default" table:formula="of:=(v*[.$G68]*SIN(RADIANS([.K$1])))-((g*[.$G68]^2)/2)" office:value-type="float" office:value="3.04998044663229" calcext:value-type="float">
            <text:p>3.0499804466</text:p>
          </table:table-cell>
          <table:table-cell table:style-name="Default" table:formula="of:=(v*[.$G68]*SIN(RADIANS([.L$1])))-((g*[.$G68]^2)/2)" office:value-type="float" office:value="2.85922990803226" calcext:value-type="float">
            <text:p>2.85922990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4" calcext:value-type="float">
            <text:p>0.640</text:p>
          </table:table-cell>
          <table:table-cell table:style-name="Default" table:formula="of:=(v*[.$G69]*SIN(RADIANS([.H$1])))-((g*[.$G69]^2)/2)" office:value-type="float" office:value="3.41636449328232" calcext:value-type="float">
            <text:p>3.4163644933</text:p>
          </table:table-cell>
          <table:table-cell table:style-name="Default" table:formula="of:=(v*[.$G69]*SIN(RADIANS([.I$1])))-((g*[.$G69]^2)/2)" office:value-type="float" office:value="3.36408301410524" calcext:value-type="float">
            <text:p>3.3640830141</text:p>
          </table:table-cell>
          <table:table-cell table:style-name="Default" table:formula="of:=(v*[.$G69]*SIN(RADIANS([.J$1])))-((g*[.$G69]^2)/2)" office:value-type="float" office:value="3.25684715629682" calcext:value-type="float">
            <text:p>3.2568471563</text:p>
          </table:table-cell>
          <table:table-cell table:style-name="Default" table:formula="of:=(v*[.$G69]*SIN(RADIANS([.K$1])))-((g*[.$G69]^2)/2)" office:value-type="float" office:value="3.06701155467407" calcext:value-type="float">
            <text:p>3.0670115547</text:p>
          </table:table-cell>
          <table:table-cell table:style-name="Default" table:formula="of:=(v*[.$G69]*SIN(RADIANS([.L$1])))-((g*[.$G69]^2)/2)" office:value-type="float" office:value="2.87323322974706" calcext:value-type="float">
            <text:p>2.873233229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5" calcext:value-type="float">
            <text:p>0.650</text:p>
          </table:table-cell>
          <table:table-cell table:style-name="Default" table:formula="of:=(v*[.$G70]*SIN(RADIANS([.H$1])))-((g*[.$G70]^2)/2)" office:value-type="float" office:value="3.43787357598986" calcext:value-type="float">
            <text:p>3.437873576</text:p>
          </table:table-cell>
          <table:table-cell table:style-name="Default" table:formula="of:=(v*[.$G70]*SIN(RADIANS([.I$1])))-((g*[.$G70]^2)/2)" office:value-type="float" office:value="3.38477519870063" calcext:value-type="float">
            <text:p>3.3847751987</text:p>
          </table:table-cell>
          <table:table-cell table:style-name="Default" table:formula="of:=(v*[.$G70]*SIN(RADIANS([.J$1])))-((g*[.$G70]^2)/2)" office:value-type="float" office:value="3.27586378061395" calcext:value-type="float">
            <text:p>3.2758637806</text:p>
          </table:table-cell>
          <table:table-cell table:style-name="Default" table:formula="of:=(v*[.$G70]*SIN(RADIANS([.K$1])))-((g*[.$G70]^2)/2)" office:value-type="float" office:value="3.08306199771585" calcext:value-type="float">
            <text:p>3.0830619977</text:p>
          </table:table-cell>
          <table:table-cell table:style-name="Default" table:formula="of:=(v*[.$G70]*SIN(RADIANS([.L$1])))-((g*[.$G70]^2)/2)" office:value-type="float" office:value="2.88625588646186" calcext:value-type="float">
            <text:p>2.886255886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6" calcext:value-type="float">
            <text:p>0.660</text:p>
          </table:table-cell>
          <table:table-cell table:style-name="Default" table:formula="of:=(v*[.$G71]*SIN(RADIANS([.H$1])))-((g*[.$G71]^2)/2)" office:value-type="float" office:value="3.4584019936974" calcext:value-type="float">
            <text:p>3.4584019937</text:p>
          </table:table-cell>
          <table:table-cell table:style-name="Default" table:formula="of:=(v*[.$G71]*SIN(RADIANS([.I$1])))-((g*[.$G71]^2)/2)" office:value-type="float" office:value="3.40448671829603" calcext:value-type="float">
            <text:p>3.4044867183</text:p>
          </table:table-cell>
          <table:table-cell table:style-name="Default" table:formula="of:=(v*[.$G71]*SIN(RADIANS([.J$1])))-((g*[.$G71]^2)/2)" office:value-type="float" office:value="3.29389973993109" calcext:value-type="float">
            <text:p>3.2938997399</text:p>
          </table:table-cell>
          <table:table-cell table:style-name="Default" table:formula="of:=(v*[.$G71]*SIN(RADIANS([.K$1])))-((g*[.$G71]^2)/2)" office:value-type="float" office:value="3.09813177575764" calcext:value-type="float">
            <text:p>3.0981317758</text:p>
          </table:table-cell>
          <table:table-cell table:style-name="Default" table:formula="of:=(v*[.$G71]*SIN(RADIANS([.L$1])))-((g*[.$G71]^2)/2)" office:value-type="float" office:value="2.89829787817665" calcext:value-type="float">
            <text:p>2.898297878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7" calcext:value-type="float">
            <text:p>0.670</text:p>
          </table:table-cell>
          <table:table-cell table:style-name="Default" table:formula="of:=(v*[.$G72]*SIN(RADIANS([.H$1])))-((g*[.$G72]^2)/2)" office:value-type="float" office:value="3.47794974640493" calcext:value-type="float">
            <text:p>3.4779497464</text:p>
          </table:table-cell>
          <table:table-cell table:style-name="Default" table:formula="of:=(v*[.$G72]*SIN(RADIANS([.I$1])))-((g*[.$G72]^2)/2)" office:value-type="float" office:value="3.42321757289142" calcext:value-type="float">
            <text:p>3.4232175729</text:p>
          </table:table-cell>
          <table:table-cell table:style-name="Default" table:formula="of:=(v*[.$G72]*SIN(RADIANS([.J$1])))-((g*[.$G72]^2)/2)" office:value-type="float" office:value="3.31095503424823" calcext:value-type="float">
            <text:p>3.3109550342</text:p>
          </table:table-cell>
          <table:table-cell table:style-name="Default" table:formula="of:=(v*[.$G72]*SIN(RADIANS([.K$1])))-((g*[.$G72]^2)/2)" office:value-type="float" office:value="3.11222088879942" calcext:value-type="float">
            <text:p>3.1122208888</text:p>
          </table:table-cell>
          <table:table-cell table:style-name="Default" table:formula="of:=(v*[.$G72]*SIN(RADIANS([.L$1])))-((g*[.$G72]^2)/2)" office:value-type="float" office:value="2.90935920489145" calcext:value-type="float">
            <text:p>2.909359204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8" calcext:value-type="float">
            <text:p>0.680</text:p>
          </table:table-cell>
          <table:table-cell table:style-name="Default" table:formula="of:=(v*[.$G73]*SIN(RADIANS([.H$1])))-((g*[.$G73]^2)/2)" office:value-type="float" office:value="3.49651683411247" calcext:value-type="float">
            <text:p>3.4965168341</text:p>
          </table:table-cell>
          <table:table-cell table:style-name="Default" table:formula="of:=(v*[.$G73]*SIN(RADIANS([.I$1])))-((g*[.$G73]^2)/2)" office:value-type="float" office:value="3.44096776248681" calcext:value-type="float">
            <text:p>3.4409677625</text:p>
          </table:table-cell>
          <table:table-cell table:style-name="Default" table:formula="of:=(v*[.$G73]*SIN(RADIANS([.J$1])))-((g*[.$G73]^2)/2)" office:value-type="float" office:value="3.32702966356537" calcext:value-type="float">
            <text:p>3.3270296636</text:p>
          </table:table-cell>
          <table:table-cell table:style-name="Default" table:formula="of:=(v*[.$G73]*SIN(RADIANS([.K$1])))-((g*[.$G73]^2)/2)" office:value-type="float" office:value="3.1253293368412" calcext:value-type="float">
            <text:p>3.1253293368</text:p>
          </table:table-cell>
          <table:table-cell table:style-name="Default" table:formula="of:=(v*[.$G73]*SIN(RADIANS([.L$1])))-((g*[.$G73]^2)/2)" office:value-type="float" office:value="2.91943986660625" calcext:value-type="float">
            <text:p>2.919439866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69" calcext:value-type="float">
            <text:p>0.690</text:p>
          </table:table-cell>
          <table:table-cell table:style-name="Default" table:formula="of:=(v*[.$G74]*SIN(RADIANS([.H$1])))-((g*[.$G74]^2)/2)" office:value-type="float" office:value="3.51410325682001" calcext:value-type="float">
            <text:p>3.5141032568</text:p>
          </table:table-cell>
          <table:table-cell table:style-name="Default" table:formula="of:=(v*[.$G74]*SIN(RADIANS([.I$1])))-((g*[.$G74]^2)/2)" office:value-type="float" office:value="3.45773728708221" calcext:value-type="float">
            <text:p>3.4577372871</text:p>
          </table:table-cell>
          <table:table-cell table:style-name="Default" table:formula="of:=(v*[.$G74]*SIN(RADIANS([.J$1])))-((g*[.$G74]^2)/2)" office:value-type="float" office:value="3.34212362788251" calcext:value-type="float">
            <text:p>3.3421236279</text:p>
          </table:table-cell>
          <table:table-cell table:style-name="Default" table:formula="of:=(v*[.$G74]*SIN(RADIANS([.K$1])))-((g*[.$G74]^2)/2)" office:value-type="float" office:value="3.13745711988298" calcext:value-type="float">
            <text:p>3.1374571199</text:p>
          </table:table-cell>
          <table:table-cell table:style-name="Default" table:formula="of:=(v*[.$G74]*SIN(RADIANS([.L$1])))-((g*[.$G74]^2)/2)" office:value-type="float" office:value="2.92853986332105" calcext:value-type="float">
            <text:p>2.928539863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" calcext:value-type="float">
            <text:p>0.700</text:p>
          </table:table-cell>
          <table:table-cell table:style-name="Default" table:formula="of:=(v*[.$G75]*SIN(RADIANS([.H$1])))-((g*[.$G75]^2)/2)" office:value-type="float" office:value="3.53070901452754" calcext:value-type="float">
            <text:p>3.5307090145</text:p>
          </table:table-cell>
          <table:table-cell table:style-name="Default" table:formula="of:=(v*[.$G75]*SIN(RADIANS([.I$1])))-((g*[.$G75]^2)/2)" office:value-type="float" office:value="3.4735261466776" calcext:value-type="float">
            <text:p>3.4735261467</text:p>
          </table:table-cell>
          <table:table-cell table:style-name="Default" table:formula="of:=(v*[.$G75]*SIN(RADIANS([.J$1])))-((g*[.$G75]^2)/2)" office:value-type="float" office:value="3.35623692719964" calcext:value-type="float">
            <text:p>3.3562369272</text:p>
          </table:table-cell>
          <table:table-cell table:style-name="Default" table:formula="of:=(v*[.$G75]*SIN(RADIANS([.K$1])))-((g*[.$G75]^2)/2)" office:value-type="float" office:value="3.14860423792477" calcext:value-type="float">
            <text:p>3.1486042379</text:p>
          </table:table-cell>
          <table:table-cell table:style-name="Default" table:formula="of:=(v*[.$G75]*SIN(RADIANS([.L$1])))-((g*[.$G75]^2)/2)" office:value-type="float" office:value="2.93665919503584" calcext:value-type="float">
            <text:p>2.93665919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1" calcext:value-type="float">
            <text:p>0.710</text:p>
          </table:table-cell>
          <table:table-cell table:style-name="Default" table:formula="of:=(v*[.$G76]*SIN(RADIANS([.H$1])))-((g*[.$G76]^2)/2)" office:value-type="float" office:value="3.54633410723508" calcext:value-type="float">
            <text:p>3.5463341072</text:p>
          </table:table-cell>
          <table:table-cell table:style-name="Default" table:formula="of:=(v*[.$G76]*SIN(RADIANS([.I$1])))-((g*[.$G76]^2)/2)" office:value-type="float" office:value="3.488334341273" calcext:value-type="float">
            <text:p>3.4883343413</text:p>
          </table:table-cell>
          <table:table-cell table:style-name="Default" table:formula="of:=(v*[.$G76]*SIN(RADIANS([.J$1])))-((g*[.$G76]^2)/2)" office:value-type="float" office:value="3.36936956151678" calcext:value-type="float">
            <text:p>3.3693695615</text:p>
          </table:table-cell>
          <table:table-cell table:style-name="Default" table:formula="of:=(v*[.$G76]*SIN(RADIANS([.K$1])))-((g*[.$G76]^2)/2)" office:value-type="float" office:value="3.15877069096655" calcext:value-type="float">
            <text:p>3.158770691</text:p>
          </table:table-cell>
          <table:table-cell table:style-name="Default" table:formula="of:=(v*[.$G76]*SIN(RADIANS([.L$1])))-((g*[.$G76]^2)/2)" office:value-type="float" office:value="2.94379786175064" calcext:value-type="float">
            <text:p>2.943797861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2" calcext:value-type="float">
            <text:p>0.720</text:p>
          </table:table-cell>
          <table:table-cell table:style-name="Default" table:formula="of:=(v*[.$G77]*SIN(RADIANS([.H$1])))-((g*[.$G77]^2)/2)" office:value-type="float" office:value="3.56097853494261" calcext:value-type="float">
            <text:p>3.5609785349</text:p>
          </table:table-cell>
          <table:table-cell table:style-name="Default" table:formula="of:=(v*[.$G77]*SIN(RADIANS([.I$1])))-((g*[.$G77]^2)/2)" office:value-type="float" office:value="3.50216187086839" calcext:value-type="float">
            <text:p>3.5021618709</text:p>
          </table:table-cell>
          <table:table-cell table:style-name="Default" table:formula="of:=(v*[.$G77]*SIN(RADIANS([.J$1])))-((g*[.$G77]^2)/2)" office:value-type="float" office:value="3.38152153083392" calcext:value-type="float">
            <text:p>3.3815215308</text:p>
          </table:table-cell>
          <table:table-cell table:style-name="Default" table:formula="of:=(v*[.$G77]*SIN(RADIANS([.K$1])))-((g*[.$G77]^2)/2)" office:value-type="float" office:value="3.16795647900833" calcext:value-type="float">
            <text:p>3.167956479</text:p>
          </table:table-cell>
          <table:table-cell table:style-name="Default" table:formula="of:=(v*[.$G77]*SIN(RADIANS([.L$1])))-((g*[.$G77]^2)/2)" office:value-type="float" office:value="2.94995586346544" calcext:value-type="float">
            <text:p>2.949955863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3" calcext:value-type="float">
            <text:p>0.730</text:p>
          </table:table-cell>
          <table:table-cell table:style-name="Default" table:formula="of:=(v*[.$G78]*SIN(RADIANS([.H$1])))-((g*[.$G78]^2)/2)" office:value-type="float" office:value="3.57464229765015" calcext:value-type="float">
            <text:p>3.5746422977</text:p>
          </table:table-cell>
          <table:table-cell table:style-name="Default" table:formula="of:=(v*[.$G78]*SIN(RADIANS([.I$1])))-((g*[.$G78]^2)/2)" office:value-type="float" office:value="3.51500873546379" calcext:value-type="float">
            <text:p>3.5150087355</text:p>
          </table:table-cell>
          <table:table-cell table:style-name="Default" table:formula="of:=(v*[.$G78]*SIN(RADIANS([.J$1])))-((g*[.$G78]^2)/2)" office:value-type="float" office:value="3.39269283515106" calcext:value-type="float">
            <text:p>3.3926928352</text:p>
          </table:table-cell>
          <table:table-cell table:style-name="Default" table:formula="of:=(v*[.$G78]*SIN(RADIANS([.K$1])))-((g*[.$G78]^2)/2)" office:value-type="float" office:value="3.17616160205011" calcext:value-type="float">
            <text:p>3.1761616021</text:p>
          </table:table-cell>
          <table:table-cell table:style-name="Default" table:formula="of:=(v*[.$G78]*SIN(RADIANS([.L$1])))-((g*[.$G78]^2)/2)" office:value-type="float" office:value="2.95513320018024" calcext:value-type="float">
            <text:p>2.955133200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4" calcext:value-type="float">
            <text:p>0.740</text:p>
          </table:table-cell>
          <table:table-cell table:style-name="Default" table:formula="of:=(v*[.$G79]*SIN(RADIANS([.H$1])))-((g*[.$G79]^2)/2)" office:value-type="float" office:value="3.58732539535769" calcext:value-type="float">
            <text:p>3.5873253954</text:p>
          </table:table-cell>
          <table:table-cell table:style-name="Default" table:formula="of:=(v*[.$G79]*SIN(RADIANS([.I$1])))-((g*[.$G79]^2)/2)" office:value-type="float" office:value="3.52687493505918" calcext:value-type="float">
            <text:p>3.5268749351</text:p>
          </table:table-cell>
          <table:table-cell table:style-name="Default" table:formula="of:=(v*[.$G79]*SIN(RADIANS([.J$1])))-((g*[.$G79]^2)/2)" office:value-type="float" office:value="3.40288347446819" calcext:value-type="float">
            <text:p>3.4028834745</text:p>
          </table:table-cell>
          <table:table-cell table:style-name="Default" table:formula="of:=(v*[.$G79]*SIN(RADIANS([.K$1])))-((g*[.$G79]^2)/2)" office:value-type="float" office:value="3.1833860600919" calcext:value-type="float">
            <text:p>3.1833860601</text:p>
          </table:table-cell>
          <table:table-cell table:style-name="Default" table:formula="of:=(v*[.$G79]*SIN(RADIANS([.L$1])))-((g*[.$G79]^2)/2)" office:value-type="float" office:value="2.95932987189504" calcext:value-type="float">
            <text:p>2.959329871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5" calcext:value-type="float">
            <text:p>0.750</text:p>
          </table:table-cell>
          <table:table-cell table:style-name="Default" table:formula="of:=(v*[.$G80]*SIN(RADIANS([.H$1])))-((g*[.$G80]^2)/2)" office:value-type="float" office:value="3.59902782806522" calcext:value-type="float">
            <text:p>3.5990278281</text:p>
          </table:table-cell>
          <table:table-cell table:style-name="Default" table:formula="of:=(v*[.$G80]*SIN(RADIANS([.I$1])))-((g*[.$G80]^2)/2)" office:value-type="float" office:value="3.53776046965457" calcext:value-type="float">
            <text:p>3.5377604697</text:p>
          </table:table-cell>
          <table:table-cell table:style-name="Default" table:formula="of:=(v*[.$G80]*SIN(RADIANS([.J$1])))-((g*[.$G80]^2)/2)" office:value-type="float" office:value="3.41209344878533" calcext:value-type="float">
            <text:p>3.4120934488</text:p>
          </table:table-cell>
          <table:table-cell table:style-name="Default" table:formula="of:=(v*[.$G80]*SIN(RADIANS([.K$1])))-((g*[.$G80]^2)/2)" office:value-type="float" office:value="3.18962985313368" calcext:value-type="float">
            <text:p>3.1896298531</text:p>
          </table:table-cell>
          <table:table-cell table:style-name="Default" table:formula="of:=(v*[.$G80]*SIN(RADIANS([.L$1])))-((g*[.$G80]^2)/2)" office:value-type="float" office:value="2.96254587860983" calcext:value-type="float">
            <text:p>2.962545878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6" calcext:value-type="float">
            <text:p>0.760</text:p>
          </table:table-cell>
          <table:table-cell table:style-name="Default" table:formula="of:=(v*[.$G81]*SIN(RADIANS([.H$1])))-((g*[.$G81]^2)/2)" office:value-type="float" office:value="3.60974959577276" calcext:value-type="float">
            <text:p>3.6097495958</text:p>
          </table:table-cell>
          <table:table-cell table:style-name="Default" table:formula="of:=(v*[.$G81]*SIN(RADIANS([.I$1])))-((g*[.$G81]^2)/2)" office:value-type="float" office:value="3.54766533924997" calcext:value-type="float">
            <text:p>3.5476653392</text:p>
          </table:table-cell>
          <table:table-cell table:style-name="Default" table:formula="of:=(v*[.$G81]*SIN(RADIANS([.J$1])))-((g*[.$G81]^2)/2)" office:value-type="float" office:value="3.42032275810247" calcext:value-type="float">
            <text:p>3.4203227581</text:p>
          </table:table-cell>
          <table:table-cell table:style-name="Default" table:formula="of:=(v*[.$G81]*SIN(RADIANS([.K$1])))-((g*[.$G81]^2)/2)" office:value-type="float" office:value="3.19489298117546" calcext:value-type="float">
            <text:p>3.1948929812</text:p>
          </table:table-cell>
          <table:table-cell table:style-name="Default" table:formula="of:=(v*[.$G81]*SIN(RADIANS([.L$1])))-((g*[.$G81]^2)/2)" office:value-type="float" office:value="2.96478122032463" calcext:value-type="float">
            <text:p>2.964781220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7" calcext:value-type="float">
            <text:p>0.770</text:p>
          </table:table-cell>
          <table:table-cell table:style-name="Default" table:formula="of:=(v*[.$G82]*SIN(RADIANS([.H$1])))-((g*[.$G82]^2)/2)" office:value-type="float" office:value="3.6194906984803" calcext:value-type="float">
            <text:p>3.6194906985</text:p>
          </table:table-cell>
          <table:table-cell table:style-name="Default" table:formula="of:=(v*[.$G82]*SIN(RADIANS([.I$1])))-((g*[.$G82]^2)/2)" office:value-type="float" office:value="3.55658954384536" calcext:value-type="float">
            <text:p>3.5565895438</text:p>
          </table:table-cell>
          <table:table-cell table:style-name="Default" table:formula="of:=(v*[.$G82]*SIN(RADIANS([.J$1])))-((g*[.$G82]^2)/2)" office:value-type="float" office:value="3.42757140241961" calcext:value-type="float">
            <text:p>3.4275714024</text:p>
          </table:table-cell>
          <table:table-cell table:style-name="Default" table:formula="of:=(v*[.$G82]*SIN(RADIANS([.K$1])))-((g*[.$G82]^2)/2)" office:value-type="float" office:value="3.19917544421724" calcext:value-type="float">
            <text:p>3.1991754442</text:p>
          </table:table-cell>
          <table:table-cell table:style-name="Default" table:formula="of:=(v*[.$G82]*SIN(RADIANS([.L$1])))-((g*[.$G82]^2)/2)" office:value-type="float" office:value="2.96603589703943" calcext:value-type="float">
            <text:p>2.966035897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8" calcext:value-type="float">
            <text:p>0.780</text:p>
          </table:table-cell>
          <table:table-cell table:style-name="Default" table:formula="of:=(v*[.$G83]*SIN(RADIANS([.H$1])))-((g*[.$G83]^2)/2)" office:value-type="float" office:value="3.62825113618783" calcext:value-type="float">
            <text:p>3.6282511362</text:p>
          </table:table-cell>
          <table:table-cell table:style-name="Default" table:formula="of:=(v*[.$G83]*SIN(RADIANS([.I$1])))-((g*[.$G83]^2)/2)" office:value-type="float" office:value="3.56453308344076" calcext:value-type="float">
            <text:p>3.5645330834</text:p>
          </table:table-cell>
          <table:table-cell table:style-name="Default" table:formula="of:=(v*[.$G83]*SIN(RADIANS([.J$1])))-((g*[.$G83]^2)/2)" office:value-type="float" office:value="3.43383938173675" calcext:value-type="float">
            <text:p>3.4338393817</text:p>
          </table:table-cell>
          <table:table-cell table:style-name="Default" table:formula="of:=(v*[.$G83]*SIN(RADIANS([.K$1])))-((g*[.$G83]^2)/2)" office:value-type="float" office:value="3.20247724225903" calcext:value-type="float">
            <text:p>3.2024772423</text:p>
          </table:table-cell>
          <table:table-cell table:style-name="Default" table:formula="of:=(v*[.$G83]*SIN(RADIANS([.L$1])))-((g*[.$G83]^2)/2)" office:value-type="float" office:value="2.96630990875423" calcext:value-type="float">
            <text:p>2.966309908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79" calcext:value-type="float">
            <text:p>0.790</text:p>
          </table:table-cell>
          <table:table-cell table:style-name="Default" table:formula="of:=(v*[.$G84]*SIN(RADIANS([.H$1])))-((g*[.$G84]^2)/2)" office:value-type="float" office:value="3.63603090889537" calcext:value-type="float">
            <text:p>3.6360309089</text:p>
          </table:table-cell>
          <table:table-cell table:style-name="Default" table:formula="of:=(v*[.$G84]*SIN(RADIANS([.I$1])))-((g*[.$G84]^2)/2)" office:value-type="float" office:value="3.57149595803615" calcext:value-type="float">
            <text:p>3.571495958</text:p>
          </table:table-cell>
          <table:table-cell table:style-name="Default" table:formula="of:=(v*[.$G84]*SIN(RADIANS([.J$1])))-((g*[.$G84]^2)/2)" office:value-type="float" office:value="3.43912669605388" calcext:value-type="float">
            <text:p>3.4391266961</text:p>
          </table:table-cell>
          <table:table-cell table:style-name="Default" table:formula="of:=(v*[.$G84]*SIN(RADIANS([.K$1])))-((g*[.$G84]^2)/2)" office:value-type="float" office:value="3.20479837530081" calcext:value-type="float">
            <text:p>3.2047983753</text:p>
          </table:table-cell>
          <table:table-cell table:style-name="Default" table:formula="of:=(v*[.$G84]*SIN(RADIANS([.L$1])))-((g*[.$G84]^2)/2)" office:value-type="float" office:value="2.96560325546903" calcext:value-type="float">
            <text:p>2.965603255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" calcext:value-type="float">
            <text:p>0.800</text:p>
          </table:table-cell>
          <table:table-cell table:style-name="Default" table:formula="of:=(v*[.$G85]*SIN(RADIANS([.H$1])))-((g*[.$G85]^2)/2)" office:value-type="float" office:value="3.6428300166029" calcext:value-type="float">
            <text:p>3.6428300166</text:p>
          </table:table-cell>
          <table:table-cell table:style-name="Default" table:formula="of:=(v*[.$G85]*SIN(RADIANS([.I$1])))-((g*[.$G85]^2)/2)" office:value-type="float" office:value="3.57747816763155" calcext:value-type="float">
            <text:p>3.5774781676</text:p>
          </table:table-cell>
          <table:table-cell table:style-name="Default" table:formula="of:=(v*[.$G85]*SIN(RADIANS([.J$1])))-((g*[.$G85]^2)/2)" office:value-type="float" office:value="3.44343334537102" calcext:value-type="float">
            <text:p>3.4434333454</text:p>
          </table:table-cell>
          <table:table-cell table:style-name="Default" table:formula="of:=(v*[.$G85]*SIN(RADIANS([.K$1])))-((g*[.$G85]^2)/2)" office:value-type="float" office:value="3.20613884334259" calcext:value-type="float">
            <text:p>3.2061388433</text:p>
          </table:table-cell>
          <table:table-cell table:style-name="Default" table:formula="of:=(v*[.$G85]*SIN(RADIANS([.L$1])))-((g*[.$G85]^2)/2)" office:value-type="float" office:value="2.96391593718382" calcext:value-type="float">
            <text:p>2.963915937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1" calcext:value-type="float">
            <text:p>0.810</text:p>
          </table:table-cell>
          <table:table-cell table:style-name="Default" table:formula="of:=(v*[.$G86]*SIN(RADIANS([.H$1])))-((g*[.$G86]^2)/2)" office:value-type="float" office:value="3.64864845931044" calcext:value-type="float">
            <text:p>3.6486484593</text:p>
          </table:table-cell>
          <table:table-cell table:style-name="Default" table:formula="of:=(v*[.$G86]*SIN(RADIANS([.I$1])))-((g*[.$G86]^2)/2)" office:value-type="float" office:value="3.58247971222694" calcext:value-type="float">
            <text:p>3.5824797122</text:p>
          </table:table-cell>
          <table:table-cell table:style-name="Default" table:formula="of:=(v*[.$G86]*SIN(RADIANS([.J$1])))-((g*[.$G86]^2)/2)" office:value-type="float" office:value="3.44675932968816" calcext:value-type="float">
            <text:p>3.4467593297</text:p>
          </table:table-cell>
          <table:table-cell table:style-name="Default" table:formula="of:=(v*[.$G86]*SIN(RADIANS([.K$1])))-((g*[.$G86]^2)/2)" office:value-type="float" office:value="3.20649864638437" calcext:value-type="float">
            <text:p>3.2064986464</text:p>
          </table:table-cell>
          <table:table-cell table:style-name="Default" table:formula="of:=(v*[.$G86]*SIN(RADIANS([.L$1])))-((g*[.$G86]^2)/2)" office:value-type="float" office:value="2.96124795389862" calcext:value-type="float">
            <text:p>2.961247953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2" calcext:value-type="float">
            <text:p>0.820</text:p>
          </table:table-cell>
          <table:table-cell table:style-name="Default" table:formula="of:=(v*[.$G87]*SIN(RADIANS([.H$1])))-((g*[.$G87]^2)/2)" office:value-type="float" office:value="3.65348623701798" calcext:value-type="float">
            <text:p>3.653486237</text:p>
          </table:table-cell>
          <table:table-cell table:style-name="Default" table:formula="of:=(v*[.$G87]*SIN(RADIANS([.I$1])))-((g*[.$G87]^2)/2)" office:value-type="float" office:value="3.58650059182233" calcext:value-type="float">
            <text:p>3.5865005918</text:p>
          </table:table-cell>
          <table:table-cell table:style-name="Default" table:formula="of:=(v*[.$G87]*SIN(RADIANS([.J$1])))-((g*[.$G87]^2)/2)" office:value-type="float" office:value="3.4491046490053" calcext:value-type="float">
            <text:p>3.449104649</text:p>
          </table:table-cell>
          <table:table-cell table:style-name="Default" table:formula="of:=(v*[.$G87]*SIN(RADIANS([.K$1])))-((g*[.$G87]^2)/2)" office:value-type="float" office:value="3.20587778442616" calcext:value-type="float">
            <text:p>3.2058777844</text:p>
          </table:table-cell>
          <table:table-cell table:style-name="Default" table:formula="of:=(v*[.$G87]*SIN(RADIANS([.L$1])))-((g*[.$G87]^2)/2)" office:value-type="float" office:value="2.95759930561342" calcext:value-type="float">
            <text:p>2.957599305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3" calcext:value-type="float">
            <text:p>0.830</text:p>
          </table:table-cell>
          <table:table-cell table:style-name="Default" table:formula="of:=(v*[.$G88]*SIN(RADIANS([.H$1])))-((g*[.$G88]^2)/2)" office:value-type="float" office:value="3.65734334972551" calcext:value-type="float">
            <text:p>3.6573433497</text:p>
          </table:table-cell>
          <table:table-cell table:style-name="Default" table:formula="of:=(v*[.$G88]*SIN(RADIANS([.I$1])))-((g*[.$G88]^2)/2)" office:value-type="float" office:value="3.58954080641773" calcext:value-type="float">
            <text:p>3.5895408064</text:p>
          </table:table-cell>
          <table:table-cell table:style-name="Default" table:formula="of:=(v*[.$G88]*SIN(RADIANS([.J$1])))-((g*[.$G88]^2)/2)" office:value-type="float" office:value="3.45046930332244" calcext:value-type="float">
            <text:p>3.4504693033</text:p>
          </table:table-cell>
          <table:table-cell table:style-name="Default" table:formula="of:=(v*[.$G88]*SIN(RADIANS([.K$1])))-((g*[.$G88]^2)/2)" office:value-type="float" office:value="3.20427625746794" calcext:value-type="float">
            <text:p>3.2042762575</text:p>
          </table:table-cell>
          <table:table-cell table:style-name="Default" table:formula="of:=(v*[.$G88]*SIN(RADIANS([.L$1])))-((g*[.$G88]^2)/2)" office:value-type="float" office:value="2.95296999232822" calcext:value-type="float">
            <text:p>2.952969992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4" calcext:value-type="float">
            <text:p>0.840</text:p>
          </table:table-cell>
          <table:table-cell table:style-name="Default" table:formula="of:=(v*[.$G89]*SIN(RADIANS([.H$1])))-((g*[.$G89]^2)/2)" office:value-type="float" office:value="3.66021979743305" calcext:value-type="float">
            <text:p>3.6602197974</text:p>
          </table:table-cell>
          <table:table-cell table:style-name="Default" table:formula="of:=(v*[.$G89]*SIN(RADIANS([.I$1])))-((g*[.$G89]^2)/2)" office:value-type="float" office:value="3.59160035601312" calcext:value-type="float">
            <text:p>3.591600356</text:p>
          </table:table-cell>
          <table:table-cell table:style-name="Default" table:formula="of:=(v*[.$G89]*SIN(RADIANS([.J$1])))-((g*[.$G89]^2)/2)" office:value-type="float" office:value="3.45085329263957" calcext:value-type="float">
            <text:p>3.4508532926</text:p>
          </table:table-cell>
          <table:table-cell table:style-name="Default" table:formula="of:=(v*[.$G89]*SIN(RADIANS([.K$1])))-((g*[.$G89]^2)/2)" office:value-type="float" office:value="3.20169406550972" calcext:value-type="float">
            <text:p>3.2016940655</text:p>
          </table:table-cell>
          <table:table-cell table:style-name="Default" table:formula="of:=(v*[.$G89]*SIN(RADIANS([.L$1])))-((g*[.$G89]^2)/2)" office:value-type="float" office:value="2.94736001404301" calcext:value-type="float">
            <text:p>2.94736001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5" calcext:value-type="float">
            <text:p>0.850</text:p>
          </table:table-cell>
          <table:table-cell table:style-name="Default" table:formula="of:=(v*[.$G90]*SIN(RADIANS([.H$1])))-((g*[.$G90]^2)/2)" office:value-type="float" office:value="3.66211558014059" calcext:value-type="float">
            <text:p>3.6621155801</text:p>
          </table:table-cell>
          <table:table-cell table:style-name="Default" table:formula="of:=(v*[.$G90]*SIN(RADIANS([.I$1])))-((g*[.$G90]^2)/2)" office:value-type="float" office:value="3.59267924060852" calcext:value-type="float">
            <text:p>3.5926792406</text:p>
          </table:table-cell>
          <table:table-cell table:style-name="Default" table:formula="of:=(v*[.$G90]*SIN(RADIANS([.J$1])))-((g*[.$G90]^2)/2)" office:value-type="float" office:value="3.45025661695671" calcext:value-type="float">
            <text:p>3.450256617</text:p>
          </table:table-cell>
          <table:table-cell table:style-name="Default" table:formula="of:=(v*[.$G90]*SIN(RADIANS([.K$1])))-((g*[.$G90]^2)/2)" office:value-type="float" office:value="3.1981312085515" calcext:value-type="float">
            <text:p>3.1981312086</text:p>
          </table:table-cell>
          <table:table-cell table:style-name="Default" table:formula="of:=(v*[.$G90]*SIN(RADIANS([.L$1])))-((g*[.$G90]^2)/2)" office:value-type="float" office:value="2.94076937075781" calcext:value-type="float">
            <text:p>2.940769370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6" calcext:value-type="float">
            <text:p>0.860</text:p>
          </table:table-cell>
          <table:table-cell table:style-name="Default" table:formula="of:=(v*[.$G91]*SIN(RADIANS([.H$1])))-((g*[.$G91]^2)/2)" office:value-type="float" office:value="3.66303069784812" calcext:value-type="float">
            <text:p>3.6630306978</text:p>
          </table:table-cell>
          <table:table-cell table:style-name="Default" table:formula="of:=(v*[.$G91]*SIN(RADIANS([.I$1])))-((g*[.$G91]^2)/2)" office:value-type="float" office:value="3.59277746020391" calcext:value-type="float">
            <text:p>3.5927774602</text:p>
          </table:table-cell>
          <table:table-cell table:style-name="Default" table:formula="of:=(v*[.$G91]*SIN(RADIANS([.J$1])))-((g*[.$G91]^2)/2)" office:value-type="float" office:value="3.44867927627385" calcext:value-type="float">
            <text:p>3.4486792763</text:p>
          </table:table-cell>
          <table:table-cell table:style-name="Default" table:formula="of:=(v*[.$G91]*SIN(RADIANS([.K$1])))-((g*[.$G91]^2)/2)" office:value-type="float" office:value="3.19358768659329" calcext:value-type="float">
            <text:p>3.1935876866</text:p>
          </table:table-cell>
          <table:table-cell table:style-name="Default" table:formula="of:=(v*[.$G91]*SIN(RADIANS([.L$1])))-((g*[.$G91]^2)/2)" office:value-type="float" office:value="2.93319806247261" calcext:value-type="float">
            <text:p>2.933198062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7" calcext:value-type="float">
            <text:p>0.870</text:p>
          </table:table-cell>
          <table:table-cell table:style-name="Default" table:formula="of:=(v*[.$G92]*SIN(RADIANS([.H$1])))-((g*[.$G92]^2)/2)" office:value-type="float" office:value="3.66296515055566" calcext:value-type="float">
            <text:p>3.6629651506</text:p>
          </table:table-cell>
          <table:table-cell table:style-name="Default" table:formula="of:=(v*[.$G92]*SIN(RADIANS([.I$1])))-((g*[.$G92]^2)/2)" office:value-type="float" office:value="3.59189501479931" calcext:value-type="float">
            <text:p>3.5918950148</text:p>
          </table:table-cell>
          <table:table-cell table:style-name="Default" table:formula="of:=(v*[.$G92]*SIN(RADIANS([.J$1])))-((g*[.$G92]^2)/2)" office:value-type="float" office:value="3.44612127059099" calcext:value-type="float">
            <text:p>3.4461212706</text:p>
          </table:table-cell>
          <table:table-cell table:style-name="Default" table:formula="of:=(v*[.$G92]*SIN(RADIANS([.K$1])))-((g*[.$G92]^2)/2)" office:value-type="float" office:value="3.18806349963507" calcext:value-type="float">
            <text:p>3.1880634996</text:p>
          </table:table-cell>
          <table:table-cell table:style-name="Default" table:formula="of:=(v*[.$G92]*SIN(RADIANS([.L$1])))-((g*[.$G92]^2)/2)" office:value-type="float" office:value="2.92464608918741" calcext:value-type="float">
            <text:p>2.924646089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8" calcext:value-type="float">
            <text:p>0.880</text:p>
          </table:table-cell>
          <table:table-cell table:style-name="Default" table:formula="of:=(v*[.$G93]*SIN(RADIANS([.H$1])))-((g*[.$G93]^2)/2)" office:value-type="float" office:value="3.6619189382632" calcext:value-type="float">
            <text:p>3.6619189383</text:p>
          </table:table-cell>
          <table:table-cell table:style-name="Default" table:formula="of:=(v*[.$G93]*SIN(RADIANS([.I$1])))-((g*[.$G93]^2)/2)" office:value-type="float" office:value="3.5900319043947" calcext:value-type="float">
            <text:p>3.5900319044</text:p>
          </table:table-cell>
          <table:table-cell table:style-name="Default" table:formula="of:=(v*[.$G93]*SIN(RADIANS([.J$1])))-((g*[.$G93]^2)/2)" office:value-type="float" office:value="3.44258259990812" calcext:value-type="float">
            <text:p>3.4425825999</text:p>
          </table:table-cell>
          <table:table-cell table:style-name="Default" table:formula="of:=(v*[.$G93]*SIN(RADIANS([.K$1])))-((g*[.$G93]^2)/2)" office:value-type="float" office:value="3.18155864767685" calcext:value-type="float">
            <text:p>3.1815586477</text:p>
          </table:table-cell>
          <table:table-cell table:style-name="Default" table:formula="of:=(v*[.$G93]*SIN(RADIANS([.L$1])))-((g*[.$G93]^2)/2)" office:value-type="float" office:value="2.91511345090221" calcext:value-type="float">
            <text:p>2.915113450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89" calcext:value-type="float">
            <text:p>0.890</text:p>
          </table:table-cell>
          <table:table-cell table:style-name="Default" table:formula="of:=(v*[.$G94]*SIN(RADIANS([.H$1])))-((g*[.$G94]^2)/2)" office:value-type="float" office:value="3.65989206097073" calcext:value-type="float">
            <text:p>3.659892061</text:p>
          </table:table-cell>
          <table:table-cell table:style-name="Default" table:formula="of:=(v*[.$G94]*SIN(RADIANS([.I$1])))-((g*[.$G94]^2)/2)" office:value-type="float" office:value="3.58718812899009" calcext:value-type="float">
            <text:p>3.587188129</text:p>
          </table:table-cell>
          <table:table-cell table:style-name="Default" table:formula="of:=(v*[.$G94]*SIN(RADIANS([.J$1])))-((g*[.$G94]^2)/2)" office:value-type="float" office:value="3.43806326422526" calcext:value-type="float">
            <text:p>3.4380632642</text:p>
          </table:table-cell>
          <table:table-cell table:style-name="Default" table:formula="of:=(v*[.$G94]*SIN(RADIANS([.K$1])))-((g*[.$G94]^2)/2)" office:value-type="float" office:value="3.17407313071863" calcext:value-type="float">
            <text:p>3.1740731307</text:p>
          </table:table-cell>
          <table:table-cell table:style-name="Default" table:formula="of:=(v*[.$G94]*SIN(RADIANS([.L$1])))-((g*[.$G94]^2)/2)" office:value-type="float" office:value="2.904600147617" calcext:value-type="float">
            <text:p>2.904600147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" calcext:value-type="float">
            <text:p>0.900</text:p>
          </table:table-cell>
          <table:table-cell table:style-name="Default" table:formula="of:=(v*[.$G95]*SIN(RADIANS([.H$1])))-((g*[.$G95]^2)/2)" office:value-type="float" office:value="3.65688451867827" calcext:value-type="float">
            <text:p>3.6568845187</text:p>
          </table:table-cell>
          <table:table-cell table:style-name="Default" table:formula="of:=(v*[.$G95]*SIN(RADIANS([.I$1])))-((g*[.$G95]^2)/2)" office:value-type="float" office:value="3.58336368858549" calcext:value-type="float">
            <text:p>3.5833636886</text:p>
          </table:table-cell>
          <table:table-cell table:style-name="Default" table:formula="of:=(v*[.$G95]*SIN(RADIANS([.J$1])))-((g*[.$G95]^2)/2)" office:value-type="float" office:value="3.4325632635424" calcext:value-type="float">
            <text:p>3.4325632635</text:p>
          </table:table-cell>
          <table:table-cell table:style-name="Default" table:formula="of:=(v*[.$G95]*SIN(RADIANS([.K$1])))-((g*[.$G95]^2)/2)" office:value-type="float" office:value="3.16560694876041" calcext:value-type="float">
            <text:p>3.1656069488</text:p>
          </table:table-cell>
          <table:table-cell table:style-name="Default" table:formula="of:=(v*[.$G95]*SIN(RADIANS([.L$1])))-((g*[.$G95]^2)/2)" office:value-type="float" office:value="2.8931061793318" calcext:value-type="float">
            <text:p>2.893106179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1" calcext:value-type="float">
            <text:p>0.910</text:p>
          </table:table-cell>
          <table:table-cell table:style-name="Default" table:formula="of:=(v*[.$G96]*SIN(RADIANS([.H$1])))-((g*[.$G96]^2)/2)" office:value-type="float" office:value="3.6528963113858" calcext:value-type="float">
            <text:p>3.6528963114</text:p>
          </table:table-cell>
          <table:table-cell table:style-name="Default" table:formula="of:=(v*[.$G96]*SIN(RADIANS([.I$1])))-((g*[.$G96]^2)/2)" office:value-type="float" office:value="3.57855858318088" calcext:value-type="float">
            <text:p>3.5785585832</text:p>
          </table:table-cell>
          <table:table-cell table:style-name="Default" table:formula="of:=(v*[.$G96]*SIN(RADIANS([.J$1])))-((g*[.$G96]^2)/2)" office:value-type="float" office:value="3.42608259785954" calcext:value-type="float">
            <text:p>3.4260825979</text:p>
          </table:table-cell>
          <table:table-cell table:style-name="Default" table:formula="of:=(v*[.$G96]*SIN(RADIANS([.K$1])))-((g*[.$G96]^2)/2)" office:value-type="float" office:value="3.1561601018022" calcext:value-type="float">
            <text:p>3.1561601018</text:p>
          </table:table-cell>
          <table:table-cell table:style-name="Default" table:formula="of:=(v*[.$G96]*SIN(RADIANS([.L$1])))-((g*[.$G96]^2)/2)" office:value-type="float" office:value="2.8806315460466" calcext:value-type="float">
            <text:p>2.88063154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2" calcext:value-type="float">
            <text:p>0.920</text:p>
          </table:table-cell>
          <table:table-cell table:style-name="Default" table:formula="of:=(v*[.$G97]*SIN(RADIANS([.H$1])))-((g*[.$G97]^2)/2)" office:value-type="float" office:value="3.64792743909334" calcext:value-type="float">
            <text:p>3.6479274391</text:p>
          </table:table-cell>
          <table:table-cell table:style-name="Default" table:formula="of:=(v*[.$G97]*SIN(RADIANS([.I$1])))-((g*[.$G97]^2)/2)" office:value-type="float" office:value="3.57277281277628" calcext:value-type="float">
            <text:p>3.5727728128</text:p>
          </table:table-cell>
          <table:table-cell table:style-name="Default" table:formula="of:=(v*[.$G97]*SIN(RADIANS([.J$1])))-((g*[.$G97]^2)/2)" office:value-type="float" office:value="3.41862126717668" calcext:value-type="float">
            <text:p>3.4186212672</text:p>
          </table:table-cell>
          <table:table-cell table:style-name="Default" table:formula="of:=(v*[.$G97]*SIN(RADIANS([.K$1])))-((g*[.$G97]^2)/2)" office:value-type="float" office:value="3.14573258984398" calcext:value-type="float">
            <text:p>3.1457325898</text:p>
          </table:table-cell>
          <table:table-cell table:style-name="Default" table:formula="of:=(v*[.$G97]*SIN(RADIANS([.L$1])))-((g*[.$G97]^2)/2)" office:value-type="float" office:value="2.8671762477614" calcext:value-type="float">
            <text:p>2.867176247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3" calcext:value-type="float">
            <text:p>0.930</text:p>
          </table:table-cell>
          <table:table-cell table:style-name="Default" table:formula="of:=(v*[.$G98]*SIN(RADIANS([.H$1])))-((g*[.$G98]^2)/2)" office:value-type="float" office:value="3.64197790180088" calcext:value-type="float">
            <text:p>3.6419779018</text:p>
          </table:table-cell>
          <table:table-cell table:style-name="Default" table:formula="of:=(v*[.$G98]*SIN(RADIANS([.I$1])))-((g*[.$G98]^2)/2)" office:value-type="float" office:value="3.56600637737167" calcext:value-type="float">
            <text:p>3.5660063774</text:p>
          </table:table-cell>
          <table:table-cell table:style-name="Default" table:formula="of:=(v*[.$G98]*SIN(RADIANS([.J$1])))-((g*[.$G98]^2)/2)" office:value-type="float" office:value="3.41017927149381" calcext:value-type="float">
            <text:p>3.4101792715</text:p>
          </table:table-cell>
          <table:table-cell table:style-name="Default" table:formula="of:=(v*[.$G98]*SIN(RADIANS([.K$1])))-((g*[.$G98]^2)/2)" office:value-type="float" office:value="3.13432441288576" calcext:value-type="float">
            <text:p>3.1343244129</text:p>
          </table:table-cell>
          <table:table-cell table:style-name="Default" table:formula="of:=(v*[.$G98]*SIN(RADIANS([.L$1])))-((g*[.$G98]^2)/2)" office:value-type="float" office:value="2.8527402844762" calcext:value-type="float">
            <text:p>2.852740284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4" calcext:value-type="float">
            <text:p>0.940</text:p>
          </table:table-cell>
          <table:table-cell table:style-name="Default" table:formula="of:=(v*[.$G99]*SIN(RADIANS([.H$1])))-((g*[.$G99]^2)/2)" office:value-type="float" office:value="3.63504769950841" calcext:value-type="float">
            <text:p>3.6350476995</text:p>
          </table:table-cell>
          <table:table-cell table:style-name="Default" table:formula="of:=(v*[.$G99]*SIN(RADIANS([.I$1])))-((g*[.$G99]^2)/2)" office:value-type="float" office:value="3.55825927696707" calcext:value-type="float">
            <text:p>3.558259277</text:p>
          </table:table-cell>
          <table:table-cell table:style-name="Default" table:formula="of:=(v*[.$G99]*SIN(RADIANS([.J$1])))-((g*[.$G99]^2)/2)" office:value-type="float" office:value="3.40075661081095" calcext:value-type="float">
            <text:p>3.4007566108</text:p>
          </table:table-cell>
          <table:table-cell table:style-name="Default" table:formula="of:=(v*[.$G99]*SIN(RADIANS([.K$1])))-((g*[.$G99]^2)/2)" office:value-type="float" office:value="3.12193557092754" calcext:value-type="float">
            <text:p>3.1219355709</text:p>
          </table:table-cell>
          <table:table-cell table:style-name="Default" table:formula="of:=(v*[.$G99]*SIN(RADIANS([.L$1])))-((g*[.$G99]^2)/2)" office:value-type="float" office:value="2.83732365619099" calcext:value-type="float">
            <text:p>2.837323656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5" calcext:value-type="float">
            <text:p>0.950</text:p>
          </table:table-cell>
          <table:table-cell table:style-name="Default" table:formula="of:=(v*[.$G100]*SIN(RADIANS([.H$1])))-((g*[.$G100]^2)/2)" office:value-type="float" office:value="3.62713683221595" calcext:value-type="float">
            <text:p>3.6271368322</text:p>
          </table:table-cell>
          <table:table-cell table:style-name="Default" table:formula="of:=(v*[.$G100]*SIN(RADIANS([.I$1])))-((g*[.$G100]^2)/2)" office:value-type="float" office:value="3.54953151156246" calcext:value-type="float">
            <text:p>3.5495315116</text:p>
          </table:table-cell>
          <table:table-cell table:style-name="Default" table:formula="of:=(v*[.$G100]*SIN(RADIANS([.J$1])))-((g*[.$G100]^2)/2)" office:value-type="float" office:value="3.39035328512809" calcext:value-type="float">
            <text:p>3.3903532851</text:p>
          </table:table-cell>
          <table:table-cell table:style-name="Default" table:formula="of:=(v*[.$G100]*SIN(RADIANS([.K$1])))-((g*[.$G100]^2)/2)" office:value-type="float" office:value="3.10856606396933" calcext:value-type="float">
            <text:p>3.108566064</text:p>
          </table:table-cell>
          <table:table-cell table:style-name="Default" table:formula="of:=(v*[.$G100]*SIN(RADIANS([.L$1])))-((g*[.$G100]^2)/2)" office:value-type="float" office:value="2.82092636290579" calcext:value-type="float">
            <text:p>2.820926362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6" calcext:value-type="float">
            <text:p>0.960</text:p>
          </table:table-cell>
          <table:table-cell table:style-name="Default" table:formula="of:=(v*[.$G101]*SIN(RADIANS([.H$1])))-((g*[.$G101]^2)/2)" office:value-type="float" office:value="3.61824529992349" calcext:value-type="float">
            <text:p>3.6182452999</text:p>
          </table:table-cell>
          <table:table-cell table:style-name="Default" table:formula="of:=(v*[.$G101]*SIN(RADIANS([.I$1])))-((g*[.$G101]^2)/2)" office:value-type="float" office:value="3.53982308115785" calcext:value-type="float">
            <text:p>3.5398230812</text:p>
          </table:table-cell>
          <table:table-cell table:style-name="Default" table:formula="of:=(v*[.$G101]*SIN(RADIANS([.J$1])))-((g*[.$G101]^2)/2)" office:value-type="float" office:value="3.37896929444523" calcext:value-type="float">
            <text:p>3.3789692944</text:p>
          </table:table-cell>
          <table:table-cell table:style-name="Default" table:formula="of:=(v*[.$G101]*SIN(RADIANS([.K$1])))-((g*[.$G101]^2)/2)" office:value-type="float" office:value="3.09421589201111" calcext:value-type="float">
            <text:p>3.094215892</text:p>
          </table:table-cell>
          <table:table-cell table:style-name="Default" table:formula="of:=(v*[.$G101]*SIN(RADIANS([.L$1])))-((g*[.$G101]^2)/2)" office:value-type="float" office:value="2.80354840462059" calcext:value-type="float">
            <text:p>2.803548404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7" calcext:value-type="float">
            <text:p>0.970</text:p>
          </table:table-cell>
          <table:table-cell table:style-name="Default" table:formula="of:=(v*[.$G102]*SIN(RADIANS([.H$1])))-((g*[.$G102]^2)/2)" office:value-type="float" office:value="3.60837310263102" calcext:value-type="float">
            <text:p>3.6083731026</text:p>
          </table:table-cell>
          <table:table-cell table:style-name="Default" table:formula="of:=(v*[.$G102]*SIN(RADIANS([.I$1])))-((g*[.$G102]^2)/2)" office:value-type="float" office:value="3.52913398575325" calcext:value-type="float">
            <text:p>3.5291339858</text:p>
          </table:table-cell>
          <table:table-cell table:style-name="Default" table:formula="of:=(v*[.$G102]*SIN(RADIANS([.J$1])))-((g*[.$G102]^2)/2)" office:value-type="float" office:value="3.36660463876236" calcext:value-type="float">
            <text:p>3.3666046388</text:p>
          </table:table-cell>
          <table:table-cell table:style-name="Default" table:formula="of:=(v*[.$G102]*SIN(RADIANS([.K$1])))-((g*[.$G102]^2)/2)" office:value-type="float" office:value="3.07888505505289" calcext:value-type="float">
            <text:p>3.0788850551</text:p>
          </table:table-cell>
          <table:table-cell table:style-name="Default" table:formula="of:=(v*[.$G102]*SIN(RADIANS([.L$1])))-((g*[.$G102]^2)/2)" office:value-type="float" office:value="2.78518978133539" calcext:value-type="float">
            <text:p>2.785189781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8" calcext:value-type="float">
            <text:p>0.980</text:p>
          </table:table-cell>
          <table:table-cell table:style-name="Default" table:formula="of:=(v*[.$G103]*SIN(RADIANS([.H$1])))-((g*[.$G103]^2)/2)" office:value-type="float" office:value="3.59752024033856" calcext:value-type="float">
            <text:p>3.5975202403</text:p>
          </table:table-cell>
          <table:table-cell table:style-name="Default" table:formula="of:=(v*[.$G103]*SIN(RADIANS([.I$1])))-((g*[.$G103]^2)/2)" office:value-type="float" office:value="3.51746422534864" calcext:value-type="float">
            <text:p>3.5174642253</text:p>
          </table:table-cell>
          <table:table-cell table:style-name="Default" table:formula="of:=(v*[.$G103]*SIN(RADIANS([.J$1])))-((g*[.$G103]^2)/2)" office:value-type="float" office:value="3.3532593180795" calcext:value-type="float">
            <text:p>3.3532593181</text:p>
          </table:table-cell>
          <table:table-cell table:style-name="Default" table:formula="of:=(v*[.$G103]*SIN(RADIANS([.K$1])))-((g*[.$G103]^2)/2)" office:value-type="float" office:value="3.06257355309467" calcext:value-type="float">
            <text:p>3.0625735531</text:p>
          </table:table-cell>
          <table:table-cell table:style-name="Default" table:formula="of:=(v*[.$G103]*SIN(RADIANS([.L$1])))-((g*[.$G103]^2)/2)" office:value-type="float" office:value="2.76585049305018" calcext:value-type="float">
            <text:p>2.765850493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0.99" calcext:value-type="float">
            <text:p>0.990</text:p>
          </table:table-cell>
          <table:table-cell table:style-name="Default" table:formula="of:=(v*[.$G104]*SIN(RADIANS([.H$1])))-((g*[.$G104]^2)/2)" office:value-type="float" office:value="3.58568671304609" calcext:value-type="float">
            <text:p>3.585686713</text:p>
          </table:table-cell>
          <table:table-cell table:style-name="Default" table:formula="of:=(v*[.$G104]*SIN(RADIANS([.I$1])))-((g*[.$G104]^2)/2)" office:value-type="float" office:value="3.50481379994404" calcext:value-type="float">
            <text:p>3.5048137999</text:p>
          </table:table-cell>
          <table:table-cell table:style-name="Default" table:formula="of:=(v*[.$G104]*SIN(RADIANS([.J$1])))-((g*[.$G104]^2)/2)" office:value-type="float" office:value="3.33893333239664" calcext:value-type="float">
            <text:p>3.3389333324</text:p>
          </table:table-cell>
          <table:table-cell table:style-name="Default" table:formula="of:=(v*[.$G104]*SIN(RADIANS([.K$1])))-((g*[.$G104]^2)/2)" office:value-type="float" office:value="3.04528138613646" calcext:value-type="float">
            <text:p>3.0452813861</text:p>
          </table:table-cell>
          <table:table-cell table:style-name="Default" table:formula="of:=(v*[.$G104]*SIN(RADIANS([.L$1])))-((g*[.$G104]^2)/2)" office:value-type="float" office:value="2.74553053976498" calcext:value-type="float">
            <text:p>2.745530539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" calcext:value-type="float">
            <text:p>1.000</text:p>
          </table:table-cell>
          <table:table-cell table:style-name="Default" table:formula="of:=(v*[.$G105]*SIN(RADIANS([.H$1])))-((g*[.$G105]^2)/2)" office:value-type="float" office:value="3.57287252075363" calcext:value-type="float">
            <text:p>3.5728725208</text:p>
          </table:table-cell>
          <table:table-cell table:style-name="Default" table:formula="of:=(v*[.$G105]*SIN(RADIANS([.I$1])))-((g*[.$G105]^2)/2)" office:value-type="float" office:value="3.49118270953943" calcext:value-type="float">
            <text:p>3.4911827095</text:p>
          </table:table-cell>
          <table:table-cell table:style-name="Default" table:formula="of:=(v*[.$G105]*SIN(RADIANS([.J$1])))-((g*[.$G105]^2)/2)" office:value-type="float" office:value="3.32362668171378" calcext:value-type="float">
            <text:p>3.3236266817</text:p>
          </table:table-cell>
          <table:table-cell table:style-name="Default" table:formula="of:=(v*[.$G105]*SIN(RADIANS([.K$1])))-((g*[.$G105]^2)/2)" office:value-type="float" office:value="3.02700855417824" calcext:value-type="float">
            <text:p>3.0270085542</text:p>
          </table:table-cell>
          <table:table-cell table:style-name="Default" table:formula="of:=(v*[.$G105]*SIN(RADIANS([.L$1])))-((g*[.$G105]^2)/2)" office:value-type="float" office:value="2.72422992147978" calcext:value-type="float">
            <text:p>2.724229921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1" calcext:value-type="float">
            <text:p>1.010</text:p>
          </table:table-cell>
          <table:table-cell table:style-name="Default" table:formula="of:=(v*[.$G106]*SIN(RADIANS([.H$1])))-((g*[.$G106]^2)/2)" office:value-type="float" office:value="3.55907766346117" calcext:value-type="float">
            <text:p>3.5590776635</text:p>
          </table:table-cell>
          <table:table-cell table:style-name="Default" table:formula="of:=(v*[.$G106]*SIN(RADIANS([.I$1])))-((g*[.$G106]^2)/2)" office:value-type="float" office:value="3.47657095413483" calcext:value-type="float">
            <text:p>3.4765709541</text:p>
          </table:table-cell>
          <table:table-cell table:style-name="Default" table:formula="of:=(v*[.$G106]*SIN(RADIANS([.J$1])))-((g*[.$G106]^2)/2)" office:value-type="float" office:value="3.30733936603091" calcext:value-type="float">
            <text:p>3.307339366</text:p>
          </table:table-cell>
          <table:table-cell table:style-name="Default" table:formula="of:=(v*[.$G106]*SIN(RADIANS([.K$1])))-((g*[.$G106]^2)/2)" office:value-type="float" office:value="3.00775505722002" calcext:value-type="float">
            <text:p>3.0077550572</text:p>
          </table:table-cell>
          <table:table-cell table:style-name="Default" table:formula="of:=(v*[.$G106]*SIN(RADIANS([.L$1])))-((g*[.$G106]^2)/2)" office:value-type="float" office:value="2.70194863819458" calcext:value-type="float">
            <text:p>2.701948638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2" calcext:value-type="float">
            <text:p>1.020</text:p>
          </table:table-cell>
          <table:table-cell table:style-name="Default" table:formula="of:=(v*[.$G107]*SIN(RADIANS([.H$1])))-((g*[.$G107]^2)/2)" office:value-type="float" office:value="3.5443021411687" calcext:value-type="float">
            <text:p>3.5443021412</text:p>
          </table:table-cell>
          <table:table-cell table:style-name="Default" table:formula="of:=(v*[.$G107]*SIN(RADIANS([.I$1])))-((g*[.$G107]^2)/2)" office:value-type="float" office:value="3.46097853373022" calcext:value-type="float">
            <text:p>3.4609785337</text:p>
          </table:table-cell>
          <table:table-cell table:style-name="Default" table:formula="of:=(v*[.$G107]*SIN(RADIANS([.J$1])))-((g*[.$G107]^2)/2)" office:value-type="float" office:value="3.29007138534805" calcext:value-type="float">
            <text:p>3.2900713853</text:p>
          </table:table-cell>
          <table:table-cell table:style-name="Default" table:formula="of:=(v*[.$G107]*SIN(RADIANS([.K$1])))-((g*[.$G107]^2)/2)" office:value-type="float" office:value="2.9875208952618" calcext:value-type="float">
            <text:p>2.9875208953</text:p>
          </table:table-cell>
          <table:table-cell table:style-name="Default" table:formula="of:=(v*[.$G107]*SIN(RADIANS([.L$1])))-((g*[.$G107]^2)/2)" office:value-type="float" office:value="2.67868668990938" calcext:value-type="float">
            <text:p>2.678686689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3" calcext:value-type="float">
            <text:p>1.030</text:p>
          </table:table-cell>
          <table:table-cell table:style-name="Default" table:formula="of:=(v*[.$G108]*SIN(RADIANS([.H$1])))-((g*[.$G108]^2)/2)" office:value-type="float" office:value="3.52854595387624" calcext:value-type="float">
            <text:p>3.5285459539</text:p>
          </table:table-cell>
          <table:table-cell table:style-name="Default" table:formula="of:=(v*[.$G108]*SIN(RADIANS([.I$1])))-((g*[.$G108]^2)/2)" office:value-type="float" office:value="3.44440544832562" calcext:value-type="float">
            <text:p>3.4444054483</text:p>
          </table:table-cell>
          <table:table-cell table:style-name="Default" table:formula="of:=(v*[.$G108]*SIN(RADIANS([.J$1])))-((g*[.$G108]^2)/2)" office:value-type="float" office:value="3.27182273966519" calcext:value-type="float">
            <text:p>3.2718227397</text:p>
          </table:table-cell>
          <table:table-cell table:style-name="Default" table:formula="of:=(v*[.$G108]*SIN(RADIANS([.K$1])))-((g*[.$G108]^2)/2)" office:value-type="float" office:value="2.96630606830359" calcext:value-type="float">
            <text:p>2.9663060683</text:p>
          </table:table-cell>
          <table:table-cell table:style-name="Default" table:formula="of:=(v*[.$G108]*SIN(RADIANS([.L$1])))-((g*[.$G108]^2)/2)" office:value-type="float" office:value="2.65444407662417" calcext:value-type="float">
            <text:p>2.654444076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4" calcext:value-type="float">
            <text:p>1.040</text:p>
          </table:table-cell>
          <table:table-cell table:style-name="Default" table:formula="of:=(v*[.$G109]*SIN(RADIANS([.H$1])))-((g*[.$G109]^2)/2)" office:value-type="float" office:value="3.51180910158377" calcext:value-type="float">
            <text:p>3.5118091016</text:p>
          </table:table-cell>
          <table:table-cell table:style-name="Default" table:formula="of:=(v*[.$G109]*SIN(RADIANS([.I$1])))-((g*[.$G109]^2)/2)" office:value-type="float" office:value="3.42685169792101" calcext:value-type="float">
            <text:p>3.4268516979</text:p>
          </table:table-cell>
          <table:table-cell table:style-name="Default" table:formula="of:=(v*[.$G109]*SIN(RADIANS([.J$1])))-((g*[.$G109]^2)/2)" office:value-type="float" office:value="3.25259342898233" calcext:value-type="float">
            <text:p>3.252593429</text:p>
          </table:table-cell>
          <table:table-cell table:style-name="Default" table:formula="of:=(v*[.$G109]*SIN(RADIANS([.K$1])))-((g*[.$G109]^2)/2)" office:value-type="float" office:value="2.94411057634537" calcext:value-type="float">
            <text:p>2.9441105763</text:p>
          </table:table-cell>
          <table:table-cell table:style-name="Default" table:formula="of:=(v*[.$G109]*SIN(RADIANS([.L$1])))-((g*[.$G109]^2)/2)" office:value-type="float" office:value="2.62922079833897" calcext:value-type="float">
            <text:p>2.629220798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5" calcext:value-type="float">
            <text:p>1.050</text:p>
          </table:table-cell>
          <table:table-cell table:style-name="Default" table:formula="of:=(v*[.$G110]*SIN(RADIANS([.H$1])))-((g*[.$G110]^2)/2)" office:value-type="float" office:value="3.49409158429131" calcext:value-type="float">
            <text:p>3.4940915843</text:p>
          </table:table-cell>
          <table:table-cell table:style-name="Default" table:formula="of:=(v*[.$G110]*SIN(RADIANS([.I$1])))-((g*[.$G110]^2)/2)" office:value-type="float" office:value="3.40831728251641" calcext:value-type="float">
            <text:p>3.4083172825</text:p>
          </table:table-cell>
          <table:table-cell table:style-name="Default" table:formula="of:=(v*[.$G110]*SIN(RADIANS([.J$1])))-((g*[.$G110]^2)/2)" office:value-type="float" office:value="3.23238345329947" calcext:value-type="float">
            <text:p>3.2323834533</text:p>
          </table:table-cell>
          <table:table-cell table:style-name="Default" table:formula="of:=(v*[.$G110]*SIN(RADIANS([.K$1])))-((g*[.$G110]^2)/2)" office:value-type="float" office:value="2.92093441938715" calcext:value-type="float">
            <text:p>2.9209344194</text:p>
          </table:table-cell>
          <table:table-cell table:style-name="Default" table:formula="of:=(v*[.$G110]*SIN(RADIANS([.L$1])))-((g*[.$G110]^2)/2)" office:value-type="float" office:value="2.60301685505377" calcext:value-type="float">
            <text:p>2.603016855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6" calcext:value-type="float">
            <text:p>1.060</text:p>
          </table:table-cell>
          <table:table-cell table:style-name="Default" table:formula="of:=(v*[.$G111]*SIN(RADIANS([.H$1])))-((g*[.$G111]^2)/2)" office:value-type="float" office:value="3.47539340199885" calcext:value-type="float">
            <text:p>3.475393402</text:p>
          </table:table-cell>
          <table:table-cell table:style-name="Default" table:formula="of:=(v*[.$G111]*SIN(RADIANS([.I$1])))-((g*[.$G111]^2)/2)" office:value-type="float" office:value="3.3888022021118" calcext:value-type="float">
            <text:p>3.3888022021</text:p>
          </table:table-cell>
          <table:table-cell table:style-name="Default" table:formula="of:=(v*[.$G111]*SIN(RADIANS([.J$1])))-((g*[.$G111]^2)/2)" office:value-type="float" office:value="3.2111928126166" calcext:value-type="float">
            <text:p>3.2111928126</text:p>
          </table:table-cell>
          <table:table-cell table:style-name="Default" table:formula="of:=(v*[.$G111]*SIN(RADIANS([.K$1])))-((g*[.$G111]^2)/2)" office:value-type="float" office:value="2.89677759742893" calcext:value-type="float">
            <text:p>2.8967775974</text:p>
          </table:table-cell>
          <table:table-cell table:style-name="Default" table:formula="of:=(v*[.$G111]*SIN(RADIANS([.L$1])))-((g*[.$G111]^2)/2)" office:value-type="float" office:value="2.57583224676857" calcext:value-type="float">
            <text:p>2.575832246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7" calcext:value-type="float">
            <text:p>1.070</text:p>
          </table:table-cell>
          <table:table-cell table:style-name="Default" table:formula="of:=(v*[.$G112]*SIN(RADIANS([.H$1])))-((g*[.$G112]^2)/2)" office:value-type="float" office:value="3.45571455470638" calcext:value-type="float">
            <text:p>3.4557145547</text:p>
          </table:table-cell>
          <table:table-cell table:style-name="Default" table:formula="of:=(v*[.$G112]*SIN(RADIANS([.I$1])))-((g*[.$G112]^2)/2)" office:value-type="float" office:value="3.36830645670719" calcext:value-type="float">
            <text:p>3.3683064567</text:p>
          </table:table-cell>
          <table:table-cell table:style-name="Default" table:formula="of:=(v*[.$G112]*SIN(RADIANS([.J$1])))-((g*[.$G112]^2)/2)" office:value-type="float" office:value="3.18902150693374" calcext:value-type="float">
            <text:p>3.1890215069</text:p>
          </table:table-cell>
          <table:table-cell table:style-name="Default" table:formula="of:=(v*[.$G112]*SIN(RADIANS([.K$1])))-((g*[.$G112]^2)/2)" office:value-type="float" office:value="2.87164011047072" calcext:value-type="float">
            <text:p>2.8716401105</text:p>
          </table:table-cell>
          <table:table-cell table:style-name="Default" table:formula="of:=(v*[.$G112]*SIN(RADIANS([.L$1])))-((g*[.$G112]^2)/2)" office:value-type="float" office:value="2.54766697348336" calcext:value-type="float">
            <text:p>2.547666973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8" calcext:value-type="float">
            <text:p>1.080</text:p>
          </table:table-cell>
          <table:table-cell table:style-name="Default" table:formula="of:=(v*[.$G113]*SIN(RADIANS([.H$1])))-((g*[.$G113]^2)/2)" office:value-type="float" office:value="3.43505504241392" calcext:value-type="float">
            <text:p>3.4350550424</text:p>
          </table:table-cell>
          <table:table-cell table:style-name="Default" table:formula="of:=(v*[.$G113]*SIN(RADIANS([.I$1])))-((g*[.$G113]^2)/2)" office:value-type="float" office:value="3.34683004630259" calcext:value-type="float">
            <text:p>3.3468300463</text:p>
          </table:table-cell>
          <table:table-cell table:style-name="Default" table:formula="of:=(v*[.$G113]*SIN(RADIANS([.J$1])))-((g*[.$G113]^2)/2)" office:value-type="float" office:value="3.16586953625088" calcext:value-type="float">
            <text:p>3.1658695363</text:p>
          </table:table-cell>
          <table:table-cell table:style-name="Default" table:formula="of:=(v*[.$G113]*SIN(RADIANS([.K$1])))-((g*[.$G113]^2)/2)" office:value-type="float" office:value="2.8455219585125" calcext:value-type="float">
            <text:p>2.8455219585</text:p>
          </table:table-cell>
          <table:table-cell table:style-name="Default" table:formula="of:=(v*[.$G113]*SIN(RADIANS([.L$1])))-((g*[.$G113]^2)/2)" office:value-type="float" office:value="2.51852103519816" calcext:value-type="float">
            <text:p>2.518521035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09" calcext:value-type="float">
            <text:p>1.090</text:p>
          </table:table-cell>
          <table:table-cell table:style-name="Default" table:formula="of:=(v*[.$G114]*SIN(RADIANS([.H$1])))-((g*[.$G114]^2)/2)" office:value-type="float" office:value="3.41341486512146" calcext:value-type="float">
            <text:p>3.4134148651</text:p>
          </table:table-cell>
          <table:table-cell table:style-name="Default" table:formula="of:=(v*[.$G114]*SIN(RADIANS([.I$1])))-((g*[.$G114]^2)/2)" office:value-type="float" office:value="3.32437297089798" calcext:value-type="float">
            <text:p>3.3243729709</text:p>
          </table:table-cell>
          <table:table-cell table:style-name="Default" table:formula="of:=(v*[.$G114]*SIN(RADIANS([.J$1])))-((g*[.$G114]^2)/2)" office:value-type="float" office:value="3.14173690056802" calcext:value-type="float">
            <text:p>3.1417369006</text:p>
          </table:table-cell>
          <table:table-cell table:style-name="Default" table:formula="of:=(v*[.$G114]*SIN(RADIANS([.K$1])))-((g*[.$G114]^2)/2)" office:value-type="float" office:value="2.81842314155428" calcext:value-type="float">
            <text:p>2.8184231416</text:p>
          </table:table-cell>
          <table:table-cell table:style-name="Default" table:formula="of:=(v*[.$G114]*SIN(RADIANS([.L$1])))-((g*[.$G114]^2)/2)" office:value-type="float" office:value="2.48839443191296" calcext:value-type="float">
            <text:p>2.488394431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" calcext:value-type="float">
            <text:p>1.100</text:p>
          </table:table-cell>
          <table:table-cell table:style-name="Default" table:formula="of:=(v*[.$G115]*SIN(RADIANS([.H$1])))-((g*[.$G115]^2)/2)" office:value-type="float" office:value="3.39079402282899" calcext:value-type="float">
            <text:p>3.3907940228</text:p>
          </table:table-cell>
          <table:table-cell table:style-name="Default" table:formula="of:=(v*[.$G115]*SIN(RADIANS([.I$1])))-((g*[.$G115]^2)/2)" office:value-type="float" office:value="3.30093523049338" calcext:value-type="float">
            <text:p>3.3009352305</text:p>
          </table:table-cell>
          <table:table-cell table:style-name="Default" table:formula="of:=(v*[.$G115]*SIN(RADIANS([.J$1])))-((g*[.$G115]^2)/2)" office:value-type="float" office:value="3.11662359988515" calcext:value-type="float">
            <text:p>3.1166235999</text:p>
          </table:table-cell>
          <table:table-cell table:style-name="Default" table:formula="of:=(v*[.$G115]*SIN(RADIANS([.K$1])))-((g*[.$G115]^2)/2)" office:value-type="float" office:value="2.79034365959606" calcext:value-type="float">
            <text:p>2.7903436596</text:p>
          </table:table-cell>
          <table:table-cell table:style-name="Default" table:formula="of:=(v*[.$G115]*SIN(RADIANS([.L$1])))-((g*[.$G115]^2)/2)" office:value-type="float" office:value="2.45728716362776" calcext:value-type="float">
            <text:p>2.457287163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1" calcext:value-type="float">
            <text:p>1.110</text:p>
          </table:table-cell>
          <table:table-cell table:style-name="Default" table:formula="of:=(v*[.$G116]*SIN(RADIANS([.H$1])))-((g*[.$G116]^2)/2)" office:value-type="float" office:value="3.36719251553653" calcext:value-type="float">
            <text:p>3.3671925155</text:p>
          </table:table-cell>
          <table:table-cell table:style-name="Default" table:formula="of:=(v*[.$G116]*SIN(RADIANS([.I$1])))-((g*[.$G116]^2)/2)" office:value-type="float" office:value="3.27651682508877" calcext:value-type="float">
            <text:p>3.2765168251</text:p>
          </table:table-cell>
          <table:table-cell table:style-name="Default" table:formula="of:=(v*[.$G116]*SIN(RADIANS([.J$1])))-((g*[.$G116]^2)/2)" office:value-type="float" office:value="3.09052963420229" calcext:value-type="float">
            <text:p>3.0905296342</text:p>
          </table:table-cell>
          <table:table-cell table:style-name="Default" table:formula="of:=(v*[.$G116]*SIN(RADIANS([.K$1])))-((g*[.$G116]^2)/2)" office:value-type="float" office:value="2.76128351263784" calcext:value-type="float">
            <text:p>2.7612835126</text:p>
          </table:table-cell>
          <table:table-cell table:style-name="Default" table:formula="of:=(v*[.$G116]*SIN(RADIANS([.L$1])))-((g*[.$G116]^2)/2)" office:value-type="float" office:value="2.42519923034255" calcext:value-type="float">
            <text:p>2.425199230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2" calcext:value-type="float">
            <text:p>1.120</text:p>
          </table:table-cell>
          <table:table-cell table:style-name="Default" table:formula="of:=(v*[.$G117]*SIN(RADIANS([.H$1])))-((g*[.$G117]^2)/2)" office:value-type="float" office:value="3.34261034324407" calcext:value-type="float">
            <text:p>3.3426103432</text:p>
          </table:table-cell>
          <table:table-cell table:style-name="Default" table:formula="of:=(v*[.$G117]*SIN(RADIANS([.I$1])))-((g*[.$G117]^2)/2)" office:value-type="float" office:value="3.25111775468417" calcext:value-type="float">
            <text:p>3.2511177547</text:p>
          </table:table-cell>
          <table:table-cell table:style-name="Default" table:formula="of:=(v*[.$G117]*SIN(RADIANS([.J$1])))-((g*[.$G117]^2)/2)" office:value-type="float" office:value="3.06345500351943" calcext:value-type="float">
            <text:p>3.0634550035</text:p>
          </table:table-cell>
          <table:table-cell table:style-name="Default" table:formula="of:=(v*[.$G117]*SIN(RADIANS([.K$1])))-((g*[.$G117]^2)/2)" office:value-type="float" office:value="2.73124270067963" calcext:value-type="float">
            <text:p>2.7312427007</text:p>
          </table:table-cell>
          <table:table-cell table:style-name="Default" table:formula="of:=(v*[.$G117]*SIN(RADIANS([.L$1])))-((g*[.$G117]^2)/2)" office:value-type="float" office:value="2.39213063205735" calcext:value-type="float">
            <text:p>2.392130632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3" calcext:value-type="float">
            <text:p>1.130</text:p>
          </table:table-cell>
          <table:table-cell table:style-name="Default" table:formula="of:=(v*[.$G118]*SIN(RADIANS([.H$1])))-((g*[.$G118]^2)/2)" office:value-type="float" office:value="3.3170475059516" calcext:value-type="float">
            <text:p>3.317047506</text:p>
          </table:table-cell>
          <table:table-cell table:style-name="Default" table:formula="of:=(v*[.$G118]*SIN(RADIANS([.I$1])))-((g*[.$G118]^2)/2)" office:value-type="float" office:value="3.22473801927956" calcext:value-type="float">
            <text:p>3.2247380193</text:p>
          </table:table-cell>
          <table:table-cell table:style-name="Default" table:formula="of:=(v*[.$G118]*SIN(RADIANS([.J$1])))-((g*[.$G118]^2)/2)" office:value-type="float" office:value="3.03539970783657" calcext:value-type="float">
            <text:p>3.0353997078</text:p>
          </table:table-cell>
          <table:table-cell table:style-name="Default" table:formula="of:=(v*[.$G118]*SIN(RADIANS([.K$1])))-((g*[.$G118]^2)/2)" office:value-type="float" office:value="2.70022122372141" calcext:value-type="float">
            <text:p>2.7002212237</text:p>
          </table:table-cell>
          <table:table-cell table:style-name="Default" table:formula="of:=(v*[.$G118]*SIN(RADIANS([.L$1])))-((g*[.$G118]^2)/2)" office:value-type="float" office:value="2.35808136877215" calcext:value-type="float">
            <text:p>2.358081368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4" calcext:value-type="float">
            <text:p>1.140</text:p>
          </table:table-cell>
          <table:table-cell table:style-name="Default" table:formula="of:=(v*[.$G119]*SIN(RADIANS([.H$1])))-((g*[.$G119]^2)/2)" office:value-type="float" office:value="3.29050400365914" calcext:value-type="float">
            <text:p>3.2905040037</text:p>
          </table:table-cell>
          <table:table-cell table:style-name="Default" table:formula="of:=(v*[.$G119]*SIN(RADIANS([.I$1])))-((g*[.$G119]^2)/2)" office:value-type="float" office:value="3.19737761887495" calcext:value-type="float">
            <text:p>3.1973776189</text:p>
          </table:table-cell>
          <table:table-cell table:style-name="Default" table:formula="of:=(v*[.$G119]*SIN(RADIANS([.J$1])))-((g*[.$G119]^2)/2)" office:value-type="float" office:value="3.0063637471537" calcext:value-type="float">
            <text:p>3.0063637472</text:p>
          </table:table-cell>
          <table:table-cell table:style-name="Default" table:formula="of:=(v*[.$G119]*SIN(RADIANS([.K$1])))-((g*[.$G119]^2)/2)" office:value-type="float" office:value="2.66821908176319" calcext:value-type="float">
            <text:p>2.6682190818</text:p>
          </table:table-cell>
          <table:table-cell table:style-name="Default" table:formula="of:=(v*[.$G119]*SIN(RADIANS([.L$1])))-((g*[.$G119]^2)/2)" office:value-type="float" office:value="2.32305144048695" calcext:value-type="float">
            <text:p>2.323051440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5" calcext:value-type="float">
            <text:p>1.150</text:p>
          </table:table-cell>
          <table:table-cell table:style-name="Default" table:formula="of:=(v*[.$G120]*SIN(RADIANS([.H$1])))-((g*[.$G120]^2)/2)" office:value-type="float" office:value="3.26297983636668" calcext:value-type="float">
            <text:p>3.2629798364</text:p>
          </table:table-cell>
          <table:table-cell table:style-name="Default" table:formula="of:=(v*[.$G120]*SIN(RADIANS([.I$1])))-((g*[.$G120]^2)/2)" office:value-type="float" office:value="3.16903655347035" calcext:value-type="float">
            <text:p>3.1690365535</text:p>
          </table:table-cell>
          <table:table-cell table:style-name="Default" table:formula="of:=(v*[.$G120]*SIN(RADIANS([.J$1])))-((g*[.$G120]^2)/2)" office:value-type="float" office:value="2.97634712147084" calcext:value-type="float">
            <text:p>2.9763471215</text:p>
          </table:table-cell>
          <table:table-cell table:style-name="Default" table:formula="of:=(v*[.$G120]*SIN(RADIANS([.K$1])))-((g*[.$G120]^2)/2)" office:value-type="float" office:value="2.63523627480498" calcext:value-type="float">
            <text:p>2.6352362748</text:p>
          </table:table-cell>
          <table:table-cell table:style-name="Default" table:formula="of:=(v*[.$G120]*SIN(RADIANS([.L$1])))-((g*[.$G120]^2)/2)" office:value-type="float" office:value="2.28704084720175" calcext:value-type="float">
            <text:p>2.287040847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6" calcext:value-type="float">
            <text:p>1.160</text:p>
          </table:table-cell>
          <table:table-cell table:style-name="Default" table:formula="of:=(v*[.$G121]*SIN(RADIANS([.H$1])))-((g*[.$G121]^2)/2)" office:value-type="float" office:value="3.23447500407421" calcext:value-type="float">
            <text:p>3.2344750041</text:p>
          </table:table-cell>
          <table:table-cell table:style-name="Default" table:formula="of:=(v*[.$G121]*SIN(RADIANS([.I$1])))-((g*[.$G121]^2)/2)" office:value-type="float" office:value="3.13971482306574" calcext:value-type="float">
            <text:p>3.1397148231</text:p>
          </table:table-cell>
          <table:table-cell table:style-name="Default" table:formula="of:=(v*[.$G121]*SIN(RADIANS([.J$1])))-((g*[.$G121]^2)/2)" office:value-type="float" office:value="2.94534983078798" calcext:value-type="float">
            <text:p>2.9453498308</text:p>
          </table:table-cell>
          <table:table-cell table:style-name="Default" table:formula="of:=(v*[.$G121]*SIN(RADIANS([.K$1])))-((g*[.$G121]^2)/2)" office:value-type="float" office:value="2.60127280284676" calcext:value-type="float">
            <text:p>2.6012728028</text:p>
          </table:table-cell>
          <table:table-cell table:style-name="Default" table:formula="of:=(v*[.$G121]*SIN(RADIANS([.L$1])))-((g*[.$G121]^2)/2)" office:value-type="float" office:value="2.25004958891654" calcext:value-type="float">
            <text:p>2.250049588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7" calcext:value-type="float">
            <text:p>1.170</text:p>
          </table:table-cell>
          <table:table-cell table:style-name="Default" table:formula="of:=(v*[.$G122]*SIN(RADIANS([.H$1])))-((g*[.$G122]^2)/2)" office:value-type="float" office:value="3.20498950678175" calcext:value-type="float">
            <text:p>3.2049895068</text:p>
          </table:table-cell>
          <table:table-cell table:style-name="Default" table:formula="of:=(v*[.$G122]*SIN(RADIANS([.I$1])))-((g*[.$G122]^2)/2)" office:value-type="float" office:value="3.10941242766114" calcext:value-type="float">
            <text:p>3.1094124277</text:p>
          </table:table-cell>
          <table:table-cell table:style-name="Default" table:formula="of:=(v*[.$G122]*SIN(RADIANS([.J$1])))-((g*[.$G122]^2)/2)" office:value-type="float" office:value="2.91337187510512" calcext:value-type="float">
            <text:p>2.9133718751</text:p>
          </table:table-cell>
          <table:table-cell table:style-name="Default" table:formula="of:=(v*[.$G122]*SIN(RADIANS([.K$1])))-((g*[.$G122]^2)/2)" office:value-type="float" office:value="2.56632866588854" calcext:value-type="float">
            <text:p>2.5663286659</text:p>
          </table:table-cell>
          <table:table-cell table:style-name="Default" table:formula="of:=(v*[.$G122]*SIN(RADIANS([.L$1])))-((g*[.$G122]^2)/2)" office:value-type="float" office:value="2.21207766563134" calcext:value-type="float">
            <text:p>2.212077665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8" calcext:value-type="float">
            <text:p>1.180</text:p>
          </table:table-cell>
          <table:table-cell table:style-name="Default" table:formula="of:=(v*[.$G123]*SIN(RADIANS([.H$1])))-((g*[.$G123]^2)/2)" office:value-type="float" office:value="3.17452334448928" calcext:value-type="float">
            <text:p>3.1745233445</text:p>
          </table:table-cell>
          <table:table-cell table:style-name="Default" table:formula="of:=(v*[.$G123]*SIN(RADIANS([.I$1])))-((g*[.$G123]^2)/2)" office:value-type="float" office:value="3.07812936725653" calcext:value-type="float">
            <text:p>3.0781293673</text:p>
          </table:table-cell>
          <table:table-cell table:style-name="Default" table:formula="of:=(v*[.$G123]*SIN(RADIANS([.J$1])))-((g*[.$G123]^2)/2)" office:value-type="float" office:value="2.88041325442226" calcext:value-type="float">
            <text:p>2.8804132544</text:p>
          </table:table-cell>
          <table:table-cell table:style-name="Default" table:formula="of:=(v*[.$G123]*SIN(RADIANS([.K$1])))-((g*[.$G123]^2)/2)" office:value-type="float" office:value="2.53040386393032" calcext:value-type="float">
            <text:p>2.5304038639</text:p>
          </table:table-cell>
          <table:table-cell table:style-name="Default" table:formula="of:=(v*[.$G123]*SIN(RADIANS([.L$1])))-((g*[.$G123]^2)/2)" office:value-type="float" office:value="2.17312507734614" calcext:value-type="float">
            <text:p>2.173125077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19" calcext:value-type="float">
            <text:p>1.190</text:p>
          </table:table-cell>
          <table:table-cell table:style-name="Default" table:formula="of:=(v*[.$G124]*SIN(RADIANS([.H$1])))-((g*[.$G124]^2)/2)" office:value-type="float" office:value="3.14307651719682" calcext:value-type="float">
            <text:p>3.1430765172</text:p>
          </table:table-cell>
          <table:table-cell table:style-name="Default" table:formula="of:=(v*[.$G124]*SIN(RADIANS([.I$1])))-((g*[.$G124]^2)/2)" office:value-type="float" office:value="3.04586564185193" calcext:value-type="float">
            <text:p>3.0458656419</text:p>
          </table:table-cell>
          <table:table-cell table:style-name="Default" table:formula="of:=(v*[.$G124]*SIN(RADIANS([.J$1])))-((g*[.$G124]^2)/2)" office:value-type="float" office:value="2.84647396873939" calcext:value-type="float">
            <text:p>2.8464739687</text:p>
          </table:table-cell>
          <table:table-cell table:style-name="Default" table:formula="of:=(v*[.$G124]*SIN(RADIANS([.K$1])))-((g*[.$G124]^2)/2)" office:value-type="float" office:value="2.4934983969721" calcext:value-type="float">
            <text:p>2.493498397</text:p>
          </table:table-cell>
          <table:table-cell table:style-name="Default" table:formula="of:=(v*[.$G124]*SIN(RADIANS([.L$1])))-((g*[.$G124]^2)/2)" office:value-type="float" office:value="2.13319182406094" calcext:value-type="float">
            <text:p>2.133191824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" calcext:value-type="float">
            <text:p>1.200</text:p>
          </table:table-cell>
          <table:table-cell table:style-name="Default" table:formula="of:=(v*[.$G125]*SIN(RADIANS([.H$1])))-((g*[.$G125]^2)/2)" office:value-type="float" office:value="3.11064902490436" calcext:value-type="float">
            <text:p>3.1106490249</text:p>
          </table:table-cell>
          <table:table-cell table:style-name="Default" table:formula="of:=(v*[.$G125]*SIN(RADIANS([.I$1])))-((g*[.$G125]^2)/2)" office:value-type="float" office:value="3.01262125144732" calcext:value-type="float">
            <text:p>3.0126212514</text:p>
          </table:table-cell>
          <table:table-cell table:style-name="Default" table:formula="of:=(v*[.$G125]*SIN(RADIANS([.J$1])))-((g*[.$G125]^2)/2)" office:value-type="float" office:value="2.81155401805653" calcext:value-type="float">
            <text:p>2.8115540181</text:p>
          </table:table-cell>
          <table:table-cell table:style-name="Default" table:formula="of:=(v*[.$G125]*SIN(RADIANS([.K$1])))-((g*[.$G125]^2)/2)" office:value-type="float" office:value="2.45561226501389" calcext:value-type="float">
            <text:p>2.455612265</text:p>
          </table:table-cell>
          <table:table-cell table:style-name="Default" table:formula="of:=(v*[.$G125]*SIN(RADIANS([.L$1])))-((g*[.$G125]^2)/2)" office:value-type="float" office:value="2.09227790577574" calcext:value-type="float">
            <text:p>2.092277905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1" calcext:value-type="float">
            <text:p>1.210</text:p>
          </table:table-cell>
          <table:table-cell table:style-name="Default" table:formula="of:=(v*[.$G126]*SIN(RADIANS([.H$1])))-((g*[.$G126]^2)/2)" office:value-type="float" office:value="3.07724086761189" calcext:value-type="float">
            <text:p>3.0772408676</text:p>
          </table:table-cell>
          <table:table-cell table:style-name="Default" table:formula="of:=(v*[.$G126]*SIN(RADIANS([.I$1])))-((g*[.$G126]^2)/2)" office:value-type="float" office:value="2.97839619604271" calcext:value-type="float">
            <text:p>2.978396196</text:p>
          </table:table-cell>
          <table:table-cell table:style-name="Default" table:formula="of:=(v*[.$G126]*SIN(RADIANS([.J$1])))-((g*[.$G126]^2)/2)" office:value-type="float" office:value="2.77565340237367" calcext:value-type="float">
            <text:p>2.7756534024</text:p>
          </table:table-cell>
          <table:table-cell table:style-name="Default" table:formula="of:=(v*[.$G126]*SIN(RADIANS([.K$1])))-((g*[.$G126]^2)/2)" office:value-type="float" office:value="2.41674546805567" calcext:value-type="float">
            <text:p>2.4167454681</text:p>
          </table:table-cell>
          <table:table-cell table:style-name="Default" table:formula="of:=(v*[.$G126]*SIN(RADIANS([.L$1])))-((g*[.$G126]^2)/2)" office:value-type="float" office:value="2.05038332249053" calcext:value-type="float">
            <text:p>2.050383322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2" calcext:value-type="float">
            <text:p>1.220</text:p>
          </table:table-cell>
          <table:table-cell table:style-name="Default" table:formula="of:=(v*[.$G127]*SIN(RADIANS([.H$1])))-((g*[.$G127]^2)/2)" office:value-type="float" office:value="3.04285204531943" calcext:value-type="float">
            <text:p>3.0428520453</text:p>
          </table:table-cell>
          <table:table-cell table:style-name="Default" table:formula="of:=(v*[.$G127]*SIN(RADIANS([.I$1])))-((g*[.$G127]^2)/2)" office:value-type="float" office:value="2.94319047563811" calcext:value-type="float">
            <text:p>2.9431904756</text:p>
          </table:table-cell>
          <table:table-cell table:style-name="Default" table:formula="of:=(v*[.$G127]*SIN(RADIANS([.J$1])))-((g*[.$G127]^2)/2)" office:value-type="float" office:value="2.73877212169081" calcext:value-type="float">
            <text:p>2.7387721217</text:p>
          </table:table-cell>
          <table:table-cell table:style-name="Default" table:formula="of:=(v*[.$G127]*SIN(RADIANS([.K$1])))-((g*[.$G127]^2)/2)" office:value-type="float" office:value="2.37689800609745" calcext:value-type="float">
            <text:p>2.3768980061</text:p>
          </table:table-cell>
          <table:table-cell table:style-name="Default" table:formula="of:=(v*[.$G127]*SIN(RADIANS([.L$1])))-((g*[.$G127]^2)/2)" office:value-type="float" office:value="2.00750807420533" calcext:value-type="float">
            <text:p>2.007508074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3" calcext:value-type="float">
            <text:p>1.230</text:p>
          </table:table-cell>
          <table:table-cell table:style-name="Default" table:formula="of:=(v*[.$G128]*SIN(RADIANS([.H$1])))-((g*[.$G128]^2)/2)" office:value-type="float" office:value="3.00748255802696" calcext:value-type="float">
            <text:p>3.007482558</text:p>
          </table:table-cell>
          <table:table-cell table:style-name="Default" table:formula="of:=(v*[.$G128]*SIN(RADIANS([.I$1])))-((g*[.$G128]^2)/2)" office:value-type="float" office:value="2.9070040902335" calcext:value-type="float">
            <text:p>2.9070040902</text:p>
          </table:table-cell>
          <table:table-cell table:style-name="Default" table:formula="of:=(v*[.$G128]*SIN(RADIANS([.J$1])))-((g*[.$G128]^2)/2)" office:value-type="float" office:value="2.70091017600794" calcext:value-type="float">
            <text:p>2.700910176</text:p>
          </table:table-cell>
          <table:table-cell table:style-name="Default" table:formula="of:=(v*[.$G128]*SIN(RADIANS([.K$1])))-((g*[.$G128]^2)/2)" office:value-type="float" office:value="2.33606987913923" calcext:value-type="float">
            <text:p>2.3360698791</text:p>
          </table:table-cell>
          <table:table-cell table:style-name="Default" table:formula="of:=(v*[.$G128]*SIN(RADIANS([.L$1])))-((g*[.$G128]^2)/2)" office:value-type="float" office:value="1.96365216092013" calcext:value-type="float">
            <text:p>1.963652160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4" calcext:value-type="float">
            <text:p>1.240</text:p>
          </table:table-cell>
          <table:table-cell table:style-name="Default" table:formula="of:=(v*[.$G129]*SIN(RADIANS([.H$1])))-((g*[.$G129]^2)/2)" office:value-type="float" office:value="2.9711324057345" calcext:value-type="float">
            <text:p>2.9711324057</text:p>
          </table:table-cell>
          <table:table-cell table:style-name="Default" table:formula="of:=(v*[.$G129]*SIN(RADIANS([.I$1])))-((g*[.$G129]^2)/2)" office:value-type="float" office:value="2.8698370398289" calcext:value-type="float">
            <text:p>2.8698370398</text:p>
          </table:table-cell>
          <table:table-cell table:style-name="Default" table:formula="of:=(v*[.$G129]*SIN(RADIANS([.J$1])))-((g*[.$G129]^2)/2)" office:value-type="float" office:value="2.66206756532508" calcext:value-type="float">
            <text:p>2.6620675653</text:p>
          </table:table-cell>
          <table:table-cell table:style-name="Default" table:formula="of:=(v*[.$G129]*SIN(RADIANS([.K$1])))-((g*[.$G129]^2)/2)" office:value-type="float" office:value="2.29426108718101" calcext:value-type="float">
            <text:p>2.2942610872</text:p>
          </table:table-cell>
          <table:table-cell table:style-name="Default" table:formula="of:=(v*[.$G129]*SIN(RADIANS([.L$1])))-((g*[.$G129]^2)/2)" office:value-type="float" office:value="1.91881558263493" calcext:value-type="float">
            <text:p>1.918815582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5" calcext:value-type="float">
            <text:p>1.250</text:p>
          </table:table-cell>
          <table:table-cell table:style-name="Default" table:formula="of:=(v*[.$G130]*SIN(RADIANS([.H$1])))-((g*[.$G130]^2)/2)" office:value-type="float" office:value="2.93380158844204" calcext:value-type="float">
            <text:p>2.9338015884</text:p>
          </table:table-cell>
          <table:table-cell table:style-name="Default" table:formula="of:=(v*[.$G130]*SIN(RADIANS([.I$1])))-((g*[.$G130]^2)/2)" office:value-type="float" office:value="2.83168932442429" calcext:value-type="float">
            <text:p>2.8316893244</text:p>
          </table:table-cell>
          <table:table-cell table:style-name="Default" table:formula="of:=(v*[.$G130]*SIN(RADIANS([.J$1])))-((g*[.$G130]^2)/2)" office:value-type="float" office:value="2.62224428964222" calcext:value-type="float">
            <text:p>2.6222442896</text:p>
          </table:table-cell>
          <table:table-cell table:style-name="Default" table:formula="of:=(v*[.$G130]*SIN(RADIANS([.K$1])))-((g*[.$G130]^2)/2)" office:value-type="float" office:value="2.2514716302228" calcext:value-type="float">
            <text:p>2.2514716302</text:p>
          </table:table-cell>
          <table:table-cell table:style-name="Default" table:formula="of:=(v*[.$G130]*SIN(RADIANS([.L$1])))-((g*[.$G130]^2)/2)" office:value-type="float" office:value="1.87299833934972" calcext:value-type="float">
            <text:p>1.8729983393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6" calcext:value-type="float">
            <text:p>1.260</text:p>
          </table:table-cell>
          <table:table-cell table:style-name="Default" table:formula="of:=(v*[.$G131]*SIN(RADIANS([.H$1])))-((g*[.$G131]^2)/2)" office:value-type="float" office:value="2.89549010614958" calcext:value-type="float">
            <text:p>2.8954901061</text:p>
          </table:table-cell>
          <table:table-cell table:style-name="Default" table:formula="of:=(v*[.$G131]*SIN(RADIANS([.I$1])))-((g*[.$G131]^2)/2)" office:value-type="float" office:value="2.79256094401969" calcext:value-type="float">
            <text:p>2.792560944</text:p>
          </table:table-cell>
          <table:table-cell table:style-name="Default" table:formula="of:=(v*[.$G131]*SIN(RADIANS([.J$1])))-((g*[.$G131]^2)/2)" office:value-type="float" office:value="2.58144034895936" calcext:value-type="float">
            <text:p>2.581440349</text:p>
          </table:table-cell>
          <table:table-cell table:style-name="Default" table:formula="of:=(v*[.$G131]*SIN(RADIANS([.K$1])))-((g*[.$G131]^2)/2)" office:value-type="float" office:value="2.20770150826458" calcext:value-type="float">
            <text:p>2.2077015083</text:p>
          </table:table-cell>
          <table:table-cell table:style-name="Default" table:formula="of:=(v*[.$G131]*SIN(RADIANS([.L$1])))-((g*[.$G131]^2)/2)" office:value-type="float" office:value="1.82620043106452" calcext:value-type="float">
            <text:p>1.826200431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7" calcext:value-type="float">
            <text:p>1.270</text:p>
          </table:table-cell>
          <table:table-cell table:style-name="Default" table:formula="of:=(v*[.$G132]*SIN(RADIANS([.H$1])))-((g*[.$G132]^2)/2)" office:value-type="float" office:value="2.85619795885711" calcext:value-type="float">
            <text:p>2.8561979589</text:p>
          </table:table-cell>
          <table:table-cell table:style-name="Default" table:formula="of:=(v*[.$G132]*SIN(RADIANS([.I$1])))-((g*[.$G132]^2)/2)" office:value-type="float" office:value="2.75245189861508" calcext:value-type="float">
            <text:p>2.7524518986</text:p>
          </table:table-cell>
          <table:table-cell table:style-name="Default" table:formula="of:=(v*[.$G132]*SIN(RADIANS([.J$1])))-((g*[.$G132]^2)/2)" office:value-type="float" office:value="2.5396557432765" calcext:value-type="float">
            <text:p>2.5396557433</text:p>
          </table:table-cell>
          <table:table-cell table:style-name="Default" table:formula="of:=(v*[.$G132]*SIN(RADIANS([.K$1])))-((g*[.$G132]^2)/2)" office:value-type="float" office:value="2.16295072130636" calcext:value-type="float">
            <text:p>2.1629507213</text:p>
          </table:table-cell>
          <table:table-cell table:style-name="Default" table:formula="of:=(v*[.$G132]*SIN(RADIANS([.L$1])))-((g*[.$G132]^2)/2)" office:value-type="float" office:value="1.77842185777932" calcext:value-type="float">
            <text:p>1.778421857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8" calcext:value-type="float">
            <text:p>1.280</text:p>
          </table:table-cell>
          <table:table-cell table:style-name="Default" table:formula="of:=(v*[.$G133]*SIN(RADIANS([.H$1])))-((g*[.$G133]^2)/2)" office:value-type="float" office:value="2.81592514656465" calcext:value-type="float">
            <text:p>2.8159251466</text:p>
          </table:table-cell>
          <table:table-cell table:style-name="Default" table:formula="of:=(v*[.$G133]*SIN(RADIANS([.I$1])))-((g*[.$G133]^2)/2)" office:value-type="float" office:value="2.71136218821048" calcext:value-type="float">
            <text:p>2.7113621882</text:p>
          </table:table-cell>
          <table:table-cell table:style-name="Default" table:formula="of:=(v*[.$G133]*SIN(RADIANS([.J$1])))-((g*[.$G133]^2)/2)" office:value-type="float" office:value="2.49689047259364" calcext:value-type="float">
            <text:p>2.4968904726</text:p>
          </table:table-cell>
          <table:table-cell table:style-name="Default" table:formula="of:=(v*[.$G133]*SIN(RADIANS([.K$1])))-((g*[.$G133]^2)/2)" office:value-type="float" office:value="2.11721926934815" calcext:value-type="float">
            <text:p>2.1172192693</text:p>
          </table:table-cell>
          <table:table-cell table:style-name="Default" table:formula="of:=(v*[.$G133]*SIN(RADIANS([.L$1])))-((g*[.$G133]^2)/2)" office:value-type="float" office:value="1.72966261949412" calcext:value-type="float">
            <text:p>1.729662619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29" calcext:value-type="float">
            <text:p>1.290</text:p>
          </table:table-cell>
          <table:table-cell table:style-name="Default" table:formula="of:=(v*[.$G134]*SIN(RADIANS([.H$1])))-((g*[.$G134]^2)/2)" office:value-type="float" office:value="2.77467166927218" calcext:value-type="float">
            <text:p>2.7746716693</text:p>
          </table:table-cell>
          <table:table-cell table:style-name="Default" table:formula="of:=(v*[.$G134]*SIN(RADIANS([.I$1])))-((g*[.$G134]^2)/2)" office:value-type="float" office:value="2.66929181280587" calcext:value-type="float">
            <text:p>2.6692918128</text:p>
          </table:table-cell>
          <table:table-cell table:style-name="Default" table:formula="of:=(v*[.$G134]*SIN(RADIANS([.J$1])))-((g*[.$G134]^2)/2)" office:value-type="float" office:value="2.45314453691077" calcext:value-type="float">
            <text:p>2.4531445369</text:p>
          </table:table-cell>
          <table:table-cell table:style-name="Default" table:formula="of:=(v*[.$G134]*SIN(RADIANS([.K$1])))-((g*[.$G134]^2)/2)" office:value-type="float" office:value="2.07050715238993" calcext:value-type="float">
            <text:p>2.0705071524</text:p>
          </table:table-cell>
          <table:table-cell table:style-name="Default" table:formula="of:=(v*[.$G134]*SIN(RADIANS([.L$1])))-((g*[.$G134]^2)/2)" office:value-type="float" office:value="1.67992271620892" calcext:value-type="float">
            <text:p>1.679922716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" calcext:value-type="float">
            <text:p>1.300</text:p>
          </table:table-cell>
          <table:table-cell table:style-name="Default" table:formula="of:=(v*[.$G135]*SIN(RADIANS([.H$1])))-((g*[.$G135]^2)/2)" office:value-type="float" office:value="2.73243752697972" calcext:value-type="float">
            <text:p>2.732437527</text:p>
          </table:table-cell>
          <table:table-cell table:style-name="Default" table:formula="of:=(v*[.$G135]*SIN(RADIANS([.I$1])))-((g*[.$G135]^2)/2)" office:value-type="float" office:value="2.62624077240126" calcext:value-type="float">
            <text:p>2.6262407724</text:p>
          </table:table-cell>
          <table:table-cell table:style-name="Default" table:formula="of:=(v*[.$G135]*SIN(RADIANS([.J$1])))-((g*[.$G135]^2)/2)" office:value-type="float" office:value="2.40841793622791" calcext:value-type="float">
            <text:p>2.4084179362</text:p>
          </table:table-cell>
          <table:table-cell table:style-name="Default" table:formula="of:=(v*[.$G135]*SIN(RADIANS([.K$1])))-((g*[.$G135]^2)/2)" office:value-type="float" office:value="2.02281437043171" calcext:value-type="float">
            <text:p>2.0228143704</text:p>
          </table:table-cell>
          <table:table-cell table:style-name="Default" table:formula="of:=(v*[.$G135]*SIN(RADIANS([.L$1])))-((g*[.$G135]^2)/2)" office:value-type="float" office:value="1.62920214792371" calcext:value-type="float">
            <text:p>1.629202147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1" calcext:value-type="float">
            <text:p>1.310</text:p>
          </table:table-cell>
          <table:table-cell table:style-name="Default" table:formula="of:=(v*[.$G136]*SIN(RADIANS([.H$1])))-((g*[.$G136]^2)/2)" office:value-type="float" office:value="2.68922271968726" calcext:value-type="float">
            <text:p>2.6892227197</text:p>
          </table:table-cell>
          <table:table-cell table:style-name="Default" table:formula="of:=(v*[.$G136]*SIN(RADIANS([.I$1])))-((g*[.$G136]^2)/2)" office:value-type="float" office:value="2.58220906699666" calcext:value-type="float">
            <text:p>2.582209067</text:p>
          </table:table-cell>
          <table:table-cell table:style-name="Default" table:formula="of:=(v*[.$G136]*SIN(RADIANS([.J$1])))-((g*[.$G136]^2)/2)" office:value-type="float" office:value="2.36271067054505" calcext:value-type="float">
            <text:p>2.3627106705</text:p>
          </table:table-cell>
          <table:table-cell table:style-name="Default" table:formula="of:=(v*[.$G136]*SIN(RADIANS([.K$1])))-((g*[.$G136]^2)/2)" office:value-type="float" office:value="1.97414092347349" calcext:value-type="float">
            <text:p>1.9741409235</text:p>
          </table:table-cell>
          <table:table-cell table:style-name="Default" table:formula="of:=(v*[.$G136]*SIN(RADIANS([.L$1])))-((g*[.$G136]^2)/2)" office:value-type="float" office:value="1.57750091463851" calcext:value-type="float">
            <text:p>1.577500914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2" calcext:value-type="float">
            <text:p>1.320</text:p>
          </table:table-cell>
          <table:table-cell table:style-name="Default" table:formula="of:=(v*[.$G137]*SIN(RADIANS([.H$1])))-((g*[.$G137]^2)/2)" office:value-type="float" office:value="2.64502724739479" calcext:value-type="float">
            <text:p>2.6450272474</text:p>
          </table:table-cell>
          <table:table-cell table:style-name="Default" table:formula="of:=(v*[.$G137]*SIN(RADIANS([.I$1])))-((g*[.$G137]^2)/2)" office:value-type="float" office:value="2.53719669659205" calcext:value-type="float">
            <text:p>2.5371966966</text:p>
          </table:table-cell>
          <table:table-cell table:style-name="Default" table:formula="of:=(v*[.$G137]*SIN(RADIANS([.J$1])))-((g*[.$G137]^2)/2)" office:value-type="float" office:value="2.31602273986219" calcext:value-type="float">
            <text:p>2.3160227399</text:p>
          </table:table-cell>
          <table:table-cell table:style-name="Default" table:formula="of:=(v*[.$G137]*SIN(RADIANS([.K$1])))-((g*[.$G137]^2)/2)" office:value-type="float" office:value="1.92448681151528" calcext:value-type="float">
            <text:p>1.9244868115</text:p>
          </table:table-cell>
          <table:table-cell table:style-name="Default" table:formula="of:=(v*[.$G137]*SIN(RADIANS([.L$1])))-((g*[.$G137]^2)/2)" office:value-type="float" office:value="1.52481901635331" calcext:value-type="float">
            <text:p>1.524819016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3" calcext:value-type="float">
            <text:p>1.330</text:p>
          </table:table-cell>
          <table:table-cell table:style-name="Default" table:formula="of:=(v*[.$G138]*SIN(RADIANS([.H$1])))-((g*[.$G138]^2)/2)" office:value-type="float" office:value="2.59985111010233" calcext:value-type="float">
            <text:p>2.5998511101</text:p>
          </table:table-cell>
          <table:table-cell table:style-name="Default" table:formula="of:=(v*[.$G138]*SIN(RADIANS([.I$1])))-((g*[.$G138]^2)/2)" office:value-type="float" office:value="2.49120366118745" calcext:value-type="float">
            <text:p>2.4912036612</text:p>
          </table:table-cell>
          <table:table-cell table:style-name="Default" table:formula="of:=(v*[.$G138]*SIN(RADIANS([.J$1])))-((g*[.$G138]^2)/2)" office:value-type="float" office:value="2.26835414417932" calcext:value-type="float">
            <text:p>2.2683541442</text:p>
          </table:table-cell>
          <table:table-cell table:style-name="Default" table:formula="of:=(v*[.$G138]*SIN(RADIANS([.K$1])))-((g*[.$G138]^2)/2)" office:value-type="float" office:value="1.87385203455706" calcext:value-type="float">
            <text:p>1.8738520346</text:p>
          </table:table-cell>
          <table:table-cell table:style-name="Default" table:formula="of:=(v*[.$G138]*SIN(RADIANS([.L$1])))-((g*[.$G138]^2)/2)" office:value-type="float" office:value="1.47115645306811" calcext:value-type="float">
            <text:p>1.471156453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4" calcext:value-type="float">
            <text:p>1.340</text:p>
          </table:table-cell>
          <table:table-cell table:style-name="Default" table:formula="of:=(v*[.$G139]*SIN(RADIANS([.H$1])))-((g*[.$G139]^2)/2)" office:value-type="float" office:value="2.55369430780986" calcext:value-type="float">
            <text:p>2.5536943078</text:p>
          </table:table-cell>
          <table:table-cell table:style-name="Default" table:formula="of:=(v*[.$G139]*SIN(RADIANS([.I$1])))-((g*[.$G139]^2)/2)" office:value-type="float" office:value="2.44422996078284" calcext:value-type="float">
            <text:p>2.4442299608</text:p>
          </table:table-cell>
          <table:table-cell table:style-name="Default" table:formula="of:=(v*[.$G139]*SIN(RADIANS([.J$1])))-((g*[.$G139]^2)/2)" office:value-type="float" office:value="2.21970488349646" calcext:value-type="float">
            <text:p>2.2197048835</text:p>
          </table:table-cell>
          <table:table-cell table:style-name="Default" table:formula="of:=(v*[.$G139]*SIN(RADIANS([.K$1])))-((g*[.$G139]^2)/2)" office:value-type="float" office:value="1.82223659259884" calcext:value-type="float">
            <text:p>1.8222365926</text:p>
          </table:table-cell>
          <table:table-cell table:style-name="Default" table:formula="of:=(v*[.$G139]*SIN(RADIANS([.L$1])))-((g*[.$G139]^2)/2)" office:value-type="float" office:value="1.4165132247829" calcext:value-type="float">
            <text:p>1.416513224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5" calcext:value-type="float">
            <text:p>1.350</text:p>
          </table:table-cell>
          <table:table-cell table:style-name="Default" table:formula="of:=(v*[.$G140]*SIN(RADIANS([.H$1])))-((g*[.$G140]^2)/2)" office:value-type="float" office:value="2.5065568405174" calcext:value-type="float">
            <text:p>2.5065568405</text:p>
          </table:table-cell>
          <table:table-cell table:style-name="Default" table:formula="of:=(v*[.$G140]*SIN(RADIANS([.I$1])))-((g*[.$G140]^2)/2)" office:value-type="float" office:value="2.39627559537823" calcext:value-type="float">
            <text:p>2.3962755954</text:p>
          </table:table-cell>
          <table:table-cell table:style-name="Default" table:formula="of:=(v*[.$G140]*SIN(RADIANS([.J$1])))-((g*[.$G140]^2)/2)" office:value-type="float" office:value="2.1700749578136" calcext:value-type="float">
            <text:p>2.1700749578</text:p>
          </table:table-cell>
          <table:table-cell table:style-name="Default" table:formula="of:=(v*[.$G140]*SIN(RADIANS([.K$1])))-((g*[.$G140]^2)/2)" office:value-type="float" office:value="1.76964048564062" calcext:value-type="float">
            <text:p>1.7696404856</text:p>
          </table:table-cell>
          <table:table-cell table:style-name="Default" table:formula="of:=(v*[.$G140]*SIN(RADIANS([.L$1])))-((g*[.$G140]^2)/2)" office:value-type="float" office:value="1.3608893314977" calcext:value-type="float">
            <text:p>1.360889331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6" calcext:value-type="float">
            <text:p>1.360</text:p>
          </table:table-cell>
          <table:table-cell table:style-name="Default" table:formula="of:=(v*[.$G141]*SIN(RADIANS([.H$1])))-((g*[.$G141]^2)/2)" office:value-type="float" office:value="2.45843870822494" calcext:value-type="float">
            <text:p>2.4584387082</text:p>
          </table:table-cell>
          <table:table-cell table:style-name="Default" table:formula="of:=(v*[.$G141]*SIN(RADIANS([.I$1])))-((g*[.$G141]^2)/2)" office:value-type="float" office:value="2.34734056497363" calcext:value-type="float">
            <text:p>2.347340565</text:p>
          </table:table-cell>
          <table:table-cell table:style-name="Default" table:formula="of:=(v*[.$G141]*SIN(RADIANS([.J$1])))-((g*[.$G141]^2)/2)" office:value-type="float" office:value="2.11946436713074" calcext:value-type="float">
            <text:p>2.1194643671</text:p>
          </table:table-cell>
          <table:table-cell table:style-name="Default" table:formula="of:=(v*[.$G141]*SIN(RADIANS([.K$1])))-((g*[.$G141]^2)/2)" office:value-type="float" office:value="1.71606371368241" calcext:value-type="float">
            <text:p>1.7160637137</text:p>
          </table:table-cell>
          <table:table-cell table:style-name="Default" table:formula="of:=(v*[.$G141]*SIN(RADIANS([.L$1])))-((g*[.$G141]^2)/2)" office:value-type="float" office:value="1.3042847732125" calcext:value-type="float">
            <text:p>1.304284773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7" calcext:value-type="float">
            <text:p>1.370</text:p>
          </table:table-cell>
          <table:table-cell table:style-name="Default" table:formula="of:=(v*[.$G142]*SIN(RADIANS([.H$1])))-((g*[.$G142]^2)/2)" office:value-type="float" office:value="2.40933991093248" calcext:value-type="float">
            <text:p>2.4093399109</text:p>
          </table:table-cell>
          <table:table-cell table:style-name="Default" table:formula="of:=(v*[.$G142]*SIN(RADIANS([.I$1])))-((g*[.$G142]^2)/2)" office:value-type="float" office:value="2.29742486956902" calcext:value-type="float">
            <text:p>2.2974248696</text:p>
          </table:table-cell>
          <table:table-cell table:style-name="Default" table:formula="of:=(v*[.$G142]*SIN(RADIANS([.J$1])))-((g*[.$G142]^2)/2)" office:value-type="float" office:value="2.06787311144788" calcext:value-type="float">
            <text:p>2.0678731114</text:p>
          </table:table-cell>
          <table:table-cell table:style-name="Default" table:formula="of:=(v*[.$G142]*SIN(RADIANS([.K$1])))-((g*[.$G142]^2)/2)" office:value-type="float" office:value="1.66150627672419" calcext:value-type="float">
            <text:p>1.6615062767</text:p>
          </table:table-cell>
          <table:table-cell table:style-name="Default" table:formula="of:=(v*[.$G142]*SIN(RADIANS([.L$1])))-((g*[.$G142]^2)/2)" office:value-type="float" office:value="1.2466995499273" calcext:value-type="float">
            <text:p>1.246699549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8" calcext:value-type="float">
            <text:p>1.380</text:p>
          </table:table-cell>
          <table:table-cell table:style-name="Default" table:formula="of:=(v*[.$G143]*SIN(RADIANS([.H$1])))-((g*[.$G143]^2)/2)" office:value-type="float" office:value="2.35926044864001" calcext:value-type="float">
            <text:p>2.3592604486</text:p>
          </table:table-cell>
          <table:table-cell table:style-name="Default" table:formula="of:=(v*[.$G143]*SIN(RADIANS([.I$1])))-((g*[.$G143]^2)/2)" office:value-type="float" office:value="2.24652850916442" calcext:value-type="float">
            <text:p>2.2465285092</text:p>
          </table:table-cell>
          <table:table-cell table:style-name="Default" table:formula="of:=(v*[.$G143]*SIN(RADIANS([.J$1])))-((g*[.$G143]^2)/2)" office:value-type="float" office:value="2.01530119076501" calcext:value-type="float">
            <text:p>2.0153011908</text:p>
          </table:table-cell>
          <table:table-cell table:style-name="Default" table:formula="of:=(v*[.$G143]*SIN(RADIANS([.K$1])))-((g*[.$G143]^2)/2)" office:value-type="float" office:value="1.60596817476597" calcext:value-type="float">
            <text:p>1.6059681748</text:p>
          </table:table-cell>
          <table:table-cell table:style-name="Default" table:formula="of:=(v*[.$G143]*SIN(RADIANS([.L$1])))-((g*[.$G143]^2)/2)" office:value-type="float" office:value="1.1881336616421" calcext:value-type="float">
            <text:p>1.188133661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39" calcext:value-type="float">
            <text:p>1.390</text:p>
          </table:table-cell>
          <table:table-cell table:style-name="Default" table:formula="of:=(v*[.$G144]*SIN(RADIANS([.H$1])))-((g*[.$G144]^2)/2)" office:value-type="float" office:value="2.30820032134755" calcext:value-type="float">
            <text:p>2.3082003213</text:p>
          </table:table-cell>
          <table:table-cell table:style-name="Default" table:formula="of:=(v*[.$G144]*SIN(RADIANS([.I$1])))-((g*[.$G144]^2)/2)" office:value-type="float" office:value="2.19465148375981" calcext:value-type="float">
            <text:p>2.1946514838</text:p>
          </table:table-cell>
          <table:table-cell table:style-name="Default" table:formula="of:=(v*[.$G144]*SIN(RADIANS([.J$1])))-((g*[.$G144]^2)/2)" office:value-type="float" office:value="1.96174860508215" calcext:value-type="float">
            <text:p>1.9617486051</text:p>
          </table:table-cell>
          <table:table-cell table:style-name="Default" table:formula="of:=(v*[.$G144]*SIN(RADIANS([.K$1])))-((g*[.$G144]^2)/2)" office:value-type="float" office:value="1.54944940780775" calcext:value-type="float">
            <text:p>1.5494494078</text:p>
          </table:table-cell>
          <table:table-cell table:style-name="Default" table:formula="of:=(v*[.$G144]*SIN(RADIANS([.L$1])))-((g*[.$G144]^2)/2)" office:value-type="float" office:value="1.12858710835689" calcext:value-type="float">
            <text:p>1.128587108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" calcext:value-type="float">
            <text:p>1.400</text:p>
          </table:table-cell>
          <table:table-cell table:style-name="Default" table:formula="of:=(v*[.$G145]*SIN(RADIANS([.H$1])))-((g*[.$G145]^2)/2)" office:value-type="float" office:value="2.25615952905508" calcext:value-type="float">
            <text:p>2.2561595291</text:p>
          </table:table-cell>
          <table:table-cell table:style-name="Default" table:formula="of:=(v*[.$G145]*SIN(RADIANS([.I$1])))-((g*[.$G145]^2)/2)" office:value-type="float" office:value="2.14179379335521" calcext:value-type="float">
            <text:p>2.1417937934</text:p>
          </table:table-cell>
          <table:table-cell table:style-name="Default" table:formula="of:=(v*[.$G145]*SIN(RADIANS([.J$1])))-((g*[.$G145]^2)/2)" office:value-type="float" office:value="1.90721535439929" calcext:value-type="float">
            <text:p>1.9072153544</text:p>
          </table:table-cell>
          <table:table-cell table:style-name="Default" table:formula="of:=(v*[.$G145]*SIN(RADIANS([.K$1])))-((g*[.$G145]^2)/2)" office:value-type="float" office:value="1.49194997584953" calcext:value-type="float">
            <text:p>1.4919499758</text:p>
          </table:table-cell>
          <table:table-cell table:style-name="Default" table:formula="of:=(v*[.$G145]*SIN(RADIANS([.L$1])))-((g*[.$G145]^2)/2)" office:value-type="float" office:value="1.06805989007169" calcext:value-type="float">
            <text:p>1.068059890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1" calcext:value-type="float">
            <text:p>1.410</text:p>
          </table:table-cell>
          <table:table-cell table:style-name="Default" table:formula="of:=(v*[.$G146]*SIN(RADIANS([.H$1])))-((g*[.$G146]^2)/2)" office:value-type="float" office:value="2.20313807176262" calcext:value-type="float">
            <text:p>2.2031380718</text:p>
          </table:table-cell>
          <table:table-cell table:style-name="Default" table:formula="of:=(v*[.$G146]*SIN(RADIANS([.I$1])))-((g*[.$G146]^2)/2)" office:value-type="float" office:value="2.0879554379506" calcext:value-type="float">
            <text:p>2.087955438</text:p>
          </table:table-cell>
          <table:table-cell table:style-name="Default" table:formula="of:=(v*[.$G146]*SIN(RADIANS([.J$1])))-((g*[.$G146]^2)/2)" office:value-type="float" office:value="1.85170143871643" calcext:value-type="float">
            <text:p>1.8517014387</text:p>
          </table:table-cell>
          <table:table-cell table:style-name="Default" table:formula="of:=(v*[.$G146]*SIN(RADIANS([.K$1])))-((g*[.$G146]^2)/2)" office:value-type="float" office:value="1.43346987889132" calcext:value-type="float">
            <text:p>1.4334698789</text:p>
          </table:table-cell>
          <table:table-cell table:style-name="Default" table:formula="of:=(v*[.$G146]*SIN(RADIANS([.L$1])))-((g*[.$G146]^2)/2)" office:value-type="float" office:value="1.00655200678649" calcext:value-type="float">
            <text:p>1.006552006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2" calcext:value-type="float">
            <text:p>1.420</text:p>
          </table:table-cell>
          <table:table-cell table:style-name="Default" table:formula="of:=(v*[.$G147]*SIN(RADIANS([.H$1])))-((g*[.$G147]^2)/2)" office:value-type="float" office:value="2.14913594947016" calcext:value-type="float">
            <text:p>2.1491359495</text:p>
          </table:table-cell>
          <table:table-cell table:style-name="Default" table:formula="of:=(v*[.$G147]*SIN(RADIANS([.I$1])))-((g*[.$G147]^2)/2)" office:value-type="float" office:value="2.03313641754599" calcext:value-type="float">
            <text:p>2.0331364175</text:p>
          </table:table-cell>
          <table:table-cell table:style-name="Default" table:formula="of:=(v*[.$G147]*SIN(RADIANS([.J$1])))-((g*[.$G147]^2)/2)" office:value-type="float" office:value="1.79520685803356" calcext:value-type="float">
            <text:p>1.795206858</text:p>
          </table:table-cell>
          <table:table-cell table:style-name="Default" table:formula="of:=(v*[.$G147]*SIN(RADIANS([.K$1])))-((g*[.$G147]^2)/2)" office:value-type="float" office:value="1.3740091169331" calcext:value-type="float">
            <text:p>1.3740091169</text:p>
          </table:table-cell>
          <table:table-cell table:style-name="Default" table:formula="of:=(v*[.$G147]*SIN(RADIANS([.L$1])))-((g*[.$G147]^2)/2)" office:value-type="float" office:value="0.944063458501287" calcext:value-type="float">
            <text:p>0.944063458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3" calcext:value-type="float">
            <text:p>1.430</text:p>
          </table:table-cell>
          <table:table-cell table:style-name="Default" table:formula="of:=(v*[.$G148]*SIN(RADIANS([.H$1])))-((g*[.$G148]^2)/2)" office:value-type="float" office:value="2.09415316217769" calcext:value-type="float">
            <text:p>2.0941531622</text:p>
          </table:table-cell>
          <table:table-cell table:style-name="Default" table:formula="of:=(v*[.$G148]*SIN(RADIANS([.I$1])))-((g*[.$G148]^2)/2)" office:value-type="float" office:value="1.97733673214139" calcext:value-type="float">
            <text:p>1.9773367321</text:p>
          </table:table-cell>
          <table:table-cell table:style-name="Default" table:formula="of:=(v*[.$G148]*SIN(RADIANS([.J$1])))-((g*[.$G148]^2)/2)" office:value-type="float" office:value="1.7377316123507" calcext:value-type="float">
            <text:p>1.7377316124</text:p>
          </table:table-cell>
          <table:table-cell table:style-name="Default" table:formula="of:=(v*[.$G148]*SIN(RADIANS([.K$1])))-((g*[.$G148]^2)/2)" office:value-type="float" office:value="1.31356768997488" calcext:value-type="float">
            <text:p>1.31356769</text:p>
          </table:table-cell>
          <table:table-cell table:style-name="Default" table:formula="of:=(v*[.$G148]*SIN(RADIANS([.L$1])))-((g*[.$G148]^2)/2)" office:value-type="float" office:value="0.880594245216086" calcext:value-type="float">
            <text:p>0.880594245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4" calcext:value-type="float">
            <text:p>1.440</text:p>
          </table:table-cell>
          <table:table-cell table:style-name="Default" table:formula="of:=(v*[.$G149]*SIN(RADIANS([.H$1])))-((g*[.$G149]^2)/2)" office:value-type="float" office:value="2.03818970988523" calcext:value-type="float">
            <text:p>2.0381897099</text:p>
          </table:table-cell>
          <table:table-cell table:style-name="Default" table:formula="of:=(v*[.$G149]*SIN(RADIANS([.I$1])))-((g*[.$G149]^2)/2)" office:value-type="float" office:value="1.92055638173678" calcext:value-type="float">
            <text:p>1.9205563817</text:p>
          </table:table-cell>
          <table:table-cell table:style-name="Default" table:formula="of:=(v*[.$G149]*SIN(RADIANS([.J$1])))-((g*[.$G149]^2)/2)" office:value-type="float" office:value="1.67927570166784" calcext:value-type="float">
            <text:p>1.6792757017</text:p>
          </table:table-cell>
          <table:table-cell table:style-name="Default" table:formula="of:=(v*[.$G149]*SIN(RADIANS([.K$1])))-((g*[.$G149]^2)/2)" office:value-type="float" office:value="1.25214559801666" calcext:value-type="float">
            <text:p>1.252145598</text:p>
          </table:table-cell>
          <table:table-cell table:style-name="Default" table:formula="of:=(v*[.$G149]*SIN(RADIANS([.L$1])))-((g*[.$G149]^2)/2)" office:value-type="float" office:value="0.816144366930883" calcext:value-type="float">
            <text:p>0.8161443669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5" calcext:value-type="float">
            <text:p>1.450</text:p>
          </table:table-cell>
          <table:table-cell table:style-name="Default" table:formula="of:=(v*[.$G150]*SIN(RADIANS([.H$1])))-((g*[.$G150]^2)/2)" office:value-type="float" office:value="1.98124559259277" calcext:value-type="float">
            <text:p>1.9812455926</text:p>
          </table:table-cell>
          <table:table-cell table:style-name="Default" table:formula="of:=(v*[.$G150]*SIN(RADIANS([.I$1])))-((g*[.$G150]^2)/2)" office:value-type="float" office:value="1.86279536633218" calcext:value-type="float">
            <text:p>1.8627953663</text:p>
          </table:table-cell>
          <table:table-cell table:style-name="Default" table:formula="of:=(v*[.$G150]*SIN(RADIANS([.J$1])))-((g*[.$G150]^2)/2)" office:value-type="float" office:value="1.61983912598498" calcext:value-type="float">
            <text:p>1.619839126</text:p>
          </table:table-cell>
          <table:table-cell table:style-name="Default" table:formula="of:=(v*[.$G150]*SIN(RADIANS([.K$1])))-((g*[.$G150]^2)/2)" office:value-type="float" office:value="1.18974284105845" calcext:value-type="float">
            <text:p>1.1897428411</text:p>
          </table:table-cell>
          <table:table-cell table:style-name="Default" table:formula="of:=(v*[.$G150]*SIN(RADIANS([.L$1])))-((g*[.$G150]^2)/2)" office:value-type="float" office:value="0.750713823645681" calcext:value-type="float">
            <text:p>0.7507138236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6" calcext:value-type="float">
            <text:p>1.460</text:p>
          </table:table-cell>
          <table:table-cell table:style-name="Default" table:formula="of:=(v*[.$G151]*SIN(RADIANS([.H$1])))-((g*[.$G151]^2)/2)" office:value-type="float" office:value="1.9233208103003" calcext:value-type="float">
            <text:p>1.9233208103</text:p>
          </table:table-cell>
          <table:table-cell table:style-name="Default" table:formula="of:=(v*[.$G151]*SIN(RADIANS([.I$1])))-((g*[.$G151]^2)/2)" office:value-type="float" office:value="1.80405368592757" calcext:value-type="float">
            <text:p>1.8040536859</text:p>
          </table:table-cell>
          <table:table-cell table:style-name="Default" table:formula="of:=(v*[.$G151]*SIN(RADIANS([.J$1])))-((g*[.$G151]^2)/2)" office:value-type="float" office:value="1.55942188530211" calcext:value-type="float">
            <text:p>1.5594218853</text:p>
          </table:table-cell>
          <table:table-cell table:style-name="Default" table:formula="of:=(v*[.$G151]*SIN(RADIANS([.K$1])))-((g*[.$G151]^2)/2)" office:value-type="float" office:value="1.12635941910023" calcext:value-type="float">
            <text:p>1.1263594191</text:p>
          </table:table-cell>
          <table:table-cell table:style-name="Default" table:formula="of:=(v*[.$G151]*SIN(RADIANS([.L$1])))-((g*[.$G151]^2)/2)" office:value-type="float" office:value="0.684302615360478" calcext:value-type="float">
            <text:p>0.6843026154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7" calcext:value-type="float">
            <text:p>1.470</text:p>
          </table:table-cell>
          <table:table-cell table:style-name="Default" table:formula="of:=(v*[.$G152]*SIN(RADIANS([.H$1])))-((g*[.$G152]^2)/2)" office:value-type="float" office:value="1.86441536300784" calcext:value-type="float">
            <text:p>1.864415363</text:p>
          </table:table-cell>
          <table:table-cell table:style-name="Default" table:formula="of:=(v*[.$G152]*SIN(RADIANS([.I$1])))-((g*[.$G152]^2)/2)" office:value-type="float" office:value="1.74433134052297" calcext:value-type="float">
            <text:p>1.7443313405</text:p>
          </table:table-cell>
          <table:table-cell table:style-name="Default" table:formula="of:=(v*[.$G152]*SIN(RADIANS([.J$1])))-((g*[.$G152]^2)/2)" office:value-type="float" office:value="1.49802397961925" calcext:value-type="float">
            <text:p>1.4980239796</text:p>
          </table:table-cell>
          <table:table-cell table:style-name="Default" table:formula="of:=(v*[.$G152]*SIN(RADIANS([.K$1])))-((g*[.$G152]^2)/2)" office:value-type="float" office:value="1.06199533214201" calcext:value-type="float">
            <text:p>1.0619953321</text:p>
          </table:table-cell>
          <table:table-cell table:style-name="Default" table:formula="of:=(v*[.$G152]*SIN(RADIANS([.L$1])))-((g*[.$G152]^2)/2)" office:value-type="float" office:value="0.616910742075277" calcext:value-type="float">
            <text:p>0.6169107421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8" calcext:value-type="float">
            <text:p>1.480</text:p>
          </table:table-cell>
          <table:table-cell table:style-name="Default" table:formula="of:=(v*[.$G153]*SIN(RADIANS([.H$1])))-((g*[.$G153]^2)/2)" office:value-type="float" office:value="1.80452925071537" calcext:value-type="float">
            <text:p>1.8045292507</text:p>
          </table:table-cell>
          <table:table-cell table:style-name="Default" table:formula="of:=(v*[.$G153]*SIN(RADIANS([.I$1])))-((g*[.$G153]^2)/2)" office:value-type="float" office:value="1.68362833011836" calcext:value-type="float">
            <text:p>1.6836283301</text:p>
          </table:table-cell>
          <table:table-cell table:style-name="Default" table:formula="of:=(v*[.$G153]*SIN(RADIANS([.J$1])))-((g*[.$G153]^2)/2)" office:value-type="float" office:value="1.43564540893639" calcext:value-type="float">
            <text:p>1.4356454089</text:p>
          </table:table-cell>
          <table:table-cell table:style-name="Default" table:formula="of:=(v*[.$G153]*SIN(RADIANS([.K$1])))-((g*[.$G153]^2)/2)" office:value-type="float" office:value="0.996650580183793" calcext:value-type="float">
            <text:p>0.9966505802</text:p>
          </table:table-cell>
          <table:table-cell table:style-name="Default" table:formula="of:=(v*[.$G153]*SIN(RADIANS([.L$1])))-((g*[.$G153]^2)/2)" office:value-type="float" office:value="0.548538203790073" calcext:value-type="float">
            <text:p>0.5485382038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49" calcext:value-type="float">
            <text:p>1.490</text:p>
          </table:table-cell>
          <table:table-cell table:style-name="Default" table:formula="of:=(v*[.$G154]*SIN(RADIANS([.H$1])))-((g*[.$G154]^2)/2)" office:value-type="float" office:value="1.74366247342291" calcext:value-type="float">
            <text:p>1.7436624734</text:p>
          </table:table-cell>
          <table:table-cell table:style-name="Default" table:formula="of:=(v*[.$G154]*SIN(RADIANS([.I$1])))-((g*[.$G154]^2)/2)" office:value-type="float" office:value="1.62194465471375" calcext:value-type="float">
            <text:p>1.6219446547</text:p>
          </table:table-cell>
          <table:table-cell table:style-name="Default" table:formula="of:=(v*[.$G154]*SIN(RADIANS([.J$1])))-((g*[.$G154]^2)/2)" office:value-type="float" office:value="1.37228617325353" calcext:value-type="float">
            <text:p>1.3722861733</text:p>
          </table:table-cell>
          <table:table-cell table:style-name="Default" table:formula="of:=(v*[.$G154]*SIN(RADIANS([.K$1])))-((g*[.$G154]^2)/2)" office:value-type="float" office:value="0.930325163225575" calcext:value-type="float">
            <text:p>0.9303251632</text:p>
          </table:table-cell>
          <table:table-cell table:style-name="Default" table:formula="of:=(v*[.$G154]*SIN(RADIANS([.L$1])))-((g*[.$G154]^2)/2)" office:value-type="float" office:value="0.479185000504872" calcext:value-type="float">
            <text:p>0.4791850005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float" office:value="1.5" calcext:value-type="float">
            <text:p>1.500</text:p>
          </table:table-cell>
          <table:table-cell table:style-name="Default" table:formula="of:=(v*[.$G155]*SIN(RADIANS([.H$1])))-((g*[.$G155]^2)/2)" office:value-type="float" office:value="1.68181503113044" calcext:value-type="float">
            <text:p>1.6818150311</text:p>
          </table:table-cell>
          <table:table-cell table:style-name="Default" table:formula="of:=(v*[.$G155]*SIN(RADIANS([.I$1])))-((g*[.$G155]^2)/2)" office:value-type="float" office:value="1.55928031430915" calcext:value-type="float">
            <text:p>1.5592803143</text:p>
          </table:table-cell>
          <table:table-cell table:style-name="Default" table:formula="of:=(v*[.$G155]*SIN(RADIANS([.J$1])))-((g*[.$G155]^2)/2)" office:value-type="float" office:value="1.30794627257066" calcext:value-type="float">
            <text:p>1.3079462726</text:p>
          </table:table-cell>
          <table:table-cell table:style-name="Default" table:formula="of:=(v*[.$G155]*SIN(RADIANS([.K$1])))-((g*[.$G155]^2)/2)" office:value-type="float" office:value="0.863019081267357" calcext:value-type="float">
            <text:p>0.8630190813</text:p>
          </table:table-cell>
          <table:table-cell table:style-name="Default" table:formula="of:=(v*[.$G155]*SIN(RADIANS([.L$1])))-((g*[.$G155]^2)/2)" office:value-type="float" office:value="0.408851132219668" calcext:value-type="float">
            <text:p>0.4088511322</text:p>
          </table:table-cell>
          <table:table-cell table:formula="of:=y" office:value-type="float" office:value="2.0574" calcext:value-type="float">
            <text:p>2.057</text:p>
          </table:table-cell>
          <table:table-cell table:number-columns-repeated="1010"/>
        </table:table-row>
        <table:table-row table:style-name="ro2" table:number-rows-repeated="10484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>
        <table:named-range table:name="g" table:base-cell-address="$Sheet1.$A$23" table:cell-range-address="$Sheet1.$A$25"/>
        <table:named-range table:name="v" table:base-cell-address="$Sheet1.$A$26" table:cell-range-address="$Sheet1.$A$28"/>
        <table:named-range table:name="y" table:base-cell-address="$Sheet1.$A$33" table:cell-range-address="$Sheet1.$A$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10:37:19.391084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ics </meta:initial-creator>
    <meta:creation-date>2016-01-16T18:00:03.79</meta:creation-date>
    <dc:date>2016-01-31T10:48:31.520609260</dc:date>
    <meta:editing-duration>P1DT11H23M2S</meta:editing-duration>
    <meta:editing-cycles>21</meta:editing-cycles>
    <meta:generator>LibreOffice/4.2.8.2$Linux_X86_64 LibreOffice_project/420$Build-2</meta:generator>
    <dc:creator>Stephen Seifert</dc:creator>
    <meta:document-statistic meta:table-count="3" meta:cell-count="1181" meta:object-count="2"/>
  </office:meta>
</office:document-meta>
</file>

<file path=Object 1/content.xml><?xml version="1.0" encoding="utf-8"?>
<math xmlns="http://www.w3.org/1998/Math/MathML" display="block">
  <semantics>
    <mrow>
      <mrow>
        <mi mathvariant="italic">theta</mi>
        <mo stretchy="false">=</mo>
        <mi>arctan</mi>
      </mrow>
      <mrow>
        <mo fence="true" stretchy="false">(</mo>
        <mrow>
          <mfrac>
            <mrow>
              <msup>
                <mi>v</mi>
                <mn>2</mn>
              </msup>
              <mo stretchy="false">±</mo>
              <msup>
                <mrow>
                  <mo fence="true" stretchy="false">(</mo>
                  <mrow>
                    <mrow>
                      <mrow>
                        <msup>
                          <mi>v</mi>
                          <mn>4</mn>
                        </msup>
                        <mo stretchy="false">−</mo>
                        <mi>g</mi>
                      </mrow>
                      <mrow>
                        <mo fence="true" stretchy="false">(</mo>
                        <mrow>
                          <mrow>
                            <mrow>
                              <msup>
                                <mi mathvariant="italic">gx</mi>
                                <mn>2</mn>
                              </msup>
                              <mo stretchy="false">+</mo>
                              <mn>2</mn>
                            </mrow>
                            <msup>
                              <mi mathvariant="italic">yv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)</mo>
                </mrow>
              </msup>
            </mrow>
            <mi mathvariant="italic">gx</mi>
          </mfrac>
        </mrow>
        <mo fence="true" stretchy="false">)</mo>
      </mrow>
    </mrow>
    <annotation encoding="StarMath 5.0">theta = arctan( {v^2 +- (v^4 - g(gx^2 + 2yv^2))^(1/2)   } over {gx} )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3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59cm" svg:height="13.691cm" xlink:href=".." xlink:type="simple" chart:class="chart:line" chart:style-name="ch1">
        <chart:title svg:x="8.378cm" svg:y="0.409cm" chart:style-name="ch2">
          <text:p>Boulder Trajectory</text:p>
        </chart:title>
        <chart:legend chart:legend-position="end" svg:x="18.33cm" svg:y="5.301cm" style:legend-expansion="high" chart:style-name="ch3"/>
        <chart:plot-area chart:style-name="ch4" table:cell-range-address="Sheet1.G4:Sheet1.M155" chart:data-source-has-labels="both" svg:x="1.426cm" svg:y="1.461cm" svg:width="16.489cm" svg:height="10.976cm">
          <chartooo:coordinate-region svg:x="2.222cm" svg:y="1.66cm" svg:width="15.552cm" svg:height="9.592cm"/>
          <chart:axis chart:dimension="x" chart:name="primary-x" chart:style-name="ch5" chartooo:axis-type="auto">
            <chartooo:date-scale/>
            <chart:title svg:x="8.501cm" svg:y="12.71cm" chart:style-name="ch6">
              <text:p>Time (seconds)</text:p>
            </chart:title>
            <chart:categories table:cell-range-address="Sheet1.G5:Sheet1.G155"/>
          </chart:axis>
          <chart:axis chart:dimension="y" chart:name="primary-y" chart:style-name="ch7">
            <chart:title svg:x="0.451cm" svg:y="8.289cm" chart:style-name="ch8">
              <text:p>Distance (meters)</text:p>
            </chart:title>
            <chart:grid chart:style-name="ch9" chart:class="major"/>
          </chart:axis>
          <chart:series chart:style-name="ch10" chart:values-cell-range-address="Sheet1.H5:Sheet1.H155" chart:label-cell-address="Sheet1.H4:Sheet1.H4" chart:class="chart:line">
            <chart:data-point chart:repeated="151"/>
          </chart:series>
          <chart:series chart:style-name="ch11" chart:values-cell-range-address="Sheet1.I5:Sheet1.I155" chart:label-cell-address="Sheet1.I4:Sheet1.I4" chart:class="chart:line">
            <chart:data-point chart:repeated="151"/>
          </chart:series>
          <chart:series chart:style-name="ch12" chart:values-cell-range-address="Sheet1.J5:Sheet1.J155" chart:label-cell-address="Sheet1.J4:Sheet1.J4" chart:class="chart:line">
            <chart:data-point chart:repeated="151"/>
          </chart:series>
          <chart:series chart:style-name="ch13" chart:values-cell-range-address="Sheet1.K5:Sheet1.K155" chart:label-cell-address="Sheet1.K4:Sheet1.K4" chart:class="chart:line">
            <chart:data-point chart:repeated="151"/>
          </chart:series>
          <chart:series chart:style-name="ch14" chart:values-cell-range-address="Sheet1.L5:Sheet1.L155" chart:label-cell-address="Sheet1.L4:Sheet1.L4" chart:class="chart:line">
            <chart:data-point chart:repeated="151"/>
          </chart:series>
          <chart:series chart:style-name="ch15" chart:values-cell-range-address="Sheet1.M5:Sheet1.M155" chart:label-cell-address="Sheet1.M4:Sheet1.M4" chart:class="chart:line">
            <chart:data-point chart:repeated="1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.705</text:p>
                <draw:g>
                  <svg:desc>Sheet1.H4:Sheet1.H4</svg:desc>
                </draw:g>
              </table:table-cell>
              <table:table-cell office:value-type="string">
                <text:p>6.562</text:p>
                <draw:g>
                  <svg:desc>Sheet1.I4:Sheet1.I4</svg:desc>
                </draw:g>
              </table:table-cell>
              <table:table-cell office:value-type="string">
                <text:p>9.843</text:p>
                <draw:g>
                  <svg:desc>Sheet1.J4:Sheet1.J4</svg:desc>
                </draw:g>
              </table:table-cell>
              <table:table-cell office:value-type="string">
                <text:p>13.123</text:p>
                <draw:g>
                  <svg:desc>Sheet1.K4:Sheet1.K4</svg:desc>
                </draw:g>
              </table:table-cell>
              <table:table-cell office:value-type="string">
                <text:p>14.983</text:p>
                <draw:g>
                  <svg:desc>Sheet1.L4:Sheet1.L4</svg:desc>
                </draw:g>
              </table:table-cell>
              <table:table-cell office:value-type="string">
                <text:p>Target</text:p>
                <draw:g>
                  <svg:desc>Sheet1.M4:Sheet1.M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5:Sheet1.G155</svg:desc>
                </draw:g>
              </table:table-cell>
              <table:table-cell office:value-type="float" office:value="0">
                <text:p>0</text:p>
                <draw:g>
                  <svg:desc>Sheet1.H5:Sheet1.H155</svg:desc>
                </draw:g>
              </table:table-cell>
              <table:table-cell office:value-type="float" office:value="0">
                <text:p>0</text:p>
                <draw:g>
                  <svg:desc>Sheet1.I5:Sheet1.I155</svg:desc>
                </draw:g>
              </table:table-cell>
              <table:table-cell office:value-type="float" office:value="0">
                <text:p>0</text:p>
                <draw:g>
                  <svg:desc>Sheet1.J5:Sheet1.J155</svg:desc>
                </draw:g>
              </table:table-cell>
              <table:table-cell office:value-type="float" office:value="0">
                <text:p>0</text:p>
                <draw:g>
                  <svg:desc>Sheet1.K5:Sheet1.K155</svg:desc>
                </draw:g>
              </table:table-cell>
              <table:table-cell office:value-type="float" office:value="0">
                <text:p>0</text:p>
                <draw:g>
                  <svg:desc>Sheet1.L5:Sheet1.L155</svg:desc>
                </draw:g>
              </table:table-cell>
              <table:table-cell office:value-type="float" office:value="2.0574">
                <text:p>2.0574</text:p>
                <draw:g>
                  <svg:desc>Sheet1.M5:Sheet1.M155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842716427075363">
                <text:p>0.0842716427075363</text:p>
              </table:table-cell>
              <table:table-cell office:value-type="float" office:value="0.0834547445953943">
                <text:p>0.0834547445953943</text:p>
              </table:table-cell>
              <table:table-cell office:value-type="float" office:value="0.0817791843171378">
                <text:p>0.0817791843171378</text:p>
              </table:table-cell>
              <table:table-cell office:value-type="float" office:value="0.0788130030417824">
                <text:p>0.0788130030417824</text:p>
              </table:table-cell>
              <table:table-cell office:value-type="float" office:value="0.0757852167147978">
                <text:p>0.075785216714797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67562620415073">
                <text:p>0.167562620415073</text:p>
              </table:table-cell>
              <table:table-cell office:value-type="float" office:value="0.165928824190789">
                <text:p>0.165928824190789</text:p>
              </table:table-cell>
              <table:table-cell office:value-type="float" office:value="0.162577703634276">
                <text:p>0.162577703634276</text:p>
              </table:table-cell>
              <table:table-cell office:value-type="float" office:value="0.156645341083565">
                <text:p>0.156645341083565</text:p>
              </table:table-cell>
              <table:table-cell office:value-type="float" office:value="0.150589768429596">
                <text:p>0.15058976842959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249872933122609">
                <text:p>0.249872933122609</text:p>
              </table:table-cell>
              <table:table-cell office:value-type="float" office:value="0.247422238786183">
                <text:p>0.247422238786183</text:p>
              </table:table-cell>
              <table:table-cell office:value-type="float" office:value="0.242395557951413">
                <text:p>0.242395557951413</text:p>
              </table:table-cell>
              <table:table-cell office:value-type="float" office:value="0.233497014125347">
                <text:p>0.233497014125347</text:p>
              </table:table-cell>
              <table:table-cell office:value-type="float" office:value="0.224413655144393">
                <text:p>0.22441365514439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331202580830145">
                <text:p>0.331202580830145</text:p>
              </table:table-cell>
              <table:table-cell office:value-type="float" office:value="0.327934988381577">
                <text:p>0.327934988381577</text:p>
              </table:table-cell>
              <table:table-cell office:value-type="float" office:value="0.321232747268551">
                <text:p>0.321232747268551</text:p>
              </table:table-cell>
              <table:table-cell office:value-type="float" office:value="0.30936802216713">
                <text:p>0.30936802216713</text:p>
              </table:table-cell>
              <table:table-cell office:value-type="float" office:value="0.297256876859191">
                <text:p>0.29725687685919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411551563537682">
                <text:p>0.411551563537682</text:p>
              </table:table-cell>
              <table:table-cell office:value-type="float" office:value="0.407467072976972">
                <text:p>0.407467072976972</text:p>
              </table:table-cell>
              <table:table-cell office:value-type="float" office:value="0.399089271585689">
                <text:p>0.399089271585689</text:p>
              </table:table-cell>
              <table:table-cell office:value-type="float" office:value="0.384258365208912">
                <text:p>0.384258365208912</text:p>
              </table:table-cell>
              <table:table-cell office:value-type="float" office:value="0.369119433573989">
                <text:p>0.36911943357398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490919881245218">
                <text:p>0.490919881245218</text:p>
              </table:table-cell>
              <table:table-cell office:value-type="float" office:value="0.486018492572366">
                <text:p>0.486018492572366</text:p>
              </table:table-cell>
              <table:table-cell office:value-type="float" office:value="0.475965130902827">
                <text:p>0.475965130902827</text:p>
              </table:table-cell>
              <table:table-cell office:value-type="float" office:value="0.458168043250694">
                <text:p>0.458168043250694</text:p>
              </table:table-cell>
              <table:table-cell office:value-type="float" office:value="0.440001325288787">
                <text:p>0.44000132528878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569307533952754">
                <text:p>0.569307533952754</text:p>
              </table:table-cell>
              <table:table-cell office:value-type="float" office:value="0.56358924716776">
                <text:p>0.56358924716776</text:p>
              </table:table-cell>
              <table:table-cell office:value-type="float" office:value="0.551860325219964">
                <text:p>0.551860325219964</text:p>
              </table:table-cell>
              <table:table-cell office:value-type="float" office:value="0.531097056292477">
                <text:p>0.531097056292477</text:p>
              </table:table-cell>
              <table:table-cell office:value-type="float" office:value="0.509902552003585">
                <text:p>0.50990255200358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646714521660291">
                <text:p>0.646714521660291</text:p>
              </table:table-cell>
              <table:table-cell office:value-type="float" office:value="0.640179336763155">
                <text:p>0.640179336763155</text:p>
              </table:table-cell>
              <table:table-cell office:value-type="float" office:value="0.626774854537102">
                <text:p>0.626774854537102</text:p>
              </table:table-cell>
              <table:table-cell office:value-type="float" office:value="0.603045404334259">
                <text:p>0.603045404334259</text:p>
              </table:table-cell>
              <table:table-cell office:value-type="float" office:value="0.578823113718382">
                <text:p>0.57882311371838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723140844367827">
                <text:p>0.723140844367827</text:p>
              </table:table-cell>
              <table:table-cell office:value-type="float" office:value="0.715788761358549">
                <text:p>0.715788761358549</text:p>
              </table:table-cell>
              <table:table-cell office:value-type="float" office:value="0.70070871885424">
                <text:p>0.70070871885424</text:p>
              </table:table-cell>
              <table:table-cell office:value-type="float" office:value="0.674013087376042">
                <text:p>0.674013087376042</text:p>
              </table:table-cell>
              <table:table-cell office:value-type="float" office:value="0.64676301043318">
                <text:p>0.6467630104331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98586502075363">
                <text:p>0.798586502075363</text:p>
              </table:table-cell>
              <table:table-cell office:value-type="float" office:value="0.790417520953943">
                <text:p>0.790417520953943</text:p>
              </table:table-cell>
              <table:table-cell office:value-type="float" office:value="0.773661918171378">
                <text:p>0.773661918171378</text:p>
              </table:table-cell>
              <table:table-cell office:value-type="float" office:value="0.744000105417824">
                <text:p>0.744000105417824</text:p>
              </table:table-cell>
              <table:table-cell office:value-type="float" office:value="0.713722242147978">
                <text:p>0.71372224214797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873051494782899">
                <text:p>0.873051494782899</text:p>
              </table:table-cell>
              <table:table-cell office:value-type="float" office:value="0.864065615549337">
                <text:p>0.864065615549337</text:p>
              </table:table-cell>
              <table:table-cell office:value-type="float" office:value="0.845634452488515">
                <text:p>0.845634452488515</text:p>
              </table:table-cell>
              <table:table-cell office:value-type="float" office:value="0.813006458459606">
                <text:p>0.813006458459606</text:p>
              </table:table-cell>
              <table:table-cell office:value-type="float" office:value="0.779700808862776">
                <text:p>0.77970080886277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946535822490436">
                <text:p>0.946535822490436</text:p>
              </table:table-cell>
              <table:table-cell office:value-type="float" office:value="0.936733045144732">
                <text:p>0.936733045144732</text:p>
              </table:table-cell>
              <table:table-cell office:value-type="float" office:value="0.916626321805653">
                <text:p>0.916626321805653</text:p>
              </table:table-cell>
              <table:table-cell office:value-type="float" office:value="0.881032146501389">
                <text:p>0.881032146501389</text:p>
              </table:table-cell>
              <table:table-cell office:value-type="float" office:value="0.844698710577574">
                <text:p>0.84469871057757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.01903948519797">
                <text:p>1.01903948519797</text:p>
              </table:table-cell>
              <table:table-cell office:value-type="float" office:value="1.00841980974013">
                <text:p>1.00841980974013</text:p>
              </table:table-cell>
              <table:table-cell office:value-type="float" office:value="0.986637526122791">
                <text:p>0.986637526122791</text:p>
              </table:table-cell>
              <table:table-cell office:value-type="float" office:value="0.948077169543171">
                <text:p>0.948077169543171</text:p>
              </table:table-cell>
              <table:table-cell office:value-type="float" office:value="0.908715947292371">
                <text:p>0.90871594729237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.09056248290551">
                <text:p>1.09056248290551</text:p>
              </table:table-cell>
              <table:table-cell office:value-type="float" office:value="1.07912590933552">
                <text:p>1.07912590933552</text:p>
              </table:table-cell>
              <table:table-cell office:value-type="float" office:value="1.05566806543993">
                <text:p>1.05566806543993</text:p>
              </table:table-cell>
              <table:table-cell office:value-type="float" office:value="1.01414152758495">
                <text:p>1.01414152758495</text:p>
              </table:table-cell>
              <table:table-cell office:value-type="float" office:value="0.971752519007169">
                <text:p>0.97175251900716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.16110481561304">
                <text:p>1.16110481561304</text:p>
              </table:table-cell>
              <table:table-cell office:value-type="float" office:value="1.14885134393091">
                <text:p>1.14885134393091</text:p>
              </table:table-cell>
              <table:table-cell office:value-type="float" office:value="1.12371793975707">
                <text:p>1.12371793975707</text:p>
              </table:table-cell>
              <table:table-cell office:value-type="float" office:value="1.07922522062674">
                <text:p>1.07922522062674</text:p>
              </table:table-cell>
              <table:table-cell office:value-type="float" office:value="1.03380842572197">
                <text:p>1.0338084257219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1.23066648332058">
                <text:p>1.23066648332058</text:p>
              </table:table-cell>
              <table:table-cell office:value-type="float" office:value="1.21759611352631">
                <text:p>1.21759611352631</text:p>
              </table:table-cell>
              <table:table-cell office:value-type="float" office:value="1.1907871490742">
                <text:p>1.1907871490742</text:p>
              </table:table-cell>
              <table:table-cell office:value-type="float" office:value="1.14332824866852">
                <text:p>1.14332824866852</text:p>
              </table:table-cell>
              <table:table-cell office:value-type="float" office:value="1.09488366743676">
                <text:p>1.0948836674367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1.29924748602812">
                <text:p>1.29924748602812</text:p>
              </table:table-cell>
              <table:table-cell office:value-type="float" office:value="1.2853602181217">
                <text:p>1.2853602181217</text:p>
              </table:table-cell>
              <table:table-cell office:value-type="float" office:value="1.25687569339134">
                <text:p>1.25687569339134</text:p>
              </table:table-cell>
              <table:table-cell office:value-type="float" office:value="1.2064506117103">
                <text:p>1.2064506117103</text:p>
              </table:table-cell>
              <table:table-cell office:value-type="float" office:value="1.15497824415156">
                <text:p>1.1549782441515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1.36684782373565">
                <text:p>1.36684782373565</text:p>
              </table:table-cell>
              <table:table-cell office:value-type="float" office:value="1.3521436577171">
                <text:p>1.3521436577171</text:p>
              </table:table-cell>
              <table:table-cell office:value-type="float" office:value="1.32198357270848">
                <text:p>1.32198357270848</text:p>
              </table:table-cell>
              <table:table-cell office:value-type="float" office:value="1.26859230975208">
                <text:p>1.26859230975208</text:p>
              </table:table-cell>
              <table:table-cell office:value-type="float" office:value="1.21409215586636">
                <text:p>1.2140921558663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1.43346749644319">
                <text:p>1.43346749644319</text:p>
              </table:table-cell>
              <table:table-cell office:value-type="float" office:value="1.41794643231249">
                <text:p>1.41794643231249</text:p>
              </table:table-cell>
              <table:table-cell office:value-type="float" office:value="1.38611078702562">
                <text:p>1.38611078702562</text:p>
              </table:table-cell>
              <table:table-cell office:value-type="float" office:value="1.32975334279387">
                <text:p>1.32975334279387</text:p>
              </table:table-cell>
              <table:table-cell office:value-type="float" office:value="1.27222540258116">
                <text:p>1.2722254025811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49910650415073">
                <text:p>1.49910650415073</text:p>
              </table:table-cell>
              <table:table-cell office:value-type="float" office:value="1.48276854190789">
                <text:p>1.48276854190789</text:p>
              </table:table-cell>
              <table:table-cell office:value-type="float" office:value="1.44925733634276">
                <text:p>1.44925733634276</text:p>
              </table:table-cell>
              <table:table-cell office:value-type="float" office:value="1.38993371083565">
                <text:p>1.38993371083565</text:p>
              </table:table-cell>
              <table:table-cell office:value-type="float" office:value="1.32937798429596">
                <text:p>1.3293779842959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1.56376484685826">
                <text:p>1.56376484685826</text:p>
              </table:table-cell>
              <table:table-cell office:value-type="float" office:value="1.54660998650328">
                <text:p>1.54660998650328</text:p>
              </table:table-cell>
              <table:table-cell office:value-type="float" office:value="1.51142322065989">
                <text:p>1.51142322065989</text:p>
              </table:table-cell>
              <table:table-cell office:value-type="float" office:value="1.44913341387743">
                <text:p>1.44913341387743</text:p>
              </table:table-cell>
              <table:table-cell office:value-type="float" office:value="1.38554990101075">
                <text:p>1.3855499010107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1.6274425245658">
                <text:p>1.6274425245658</text:p>
              </table:table-cell>
              <table:table-cell office:value-type="float" office:value="1.60947076609868">
                <text:p>1.60947076609868</text:p>
              </table:table-cell>
              <table:table-cell office:value-type="float" office:value="1.57260843997703">
                <text:p>1.57260843997703</text:p>
              </table:table-cell>
              <table:table-cell office:value-type="float" office:value="1.50735245191921">
                <text:p>1.50735245191921</text:p>
              </table:table-cell>
              <table:table-cell office:value-type="float" office:value="1.44074115272555">
                <text:p>1.4407411527255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1.69013953727334">
                <text:p>1.69013953727334</text:p>
              </table:table-cell>
              <table:table-cell office:value-type="float" office:value="1.67135088069407">
                <text:p>1.67135088069407</text:p>
              </table:table-cell>
              <table:table-cell office:value-type="float" office:value="1.63281299429417">
                <text:p>1.63281299429417</text:p>
              </table:table-cell>
              <table:table-cell office:value-type="float" office:value="1.564590824961">
                <text:p>1.564590824961</text:p>
              </table:table-cell>
              <table:table-cell office:value-type="float" office:value="1.49495173944035">
                <text:p>1.4949517394403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1.75185588498087">
                <text:p>1.75185588498087</text:p>
              </table:table-cell>
              <table:table-cell office:value-type="float" office:value="1.73225033028946">
                <text:p>1.73225033028946</text:p>
              </table:table-cell>
              <table:table-cell office:value-type="float" office:value="1.69203688361131">
                <text:p>1.69203688361131</text:p>
              </table:table-cell>
              <table:table-cell office:value-type="float" office:value="1.62084853300278">
                <text:p>1.62084853300278</text:p>
              </table:table-cell>
              <table:table-cell office:value-type="float" office:value="1.54818166115515">
                <text:p>1.5481816611551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.81259156768841">
                <text:p>1.81259156768841</text:p>
              </table:table-cell>
              <table:table-cell office:value-type="float" office:value="1.79216911488486">
                <text:p>1.79216911488486</text:p>
              </table:table-cell>
              <table:table-cell office:value-type="float" office:value="1.75028010792844">
                <text:p>1.75028010792844</text:p>
              </table:table-cell>
              <table:table-cell office:value-type="float" office:value="1.67612557604456">
                <text:p>1.67612557604456</text:p>
              </table:table-cell>
              <table:table-cell office:value-type="float" office:value="1.60043091786995">
                <text:p>1.6004309178699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1.87234658539594">
                <text:p>1.87234658539594</text:p>
              </table:table-cell>
              <table:table-cell office:value-type="float" office:value="1.85110723448025">
                <text:p>1.85110723448025</text:p>
              </table:table-cell>
              <table:table-cell office:value-type="float" office:value="1.80754266724558">
                <text:p>1.80754266724558</text:p>
              </table:table-cell>
              <table:table-cell office:value-type="float" office:value="1.73042195408634">
                <text:p>1.73042195408634</text:p>
              </table:table-cell>
              <table:table-cell office:value-type="float" office:value="1.65169950958474">
                <text:p>1.6516995095847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1.93112093810348">
                <text:p>1.93112093810348</text:p>
              </table:table-cell>
              <table:table-cell office:value-type="float" office:value="1.90906468907565">
                <text:p>1.90906468907565</text:p>
              </table:table-cell>
              <table:table-cell office:value-type="float" office:value="1.86382456156272">
                <text:p>1.86382456156272</text:p>
              </table:table-cell>
              <table:table-cell office:value-type="float" office:value="1.78373766712812">
                <text:p>1.78373766712812</text:p>
              </table:table-cell>
              <table:table-cell office:value-type="float" office:value="1.70198743629954">
                <text:p>1.7019874362995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1.98891462581102">
                <text:p>1.98891462581102</text:p>
              </table:table-cell>
              <table:table-cell office:value-type="float" office:value="1.96604147867104">
                <text:p>1.96604147867104</text:p>
              </table:table-cell>
              <table:table-cell office:value-type="float" office:value="1.91912579087986">
                <text:p>1.91912579087986</text:p>
              </table:table-cell>
              <table:table-cell office:value-type="float" office:value="1.83607271516991">
                <text:p>1.83607271516991</text:p>
              </table:table-cell>
              <table:table-cell office:value-type="float" office:value="1.75129469801434">
                <text:p>1.7512946980143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2.04572764851855">
                <text:p>2.04572764851855</text:p>
              </table:table-cell>
              <table:table-cell office:value-type="float" office:value="2.02203760326644">
                <text:p>2.02203760326644</text:p>
              </table:table-cell>
              <table:table-cell office:value-type="float" office:value="1.973446355197">
                <text:p>1.973446355197</text:p>
              </table:table-cell>
              <table:table-cell office:value-type="float" office:value="1.88742709821169">
                <text:p>1.88742709821169</text:p>
              </table:table-cell>
              <table:table-cell office:value-type="float" office:value="1.79962129472914">
                <text:p>1.7996212947291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.10156000622609">
                <text:p>2.10156000622609</text:p>
              </table:table-cell>
              <table:table-cell office:value-type="float" office:value="2.07705306286183">
                <text:p>2.07705306286183</text:p>
              </table:table-cell>
              <table:table-cell office:value-type="float" office:value="2.02678625451413">
                <text:p>2.02678625451413</text:p>
              </table:table-cell>
              <table:table-cell office:value-type="float" office:value="1.93780081625347">
                <text:p>1.93780081625347</text:p>
              </table:table-cell>
              <table:table-cell office:value-type="float" office:value="1.84696722644393">
                <text:p>1.8469672264439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2.15641169893362">
                <text:p>2.15641169893362</text:p>
              </table:table-cell>
              <table:table-cell office:value-type="float" office:value="2.13108785745722">
                <text:p>2.13108785745722</text:p>
              </table:table-cell>
              <table:table-cell office:value-type="float" office:value="2.07914548883127">
                <text:p>2.07914548883127</text:p>
              </table:table-cell>
              <table:table-cell office:value-type="float" office:value="1.98719386929525">
                <text:p>1.98719386929525</text:p>
              </table:table-cell>
              <table:table-cell office:value-type="float" office:value="1.89333249315873">
                <text:p>1.8933324931587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2.21028272664116">
                <text:p>2.21028272664116</text:p>
              </table:table-cell>
              <table:table-cell office:value-type="float" office:value="2.18414198705262">
                <text:p>2.18414198705262</text:p>
              </table:table-cell>
              <table:table-cell office:value-type="float" office:value="2.13052405814841">
                <text:p>2.13052405814841</text:p>
              </table:table-cell>
              <table:table-cell office:value-type="float" office:value="2.03560625733704">
                <text:p>2.03560625733704</text:p>
              </table:table-cell>
              <table:table-cell office:value-type="float" office:value="1.93871709487353">
                <text:p>1.9387170948735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2.2631730893487">
                <text:p>2.2631730893487</text:p>
              </table:table-cell>
              <table:table-cell office:value-type="float" office:value="2.23621545164801">
                <text:p>2.23621545164801</text:p>
              </table:table-cell>
              <table:table-cell office:value-type="float" office:value="2.18092196246555">
                <text:p>2.18092196246555</text:p>
              </table:table-cell>
              <table:table-cell office:value-type="float" office:value="2.08303798037882">
                <text:p>2.08303798037882</text:p>
              </table:table-cell>
              <table:table-cell office:value-type="float" office:value="1.98312103158833">
                <text:p>1.9831210315883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2.31508278705623">
                <text:p>2.31508278705623</text:p>
              </table:table-cell>
              <table:table-cell office:value-type="float" office:value="2.28730825124341">
                <text:p>2.28730825124341</text:p>
              </table:table-cell>
              <table:table-cell office:value-type="float" office:value="2.23033920178268">
                <text:p>2.23033920178268</text:p>
              </table:table-cell>
              <table:table-cell office:value-type="float" office:value="2.1294890384206">
                <text:p>2.1294890384206</text:p>
              </table:table-cell>
              <table:table-cell office:value-type="float" office:value="2.02654430330313">
                <text:p>2.0265443033031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2.36601181976377">
                <text:p>2.36601181976377</text:p>
              </table:table-cell>
              <table:table-cell office:value-type="float" office:value="2.3374203858388">
                <text:p>2.3374203858388</text:p>
              </table:table-cell>
              <table:table-cell office:value-type="float" office:value="2.27877577609982">
                <text:p>2.27877577609982</text:p>
              </table:table-cell>
              <table:table-cell office:value-type="float" office:value="2.17495943146238">
                <text:p>2.17495943146238</text:p>
              </table:table-cell>
              <table:table-cell office:value-type="float" office:value="2.06898691001792">
                <text:p>2.0689869100179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2.41596018747131">
                <text:p>2.41596018747131</text:p>
              </table:table-cell>
              <table:table-cell office:value-type="float" office:value="2.3865518554342">
                <text:p>2.3865518554342</text:p>
              </table:table-cell>
              <table:table-cell office:value-type="float" office:value="2.32623168541696">
                <text:p>2.32623168541696</text:p>
              </table:table-cell>
              <table:table-cell office:value-type="float" office:value="2.21944915950417">
                <text:p>2.21944915950417</text:p>
              </table:table-cell>
              <table:table-cell office:value-type="float" office:value="2.11044885173272">
                <text:p>2.1104488517327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2.46492789017884">
                <text:p>2.46492789017884</text:p>
              </table:table-cell>
              <table:table-cell office:value-type="float" office:value="2.43470266002959">
                <text:p>2.43470266002959</text:p>
              </table:table-cell>
              <table:table-cell office:value-type="float" office:value="2.3727069297341">
                <text:p>2.3727069297341</text:p>
              </table:table-cell>
              <table:table-cell office:value-type="float" office:value="2.26295822254595">
                <text:p>2.26295822254595</text:p>
              </table:table-cell>
              <table:table-cell office:value-type="float" office:value="2.15093012844752">
                <text:p>2.1509301284475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2.51291492788638">
                <text:p>2.51291492788638</text:p>
              </table:table-cell>
              <table:table-cell office:value-type="float" office:value="2.48187279962498">
                <text:p>2.48187279962498</text:p>
              </table:table-cell>
              <table:table-cell office:value-type="float" office:value="2.41820150905124">
                <text:p>2.41820150905124</text:p>
              </table:table-cell>
              <table:table-cell office:value-type="float" office:value="2.30548662058773">
                <text:p>2.30548662058773</text:p>
              </table:table-cell>
              <table:table-cell office:value-type="float" office:value="2.19043074016232">
                <text:p>2.1904307401623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2.55992130059392">
                <text:p>2.55992130059392</text:p>
              </table:table-cell>
              <table:table-cell office:value-type="float" office:value="2.52806227422038">
                <text:p>2.52806227422038</text:p>
              </table:table-cell>
              <table:table-cell office:value-type="float" office:value="2.46271542336837">
                <text:p>2.46271542336837</text:p>
              </table:table-cell>
              <table:table-cell office:value-type="float" office:value="2.34703435362951">
                <text:p>2.34703435362951</text:p>
              </table:table-cell>
              <table:table-cell office:value-type="float" office:value="2.22895068687711">
                <text:p>2.2289506868771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.60594700830145">
                <text:p>2.60594700830145</text:p>
              </table:table-cell>
              <table:table-cell office:value-type="float" office:value="2.57327108381577">
                <text:p>2.57327108381577</text:p>
              </table:table-cell>
              <table:table-cell office:value-type="float" office:value="2.50624867268551">
                <text:p>2.50624867268551</text:p>
              </table:table-cell>
              <table:table-cell office:value-type="float" office:value="2.3876014216713">
                <text:p>2.3876014216713</text:p>
              </table:table-cell>
              <table:table-cell office:value-type="float" office:value="2.26648996859191">
                <text:p>2.2664899685919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2.65099205100899">
                <text:p>2.65099205100899</text:p>
              </table:table-cell>
              <table:table-cell office:value-type="float" office:value="2.61749922841117">
                <text:p>2.61749922841117</text:p>
              </table:table-cell>
              <table:table-cell office:value-type="float" office:value="2.54880125700265">
                <text:p>2.54880125700265</text:p>
              </table:table-cell>
              <table:table-cell office:value-type="float" office:value="2.42718782471308">
                <text:p>2.42718782471308</text:p>
              </table:table-cell>
              <table:table-cell office:value-type="float" office:value="2.30304858530671">
                <text:p>2.3030485853067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2.69505642871652">
                <text:p>2.69505642871652</text:p>
              </table:table-cell>
              <table:table-cell office:value-type="float" office:value="2.66074670800656">
                <text:p>2.66074670800656</text:p>
              </table:table-cell>
              <table:table-cell office:value-type="float" office:value="2.59037317631979">
                <text:p>2.59037317631979</text:p>
              </table:table-cell>
              <table:table-cell office:value-type="float" office:value="2.46579356275486">
                <text:p>2.46579356275486</text:p>
              </table:table-cell>
              <table:table-cell office:value-type="float" office:value="2.33862653702151">
                <text:p>2.3386265370215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2.73814014142406">
                <text:p>2.73814014142406</text:p>
              </table:table-cell>
              <table:table-cell office:value-type="float" office:value="2.70301352260196">
                <text:p>2.70301352260196</text:p>
              </table:table-cell>
              <table:table-cell office:value-type="float" office:value="2.63096443063692">
                <text:p>2.63096443063692</text:p>
              </table:table-cell>
              <table:table-cell office:value-type="float" office:value="2.50341863579664">
                <text:p>2.50341863579664</text:p>
              </table:table-cell>
              <table:table-cell office:value-type="float" office:value="2.37322382373631">
                <text:p>2.3732238237363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2.7802431891316">
                <text:p>2.7802431891316</text:p>
              </table:table-cell>
              <table:table-cell office:value-type="float" office:value="2.74429967219735">
                <text:p>2.74429967219735</text:p>
              </table:table-cell>
              <table:table-cell office:value-type="float" office:value="2.67057501995406">
                <text:p>2.67057501995406</text:p>
              </table:table-cell>
              <table:table-cell office:value-type="float" office:value="2.54006304383843">
                <text:p>2.54006304383843</text:p>
              </table:table-cell>
              <table:table-cell office:value-type="float" office:value="2.4068404454511">
                <text:p>2.406840445451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2.82136557183913">
                <text:p>2.82136557183913</text:p>
              </table:table-cell>
              <table:table-cell office:value-type="float" office:value="2.78460515679274">
                <text:p>2.78460515679274</text:p>
              </table:table-cell>
              <table:table-cell office:value-type="float" office:value="2.7092049442712">
                <text:p>2.7092049442712</text:p>
              </table:table-cell>
              <table:table-cell office:value-type="float" office:value="2.57572678688021">
                <text:p>2.57572678688021</text:p>
              </table:table-cell>
              <table:table-cell office:value-type="float" office:value="2.4394764021659">
                <text:p>2.439476402165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2.86150728954667">
                <text:p>2.86150728954667</text:p>
              </table:table-cell>
              <table:table-cell office:value-type="float" office:value="2.82392997638814">
                <text:p>2.82392997638814</text:p>
              </table:table-cell>
              <table:table-cell office:value-type="float" office:value="2.74685420358834">
                <text:p>2.74685420358834</text:p>
              </table:table-cell>
              <table:table-cell office:value-type="float" office:value="2.61040986492199">
                <text:p>2.61040986492199</text:p>
              </table:table-cell>
              <table:table-cell office:value-type="float" office:value="2.4711316938807">
                <text:p>2.471131693880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2.90066834225421">
                <text:p>2.90066834225421</text:p>
              </table:table-cell>
              <table:table-cell office:value-type="float" office:value="2.86227413098353">
                <text:p>2.86227413098353</text:p>
              </table:table-cell>
              <table:table-cell office:value-type="float" office:value="2.78352279790548">
                <text:p>2.78352279790548</text:p>
              </table:table-cell>
              <table:table-cell office:value-type="float" office:value="2.64411227796377">
                <text:p>2.64411227796377</text:p>
              </table:table-cell>
              <table:table-cell office:value-type="float" office:value="2.5018063205955">
                <text:p>2.501806320595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2.93884872996174">
                <text:p>2.93884872996174</text:p>
              </table:table-cell>
              <table:table-cell office:value-type="float" office:value="2.89963762057893">
                <text:p>2.89963762057893</text:p>
              </table:table-cell>
              <table:table-cell office:value-type="float" office:value="2.81921072722261">
                <text:p>2.81921072722261</text:p>
              </table:table-cell>
              <table:table-cell office:value-type="float" office:value="2.67683402600555">
                <text:p>2.67683402600555</text:p>
              </table:table-cell>
              <table:table-cell office:value-type="float" office:value="2.53150028231029">
                <text:p>2.5315002823102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2.97604845266928">
                <text:p>2.97604845266928</text:p>
              </table:table-cell>
              <table:table-cell office:value-type="float" office:value="2.93602044517432">
                <text:p>2.93602044517432</text:p>
              </table:table-cell>
              <table:table-cell office:value-type="float" office:value="2.85391799153975">
                <text:p>2.85391799153975</text:p>
              </table:table-cell>
              <table:table-cell office:value-type="float" office:value="2.70857510904734">
                <text:p>2.70857510904734</text:p>
              </table:table-cell>
              <table:table-cell office:value-type="float" office:value="2.56021357902509">
                <text:p>2.5602135790250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01226751037682">
                <text:p>3.01226751037682</text:p>
              </table:table-cell>
              <table:table-cell office:value-type="float" office:value="2.97142260476972">
                <text:p>2.97142260476972</text:p>
              </table:table-cell>
              <table:table-cell office:value-type="float" office:value="2.88764459085689">
                <text:p>2.88764459085689</text:p>
              </table:table-cell>
              <table:table-cell office:value-type="float" office:value="2.73933552708912">
                <text:p>2.73933552708912</text:p>
              </table:table-cell>
              <table:table-cell office:value-type="float" office:value="2.58794621073989">
                <text:p>2.5879462107398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3.04750590308435">
                <text:p>3.04750590308435</text:p>
              </table:table-cell>
              <table:table-cell office:value-type="float" office:value="3.00584409936511">
                <text:p>3.00584409936511</text:p>
              </table:table-cell>
              <table:table-cell office:value-type="float" office:value="2.92039052517403">
                <text:p>2.92039052517403</text:p>
              </table:table-cell>
              <table:table-cell office:value-type="float" office:value="2.7691152801309">
                <text:p>2.7691152801309</text:p>
              </table:table-cell>
              <table:table-cell office:value-type="float" office:value="2.61469817745469">
                <text:p>2.6146981774546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3.08176363079189">
                <text:p>3.08176363079189</text:p>
              </table:table-cell>
              <table:table-cell office:value-type="float" office:value="3.03928492896051">
                <text:p>3.03928492896051</text:p>
              </table:table-cell>
              <table:table-cell office:value-type="float" office:value="2.95215579449116">
                <text:p>2.95215579449116</text:p>
              </table:table-cell>
              <table:table-cell office:value-type="float" office:value="2.79791436817268">
                <text:p>2.79791436817268</text:p>
              </table:table-cell>
              <table:table-cell office:value-type="float" office:value="2.64046947916948">
                <text:p>2.6404694791694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3.11504069349942">
                <text:p>3.11504069349942</text:p>
              </table:table-cell>
              <table:table-cell office:value-type="float" office:value="3.0717450935559">
                <text:p>3.0717450935559</text:p>
              </table:table-cell>
              <table:table-cell office:value-type="float" office:value="2.9829403988083">
                <text:p>2.9829403988083</text:p>
              </table:table-cell>
              <table:table-cell office:value-type="float" office:value="2.82573279121447">
                <text:p>2.82573279121447</text:p>
              </table:table-cell>
              <table:table-cell office:value-type="float" office:value="2.66526011588428">
                <text:p>2.6652601158842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3.14733709120696">
                <text:p>3.14733709120696</text:p>
              </table:table-cell>
              <table:table-cell office:value-type="float" office:value="3.10322459315129">
                <text:p>3.10322459315129</text:p>
              </table:table-cell>
              <table:table-cell office:value-type="float" office:value="3.01274433812544">
                <text:p>3.01274433812544</text:p>
              </table:table-cell>
              <table:table-cell office:value-type="float" office:value="2.85257054925625">
                <text:p>2.85257054925625</text:p>
              </table:table-cell>
              <table:table-cell office:value-type="float" office:value="2.68907008759908">
                <text:p>2.6890700875990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3.1786528239145">
                <text:p>3.1786528239145</text:p>
              </table:table-cell>
              <table:table-cell office:value-type="float" office:value="3.13372342774669">
                <text:p>3.13372342774669</text:p>
              </table:table-cell>
              <table:table-cell office:value-type="float" office:value="3.04156761244258">
                <text:p>3.04156761244258</text:p>
              </table:table-cell>
              <table:table-cell office:value-type="float" office:value="2.87842764229803">
                <text:p>2.87842764229803</text:p>
              </table:table-cell>
              <table:table-cell office:value-type="float" office:value="2.71189939431388">
                <text:p>2.7118993943138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3.20898789162203">
                <text:p>3.20898789162203</text:p>
              </table:table-cell>
              <table:table-cell office:value-type="float" office:value="3.16324159734208">
                <text:p>3.16324159734208</text:p>
              </table:table-cell>
              <table:table-cell office:value-type="float" office:value="3.06941022175971">
                <text:p>3.06941022175971</text:p>
              </table:table-cell>
              <table:table-cell office:value-type="float" office:value="2.90330407033981">
                <text:p>2.90330407033981</text:p>
              </table:table-cell>
              <table:table-cell office:value-type="float" office:value="2.73374803602868">
                <text:p>2.7337480360286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3.23834229432957">
                <text:p>3.23834229432957</text:p>
              </table:table-cell>
              <table:table-cell office:value-type="float" office:value="3.19177910193748">
                <text:p>3.19177910193748</text:p>
              </table:table-cell>
              <table:table-cell office:value-type="float" office:value="3.09627216607685">
                <text:p>3.09627216607685</text:p>
              </table:table-cell>
              <table:table-cell office:value-type="float" office:value="2.9271998333816">
                <text:p>2.9271998333816</text:p>
              </table:table-cell>
              <table:table-cell office:value-type="float" office:value="2.75461601274347">
                <text:p>2.7546160127434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3.26671603203711">
                <text:p>3.26671603203711</text:p>
              </table:table-cell>
              <table:table-cell office:value-type="float" office:value="3.21933594153287">
                <text:p>3.21933594153287</text:p>
              </table:table-cell>
              <table:table-cell office:value-type="float" office:value="3.12215344539399">
                <text:p>3.12215344539399</text:p>
              </table:table-cell>
              <table:table-cell office:value-type="float" office:value="2.95011493142338">
                <text:p>2.95011493142338</text:p>
              </table:table-cell>
              <table:table-cell office:value-type="float" office:value="2.77450332445827">
                <text:p>2.7745033244582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3.29410910474464">
                <text:p>3.29410910474464</text:p>
              </table:table-cell>
              <table:table-cell office:value-type="float" office:value="3.24591211612826">
                <text:p>3.24591211612826</text:p>
              </table:table-cell>
              <table:table-cell office:value-type="float" office:value="3.14705405971113">
                <text:p>3.14705405971113</text:p>
              </table:table-cell>
              <table:table-cell office:value-type="float" office:value="2.97204936446516">
                <text:p>2.97204936446516</text:p>
              </table:table-cell>
              <table:table-cell office:value-type="float" office:value="2.79340997117307">
                <text:p>2.7934099711730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.32052151245218">
                <text:p>3.32052151245218</text:p>
              </table:table-cell>
              <table:table-cell office:value-type="float" office:value="3.27150762572366">
                <text:p>3.27150762572366</text:p>
              </table:table-cell>
              <table:table-cell office:value-type="float" office:value="3.17097400902827">
                <text:p>3.17097400902827</text:p>
              </table:table-cell>
              <table:table-cell office:value-type="float" office:value="2.99300313250694">
                <text:p>2.99300313250694</text:p>
              </table:table-cell>
              <table:table-cell office:value-type="float" office:value="2.81133595288787">
                <text:p>2.8113359528878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3.34595325515971">
                <text:p>3.34595325515971</text:p>
              </table:table-cell>
              <table:table-cell office:value-type="float" office:value="3.29612247031905">
                <text:p>3.29612247031905</text:p>
              </table:table-cell>
              <table:table-cell office:value-type="float" office:value="3.1939132933454">
                <text:p>3.1939132933454</text:p>
              </table:table-cell>
              <table:table-cell office:value-type="float" office:value="3.01297623554873">
                <text:p>3.01297623554873</text:p>
              </table:table-cell>
              <table:table-cell office:value-type="float" office:value="2.82828126960267">
                <text:p>2.8282812696026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3.37040433286725">
                <text:p>3.37040433286725</text:p>
              </table:table-cell>
              <table:table-cell office:value-type="float" office:value="3.31975664991445">
                <text:p>3.31975664991445</text:p>
              </table:table-cell>
              <table:table-cell office:value-type="float" office:value="3.21587191266254">
                <text:p>3.21587191266254</text:p>
              </table:table-cell>
              <table:table-cell office:value-type="float" office:value="3.03196867359051">
                <text:p>3.03196867359051</text:p>
              </table:table-cell>
              <table:table-cell office:value-type="float" office:value="2.84424592131746">
                <text:p>2.8442459213174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3.39387474557479">
                <text:p>3.39387474557479</text:p>
              </table:table-cell>
              <table:table-cell office:value-type="float" office:value="3.34241016450984">
                <text:p>3.34241016450984</text:p>
              </table:table-cell>
              <table:table-cell office:value-type="float" office:value="3.23684986697968">
                <text:p>3.23684986697968</text:p>
              </table:table-cell>
              <table:table-cell office:value-type="float" office:value="3.04998044663229">
                <text:p>3.04998044663229</text:p>
              </table:table-cell>
              <table:table-cell office:value-type="float" office:value="2.85922990803226">
                <text:p>2.8592299080322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3.41636449328232">
                <text:p>3.41636449328232</text:p>
              </table:table-cell>
              <table:table-cell office:value-type="float" office:value="3.36408301410524">
                <text:p>3.36408301410524</text:p>
              </table:table-cell>
              <table:table-cell office:value-type="float" office:value="3.25684715629682">
                <text:p>3.25684715629682</text:p>
              </table:table-cell>
              <table:table-cell office:value-type="float" office:value="3.06701155467407">
                <text:p>3.06701155467407</text:p>
              </table:table-cell>
              <table:table-cell office:value-type="float" office:value="2.87323322974706">
                <text:p>2.8732332297470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3.43787357598986">
                <text:p>3.43787357598986</text:p>
              </table:table-cell>
              <table:table-cell office:value-type="float" office:value="3.38477519870063">
                <text:p>3.38477519870063</text:p>
              </table:table-cell>
              <table:table-cell office:value-type="float" office:value="3.27586378061395">
                <text:p>3.27586378061395</text:p>
              </table:table-cell>
              <table:table-cell office:value-type="float" office:value="3.08306199771585">
                <text:p>3.08306199771585</text:p>
              </table:table-cell>
              <table:table-cell office:value-type="float" office:value="2.88625588646186">
                <text:p>2.8862558864618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3.4584019936974">
                <text:p>3.4584019936974</text:p>
              </table:table-cell>
              <table:table-cell office:value-type="float" office:value="3.40448671829603">
                <text:p>3.40448671829603</text:p>
              </table:table-cell>
              <table:table-cell office:value-type="float" office:value="3.29389973993109">
                <text:p>3.29389973993109</text:p>
              </table:table-cell>
              <table:table-cell office:value-type="float" office:value="3.09813177575764">
                <text:p>3.09813177575764</text:p>
              </table:table-cell>
              <table:table-cell office:value-type="float" office:value="2.89829787817665">
                <text:p>2.8982978781766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3.47794974640493">
                <text:p>3.47794974640493</text:p>
              </table:table-cell>
              <table:table-cell office:value-type="float" office:value="3.42321757289142">
                <text:p>3.42321757289142</text:p>
              </table:table-cell>
              <table:table-cell office:value-type="float" office:value="3.31095503424823">
                <text:p>3.31095503424823</text:p>
              </table:table-cell>
              <table:table-cell office:value-type="float" office:value="3.11222088879942">
                <text:p>3.11222088879942</text:p>
              </table:table-cell>
              <table:table-cell office:value-type="float" office:value="2.90935920489145">
                <text:p>2.9093592048914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3.49651683411247">
                <text:p>3.49651683411247</text:p>
              </table:table-cell>
              <table:table-cell office:value-type="float" office:value="3.44096776248681">
                <text:p>3.44096776248681</text:p>
              </table:table-cell>
              <table:table-cell office:value-type="float" office:value="3.32702966356537">
                <text:p>3.32702966356537</text:p>
              </table:table-cell>
              <table:table-cell office:value-type="float" office:value="3.1253293368412">
                <text:p>3.1253293368412</text:p>
              </table:table-cell>
              <table:table-cell office:value-type="float" office:value="2.91943986660625">
                <text:p>2.9194398666062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3.51410325682001">
                <text:p>3.51410325682001</text:p>
              </table:table-cell>
              <table:table-cell office:value-type="float" office:value="3.45773728708221">
                <text:p>3.45773728708221</text:p>
              </table:table-cell>
              <table:table-cell office:value-type="float" office:value="3.34212362788251">
                <text:p>3.34212362788251</text:p>
              </table:table-cell>
              <table:table-cell office:value-type="float" office:value="3.13745711988298">
                <text:p>3.13745711988298</text:p>
              </table:table-cell>
              <table:table-cell office:value-type="float" office:value="2.92853986332105">
                <text:p>2.9285398633210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.53070901452754">
                <text:p>3.53070901452754</text:p>
              </table:table-cell>
              <table:table-cell office:value-type="float" office:value="3.4735261466776">
                <text:p>3.4735261466776</text:p>
              </table:table-cell>
              <table:table-cell office:value-type="float" office:value="3.35623692719964">
                <text:p>3.35623692719964</text:p>
              </table:table-cell>
              <table:table-cell office:value-type="float" office:value="3.14860423792477">
                <text:p>3.14860423792477</text:p>
              </table:table-cell>
              <table:table-cell office:value-type="float" office:value="2.93665919503584">
                <text:p>2.9366591950358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3.54633410723508">
                <text:p>3.54633410723508</text:p>
              </table:table-cell>
              <table:table-cell office:value-type="float" office:value="3.488334341273">
                <text:p>3.488334341273</text:p>
              </table:table-cell>
              <table:table-cell office:value-type="float" office:value="3.36936956151678">
                <text:p>3.36936956151678</text:p>
              </table:table-cell>
              <table:table-cell office:value-type="float" office:value="3.15877069096655">
                <text:p>3.15877069096655</text:p>
              </table:table-cell>
              <table:table-cell office:value-type="float" office:value="2.94379786175064">
                <text:p>2.9437978617506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3.56097853494261">
                <text:p>3.56097853494261</text:p>
              </table:table-cell>
              <table:table-cell office:value-type="float" office:value="3.50216187086839">
                <text:p>3.50216187086839</text:p>
              </table:table-cell>
              <table:table-cell office:value-type="float" office:value="3.38152153083392">
                <text:p>3.38152153083392</text:p>
              </table:table-cell>
              <table:table-cell office:value-type="float" office:value="3.16795647900833">
                <text:p>3.16795647900833</text:p>
              </table:table-cell>
              <table:table-cell office:value-type="float" office:value="2.94995586346544">
                <text:p>2.9499558634654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3.57464229765015">
                <text:p>3.57464229765015</text:p>
              </table:table-cell>
              <table:table-cell office:value-type="float" office:value="3.51500873546379">
                <text:p>3.51500873546379</text:p>
              </table:table-cell>
              <table:table-cell office:value-type="float" office:value="3.39269283515106">
                <text:p>3.39269283515106</text:p>
              </table:table-cell>
              <table:table-cell office:value-type="float" office:value="3.17616160205011">
                <text:p>3.17616160205011</text:p>
              </table:table-cell>
              <table:table-cell office:value-type="float" office:value="2.95513320018024">
                <text:p>2.9551332001802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3.58732539535769">
                <text:p>3.58732539535769</text:p>
              </table:table-cell>
              <table:table-cell office:value-type="float" office:value="3.52687493505918">
                <text:p>3.52687493505918</text:p>
              </table:table-cell>
              <table:table-cell office:value-type="float" office:value="3.40288347446819">
                <text:p>3.40288347446819</text:p>
              </table:table-cell>
              <table:table-cell office:value-type="float" office:value="3.1833860600919">
                <text:p>3.1833860600919</text:p>
              </table:table-cell>
              <table:table-cell office:value-type="float" office:value="2.95932987189504">
                <text:p>2.9593298718950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3.59902782806522">
                <text:p>3.59902782806522</text:p>
              </table:table-cell>
              <table:table-cell office:value-type="float" office:value="3.53776046965457">
                <text:p>3.53776046965457</text:p>
              </table:table-cell>
              <table:table-cell office:value-type="float" office:value="3.41209344878533">
                <text:p>3.41209344878533</text:p>
              </table:table-cell>
              <table:table-cell office:value-type="float" office:value="3.18962985313368">
                <text:p>3.18962985313368</text:p>
              </table:table-cell>
              <table:table-cell office:value-type="float" office:value="2.96254587860983">
                <text:p>2.9625458786098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3.60974959577276">
                <text:p>3.60974959577276</text:p>
              </table:table-cell>
              <table:table-cell office:value-type="float" office:value="3.54766533924997">
                <text:p>3.54766533924997</text:p>
              </table:table-cell>
              <table:table-cell office:value-type="float" office:value="3.42032275810247">
                <text:p>3.42032275810247</text:p>
              </table:table-cell>
              <table:table-cell office:value-type="float" office:value="3.19489298117546">
                <text:p>3.19489298117546</text:p>
              </table:table-cell>
              <table:table-cell office:value-type="float" office:value="2.96478122032463">
                <text:p>2.9647812203246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3.6194906984803">
                <text:p>3.6194906984803</text:p>
              </table:table-cell>
              <table:table-cell office:value-type="float" office:value="3.55658954384536">
                <text:p>3.55658954384536</text:p>
              </table:table-cell>
              <table:table-cell office:value-type="float" office:value="3.42757140241961">
                <text:p>3.42757140241961</text:p>
              </table:table-cell>
              <table:table-cell office:value-type="float" office:value="3.19917544421724">
                <text:p>3.19917544421724</text:p>
              </table:table-cell>
              <table:table-cell office:value-type="float" office:value="2.96603589703943">
                <text:p>2.9660358970394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3.62825113618783">
                <text:p>3.62825113618783</text:p>
              </table:table-cell>
              <table:table-cell office:value-type="float" office:value="3.56453308344076">
                <text:p>3.56453308344076</text:p>
              </table:table-cell>
              <table:table-cell office:value-type="float" office:value="3.43383938173675">
                <text:p>3.43383938173675</text:p>
              </table:table-cell>
              <table:table-cell office:value-type="float" office:value="3.20247724225903">
                <text:p>3.20247724225903</text:p>
              </table:table-cell>
              <table:table-cell office:value-type="float" office:value="2.96630990875423">
                <text:p>2.9663099087542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3.63603090889537">
                <text:p>3.63603090889537</text:p>
              </table:table-cell>
              <table:table-cell office:value-type="float" office:value="3.57149595803615">
                <text:p>3.57149595803615</text:p>
              </table:table-cell>
              <table:table-cell office:value-type="float" office:value="3.43912669605388">
                <text:p>3.43912669605388</text:p>
              </table:table-cell>
              <table:table-cell office:value-type="float" office:value="3.20479837530081">
                <text:p>3.20479837530081</text:p>
              </table:table-cell>
              <table:table-cell office:value-type="float" office:value="2.96560325546903">
                <text:p>2.9656032554690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.6428300166029">
                <text:p>3.6428300166029</text:p>
              </table:table-cell>
              <table:table-cell office:value-type="float" office:value="3.57747816763155">
                <text:p>3.57747816763155</text:p>
              </table:table-cell>
              <table:table-cell office:value-type="float" office:value="3.44343334537102">
                <text:p>3.44343334537102</text:p>
              </table:table-cell>
              <table:table-cell office:value-type="float" office:value="3.20613884334259">
                <text:p>3.20613884334259</text:p>
              </table:table-cell>
              <table:table-cell office:value-type="float" office:value="2.96391593718382">
                <text:p>2.9639159371838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3.64864845931044">
                <text:p>3.64864845931044</text:p>
              </table:table-cell>
              <table:table-cell office:value-type="float" office:value="3.58247971222694">
                <text:p>3.58247971222694</text:p>
              </table:table-cell>
              <table:table-cell office:value-type="float" office:value="3.44675932968816">
                <text:p>3.44675932968816</text:p>
              </table:table-cell>
              <table:table-cell office:value-type="float" office:value="3.20649864638437">
                <text:p>3.20649864638437</text:p>
              </table:table-cell>
              <table:table-cell office:value-type="float" office:value="2.96124795389862">
                <text:p>2.9612479538986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3.65348623701798">
                <text:p>3.65348623701798</text:p>
              </table:table-cell>
              <table:table-cell office:value-type="float" office:value="3.58650059182233">
                <text:p>3.58650059182233</text:p>
              </table:table-cell>
              <table:table-cell office:value-type="float" office:value="3.4491046490053">
                <text:p>3.4491046490053</text:p>
              </table:table-cell>
              <table:table-cell office:value-type="float" office:value="3.20587778442616">
                <text:p>3.20587778442616</text:p>
              </table:table-cell>
              <table:table-cell office:value-type="float" office:value="2.95759930561342">
                <text:p>2.9575993056134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3.65734334972551">
                <text:p>3.65734334972551</text:p>
              </table:table-cell>
              <table:table-cell office:value-type="float" office:value="3.58954080641773">
                <text:p>3.58954080641773</text:p>
              </table:table-cell>
              <table:table-cell office:value-type="float" office:value="3.45046930332244">
                <text:p>3.45046930332244</text:p>
              </table:table-cell>
              <table:table-cell office:value-type="float" office:value="3.20427625746794">
                <text:p>3.20427625746794</text:p>
              </table:table-cell>
              <table:table-cell office:value-type="float" office:value="2.95296999232822">
                <text:p>2.9529699923282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3.66021979743305">
                <text:p>3.66021979743305</text:p>
              </table:table-cell>
              <table:table-cell office:value-type="float" office:value="3.59160035601312">
                <text:p>3.59160035601312</text:p>
              </table:table-cell>
              <table:table-cell office:value-type="float" office:value="3.45085329263957">
                <text:p>3.45085329263957</text:p>
              </table:table-cell>
              <table:table-cell office:value-type="float" office:value="3.20169406550972">
                <text:p>3.20169406550972</text:p>
              </table:table-cell>
              <table:table-cell office:value-type="float" office:value="2.94736001404301">
                <text:p>2.9473600140430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3.66211558014059">
                <text:p>3.66211558014059</text:p>
              </table:table-cell>
              <table:table-cell office:value-type="float" office:value="3.59267924060852">
                <text:p>3.59267924060852</text:p>
              </table:table-cell>
              <table:table-cell office:value-type="float" office:value="3.45025661695671">
                <text:p>3.45025661695671</text:p>
              </table:table-cell>
              <table:table-cell office:value-type="float" office:value="3.1981312085515">
                <text:p>3.1981312085515</text:p>
              </table:table-cell>
              <table:table-cell office:value-type="float" office:value="2.94076937075781">
                <text:p>2.9407693707578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3.66303069784812">
                <text:p>3.66303069784812</text:p>
              </table:table-cell>
              <table:table-cell office:value-type="float" office:value="3.59277746020391">
                <text:p>3.59277746020391</text:p>
              </table:table-cell>
              <table:table-cell office:value-type="float" office:value="3.44867927627385">
                <text:p>3.44867927627385</text:p>
              </table:table-cell>
              <table:table-cell office:value-type="float" office:value="3.19358768659329">
                <text:p>3.19358768659329</text:p>
              </table:table-cell>
              <table:table-cell office:value-type="float" office:value="2.93319806247261">
                <text:p>2.9331980624726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3.66296515055566">
                <text:p>3.66296515055566</text:p>
              </table:table-cell>
              <table:table-cell office:value-type="float" office:value="3.59189501479931">
                <text:p>3.59189501479931</text:p>
              </table:table-cell>
              <table:table-cell office:value-type="float" office:value="3.44612127059099">
                <text:p>3.44612127059099</text:p>
              </table:table-cell>
              <table:table-cell office:value-type="float" office:value="3.18806349963507">
                <text:p>3.18806349963507</text:p>
              </table:table-cell>
              <table:table-cell office:value-type="float" office:value="2.92464608918741">
                <text:p>2.9246460891874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3.6619189382632">
                <text:p>3.6619189382632</text:p>
              </table:table-cell>
              <table:table-cell office:value-type="float" office:value="3.5900319043947">
                <text:p>3.5900319043947</text:p>
              </table:table-cell>
              <table:table-cell office:value-type="float" office:value="3.44258259990812">
                <text:p>3.44258259990812</text:p>
              </table:table-cell>
              <table:table-cell office:value-type="float" office:value="3.18155864767685">
                <text:p>3.18155864767685</text:p>
              </table:table-cell>
              <table:table-cell office:value-type="float" office:value="2.91511345090221">
                <text:p>2.9151134509022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3.65989206097073">
                <text:p>3.65989206097073</text:p>
              </table:table-cell>
              <table:table-cell office:value-type="float" office:value="3.58718812899009">
                <text:p>3.58718812899009</text:p>
              </table:table-cell>
              <table:table-cell office:value-type="float" office:value="3.43806326422526">
                <text:p>3.43806326422526</text:p>
              </table:table-cell>
              <table:table-cell office:value-type="float" office:value="3.17407313071863">
                <text:p>3.17407313071863</text:p>
              </table:table-cell>
              <table:table-cell office:value-type="float" office:value="2.904600147617">
                <text:p>2.90460014761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.65688451867827">
                <text:p>3.65688451867827</text:p>
              </table:table-cell>
              <table:table-cell office:value-type="float" office:value="3.58336368858549">
                <text:p>3.58336368858549</text:p>
              </table:table-cell>
              <table:table-cell office:value-type="float" office:value="3.4325632635424">
                <text:p>3.4325632635424</text:p>
              </table:table-cell>
              <table:table-cell office:value-type="float" office:value="3.16560694876041">
                <text:p>3.16560694876041</text:p>
              </table:table-cell>
              <table:table-cell office:value-type="float" office:value="2.8931061793318">
                <text:p>2.893106179331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3.6528963113858">
                <text:p>3.6528963113858</text:p>
              </table:table-cell>
              <table:table-cell office:value-type="float" office:value="3.57855858318088">
                <text:p>3.57855858318088</text:p>
              </table:table-cell>
              <table:table-cell office:value-type="float" office:value="3.42608259785954">
                <text:p>3.42608259785954</text:p>
              </table:table-cell>
              <table:table-cell office:value-type="float" office:value="3.1561601018022">
                <text:p>3.1561601018022</text:p>
              </table:table-cell>
              <table:table-cell office:value-type="float" office:value="2.8806315460466">
                <text:p>2.880631546046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3.64792743909334">
                <text:p>3.64792743909334</text:p>
              </table:table-cell>
              <table:table-cell office:value-type="float" office:value="3.57277281277628">
                <text:p>3.57277281277628</text:p>
              </table:table-cell>
              <table:table-cell office:value-type="float" office:value="3.41862126717668">
                <text:p>3.41862126717668</text:p>
              </table:table-cell>
              <table:table-cell office:value-type="float" office:value="3.14573258984398">
                <text:p>3.14573258984398</text:p>
              </table:table-cell>
              <table:table-cell office:value-type="float" office:value="2.8671762477614">
                <text:p>2.867176247761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3.64197790180088">
                <text:p>3.64197790180088</text:p>
              </table:table-cell>
              <table:table-cell office:value-type="float" office:value="3.56600637737167">
                <text:p>3.56600637737167</text:p>
              </table:table-cell>
              <table:table-cell office:value-type="float" office:value="3.41017927149381">
                <text:p>3.41017927149381</text:p>
              </table:table-cell>
              <table:table-cell office:value-type="float" office:value="3.13432441288576">
                <text:p>3.13432441288576</text:p>
              </table:table-cell>
              <table:table-cell office:value-type="float" office:value="2.8527402844762">
                <text:p>2.852740284476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3.63504769950841">
                <text:p>3.63504769950841</text:p>
              </table:table-cell>
              <table:table-cell office:value-type="float" office:value="3.55825927696707">
                <text:p>3.55825927696707</text:p>
              </table:table-cell>
              <table:table-cell office:value-type="float" office:value="3.40075661081095">
                <text:p>3.40075661081095</text:p>
              </table:table-cell>
              <table:table-cell office:value-type="float" office:value="3.12193557092754">
                <text:p>3.12193557092754</text:p>
              </table:table-cell>
              <table:table-cell office:value-type="float" office:value="2.83732365619099">
                <text:p>2.8373236561909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3.62713683221595">
                <text:p>3.62713683221595</text:p>
              </table:table-cell>
              <table:table-cell office:value-type="float" office:value="3.54953151156246">
                <text:p>3.54953151156246</text:p>
              </table:table-cell>
              <table:table-cell office:value-type="float" office:value="3.39035328512809">
                <text:p>3.39035328512809</text:p>
              </table:table-cell>
              <table:table-cell office:value-type="float" office:value="3.10856606396933">
                <text:p>3.10856606396933</text:p>
              </table:table-cell>
              <table:table-cell office:value-type="float" office:value="2.82092636290579">
                <text:p>2.8209263629057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3.61824529992349">
                <text:p>3.61824529992349</text:p>
              </table:table-cell>
              <table:table-cell office:value-type="float" office:value="3.53982308115785">
                <text:p>3.53982308115785</text:p>
              </table:table-cell>
              <table:table-cell office:value-type="float" office:value="3.37896929444523">
                <text:p>3.37896929444523</text:p>
              </table:table-cell>
              <table:table-cell office:value-type="float" office:value="3.09421589201111">
                <text:p>3.09421589201111</text:p>
              </table:table-cell>
              <table:table-cell office:value-type="float" office:value="2.80354840462059">
                <text:p>2.8035484046205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3.60837310263102">
                <text:p>3.60837310263102</text:p>
              </table:table-cell>
              <table:table-cell office:value-type="float" office:value="3.52913398575325">
                <text:p>3.52913398575325</text:p>
              </table:table-cell>
              <table:table-cell office:value-type="float" office:value="3.36660463876236">
                <text:p>3.36660463876236</text:p>
              </table:table-cell>
              <table:table-cell office:value-type="float" office:value="3.07888505505289">
                <text:p>3.07888505505289</text:p>
              </table:table-cell>
              <table:table-cell office:value-type="float" office:value="2.78518978133539">
                <text:p>2.7851897813353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3.59752024033856">
                <text:p>3.59752024033856</text:p>
              </table:table-cell>
              <table:table-cell office:value-type="float" office:value="3.51746422534864">
                <text:p>3.51746422534864</text:p>
              </table:table-cell>
              <table:table-cell office:value-type="float" office:value="3.3532593180795">
                <text:p>3.3532593180795</text:p>
              </table:table-cell>
              <table:table-cell office:value-type="float" office:value="3.06257355309467">
                <text:p>3.06257355309467</text:p>
              </table:table-cell>
              <table:table-cell office:value-type="float" office:value="2.76585049305018">
                <text:p>2.7658504930501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3.58568671304609">
                <text:p>3.58568671304609</text:p>
              </table:table-cell>
              <table:table-cell office:value-type="float" office:value="3.50481379994404">
                <text:p>3.50481379994404</text:p>
              </table:table-cell>
              <table:table-cell office:value-type="float" office:value="3.33893333239664">
                <text:p>3.33893333239664</text:p>
              </table:table-cell>
              <table:table-cell office:value-type="float" office:value="3.04528138613646">
                <text:p>3.04528138613646</text:p>
              </table:table-cell>
              <table:table-cell office:value-type="float" office:value="2.74553053976498">
                <text:p>2.7455305397649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57287252075363">
                <text:p>3.57287252075363</text:p>
              </table:table-cell>
              <table:table-cell office:value-type="float" office:value="3.49118270953943">
                <text:p>3.49118270953943</text:p>
              </table:table-cell>
              <table:table-cell office:value-type="float" office:value="3.32362668171378">
                <text:p>3.32362668171378</text:p>
              </table:table-cell>
              <table:table-cell office:value-type="float" office:value="3.02700855417824">
                <text:p>3.02700855417824</text:p>
              </table:table-cell>
              <table:table-cell office:value-type="float" office:value="2.72422992147978">
                <text:p>2.7242299214797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1">
                <text:p/>
              </table:table-cell>
              <table:table-cell office:value-type="float" office:value="3.55907766346117">
                <text:p>3.55907766346117</text:p>
              </table:table-cell>
              <table:table-cell office:value-type="float" office:value="3.47657095413483">
                <text:p>3.47657095413483</text:p>
              </table:table-cell>
              <table:table-cell office:value-type="float" office:value="3.30733936603091">
                <text:p>3.30733936603091</text:p>
              </table:table-cell>
              <table:table-cell office:value-type="float" office:value="3.00775505722002">
                <text:p>3.00775505722002</text:p>
              </table:table-cell>
              <table:table-cell office:value-type="float" office:value="2.70194863819458">
                <text:p>2.7019486381945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3.5443021411687">
                <text:p>3.5443021411687</text:p>
              </table:table-cell>
              <table:table-cell office:value-type="float" office:value="3.46097853373022">
                <text:p>3.46097853373022</text:p>
              </table:table-cell>
              <table:table-cell office:value-type="float" office:value="3.29007138534805">
                <text:p>3.29007138534805</text:p>
              </table:table-cell>
              <table:table-cell office:value-type="float" office:value="2.9875208952618">
                <text:p>2.9875208952618</text:p>
              </table:table-cell>
              <table:table-cell office:value-type="float" office:value="2.67868668990938">
                <text:p>2.6786866899093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3.52854595387624">
                <text:p>3.52854595387624</text:p>
              </table:table-cell>
              <table:table-cell office:value-type="float" office:value="3.44440544832562">
                <text:p>3.44440544832562</text:p>
              </table:table-cell>
              <table:table-cell office:value-type="float" office:value="3.27182273966519">
                <text:p>3.27182273966519</text:p>
              </table:table-cell>
              <table:table-cell office:value-type="float" office:value="2.96630606830359">
                <text:p>2.96630606830359</text:p>
              </table:table-cell>
              <table:table-cell office:value-type="float" office:value="2.65444407662417">
                <text:p>2.6544440766241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3.51180910158377">
                <text:p>3.51180910158377</text:p>
              </table:table-cell>
              <table:table-cell office:value-type="float" office:value="3.42685169792101">
                <text:p>3.42685169792101</text:p>
              </table:table-cell>
              <table:table-cell office:value-type="float" office:value="3.25259342898233">
                <text:p>3.25259342898233</text:p>
              </table:table-cell>
              <table:table-cell office:value-type="float" office:value="2.94411057634537">
                <text:p>2.94411057634537</text:p>
              </table:table-cell>
              <table:table-cell office:value-type="float" office:value="2.62922079833897">
                <text:p>2.6292207983389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3.49409158429131">
                <text:p>3.49409158429131</text:p>
              </table:table-cell>
              <table:table-cell office:value-type="float" office:value="3.40831728251641">
                <text:p>3.40831728251641</text:p>
              </table:table-cell>
              <table:table-cell office:value-type="float" office:value="3.23238345329947">
                <text:p>3.23238345329947</text:p>
              </table:table-cell>
              <table:table-cell office:value-type="float" office:value="2.92093441938715">
                <text:p>2.92093441938715</text:p>
              </table:table-cell>
              <table:table-cell office:value-type="float" office:value="2.60301685505377">
                <text:p>2.6030168550537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3.47539340199885">
                <text:p>3.47539340199885</text:p>
              </table:table-cell>
              <table:table-cell office:value-type="float" office:value="3.3888022021118">
                <text:p>3.3888022021118</text:p>
              </table:table-cell>
              <table:table-cell office:value-type="float" office:value="3.2111928126166">
                <text:p>3.2111928126166</text:p>
              </table:table-cell>
              <table:table-cell office:value-type="float" office:value="2.89677759742893">
                <text:p>2.89677759742893</text:p>
              </table:table-cell>
              <table:table-cell office:value-type="float" office:value="2.57583224676857">
                <text:p>2.5758322467685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7">
                <text:p/>
              </table:table-cell>
              <table:table-cell office:value-type="float" office:value="3.45571455470638">
                <text:p>3.45571455470638</text:p>
              </table:table-cell>
              <table:table-cell office:value-type="float" office:value="3.36830645670719">
                <text:p>3.36830645670719</text:p>
              </table:table-cell>
              <table:table-cell office:value-type="float" office:value="3.18902150693374">
                <text:p>3.18902150693374</text:p>
              </table:table-cell>
              <table:table-cell office:value-type="float" office:value="2.87164011047072">
                <text:p>2.87164011047072</text:p>
              </table:table-cell>
              <table:table-cell office:value-type="float" office:value="2.54766697348336">
                <text:p>2.5476669734833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3.43505504241392">
                <text:p>3.43505504241392</text:p>
              </table:table-cell>
              <table:table-cell office:value-type="float" office:value="3.34683004630259">
                <text:p>3.34683004630259</text:p>
              </table:table-cell>
              <table:table-cell office:value-type="float" office:value="3.16586953625088">
                <text:p>3.16586953625088</text:p>
              </table:table-cell>
              <table:table-cell office:value-type="float" office:value="2.8455219585125">
                <text:p>2.8455219585125</text:p>
              </table:table-cell>
              <table:table-cell office:value-type="float" office:value="2.51852103519816">
                <text:p>2.5185210351981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09">
                <text:p/>
              </table:table-cell>
              <table:table-cell office:value-type="float" office:value="3.41341486512146">
                <text:p>3.41341486512146</text:p>
              </table:table-cell>
              <table:table-cell office:value-type="float" office:value="3.32437297089798">
                <text:p>3.32437297089798</text:p>
              </table:table-cell>
              <table:table-cell office:value-type="float" office:value="3.14173690056802">
                <text:p>3.14173690056802</text:p>
              </table:table-cell>
              <table:table-cell office:value-type="float" office:value="2.81842314155428">
                <text:p>2.81842314155428</text:p>
              </table:table-cell>
              <table:table-cell office:value-type="float" office:value="2.48839443191296">
                <text:p>2.4883944319129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3.39079402282899">
                <text:p>3.39079402282899</text:p>
              </table:table-cell>
              <table:table-cell office:value-type="float" office:value="3.30093523049338">
                <text:p>3.30093523049338</text:p>
              </table:table-cell>
              <table:table-cell office:value-type="float" office:value="3.11662359988515">
                <text:p>3.11662359988515</text:p>
              </table:table-cell>
              <table:table-cell office:value-type="float" office:value="2.79034365959606">
                <text:p>2.79034365959606</text:p>
              </table:table-cell>
              <table:table-cell office:value-type="float" office:value="2.45728716362776">
                <text:p>2.4572871636277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1">
                <text:p/>
              </table:table-cell>
              <table:table-cell office:value-type="float" office:value="3.36719251553653">
                <text:p>3.36719251553653</text:p>
              </table:table-cell>
              <table:table-cell office:value-type="float" office:value="3.27651682508877">
                <text:p>3.27651682508877</text:p>
              </table:table-cell>
              <table:table-cell office:value-type="float" office:value="3.09052963420229">
                <text:p>3.09052963420229</text:p>
              </table:table-cell>
              <table:table-cell office:value-type="float" office:value="2.76128351263784">
                <text:p>2.76128351263784</text:p>
              </table:table-cell>
              <table:table-cell office:value-type="float" office:value="2.42519923034255">
                <text:p>2.4251992303425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3.34261034324407">
                <text:p>3.34261034324407</text:p>
              </table:table-cell>
              <table:table-cell office:value-type="float" office:value="3.25111775468417">
                <text:p>3.25111775468417</text:p>
              </table:table-cell>
              <table:table-cell office:value-type="float" office:value="3.06345500351943">
                <text:p>3.06345500351943</text:p>
              </table:table-cell>
              <table:table-cell office:value-type="float" office:value="2.73124270067963">
                <text:p>2.73124270067963</text:p>
              </table:table-cell>
              <table:table-cell office:value-type="float" office:value="2.39213063205735">
                <text:p>2.3921306320573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3">
                <text:p/>
              </table:table-cell>
              <table:table-cell office:value-type="float" office:value="3.3170475059516">
                <text:p>3.3170475059516</text:p>
              </table:table-cell>
              <table:table-cell office:value-type="float" office:value="3.22473801927956">
                <text:p>3.22473801927956</text:p>
              </table:table-cell>
              <table:table-cell office:value-type="float" office:value="3.03539970783657">
                <text:p>3.03539970783657</text:p>
              </table:table-cell>
              <table:table-cell office:value-type="float" office:value="2.70022122372141">
                <text:p>2.70022122372141</text:p>
              </table:table-cell>
              <table:table-cell office:value-type="float" office:value="2.35808136877215">
                <text:p>2.3580813687721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3.29050400365914">
                <text:p>3.29050400365914</text:p>
              </table:table-cell>
              <table:table-cell office:value-type="float" office:value="3.19737761887495">
                <text:p>3.19737761887495</text:p>
              </table:table-cell>
              <table:table-cell office:value-type="float" office:value="3.0063637471537">
                <text:p>3.0063637471537</text:p>
              </table:table-cell>
              <table:table-cell office:value-type="float" office:value="2.66821908176319">
                <text:p>2.66821908176319</text:p>
              </table:table-cell>
              <table:table-cell office:value-type="float" office:value="2.32305144048695">
                <text:p>2.3230514404869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3.26297983636668">
                <text:p>3.26297983636668</text:p>
              </table:table-cell>
              <table:table-cell office:value-type="float" office:value="3.16903655347035">
                <text:p>3.16903655347035</text:p>
              </table:table-cell>
              <table:table-cell office:value-type="float" office:value="2.97634712147084">
                <text:p>2.97634712147084</text:p>
              </table:table-cell>
              <table:table-cell office:value-type="float" office:value="2.63523627480498">
                <text:p>2.63523627480498</text:p>
              </table:table-cell>
              <table:table-cell office:value-type="float" office:value="2.28704084720175">
                <text:p>2.2870408472017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3.23447500407421">
                <text:p>3.23447500407421</text:p>
              </table:table-cell>
              <table:table-cell office:value-type="float" office:value="3.13971482306574">
                <text:p>3.13971482306574</text:p>
              </table:table-cell>
              <table:table-cell office:value-type="float" office:value="2.94534983078798">
                <text:p>2.94534983078798</text:p>
              </table:table-cell>
              <table:table-cell office:value-type="float" office:value="2.60127280284676">
                <text:p>2.60127280284676</text:p>
              </table:table-cell>
              <table:table-cell office:value-type="float" office:value="2.25004958891654">
                <text:p>2.2500495889165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7">
                <text:p/>
              </table:table-cell>
              <table:table-cell office:value-type="float" office:value="3.20498950678175">
                <text:p>3.20498950678175</text:p>
              </table:table-cell>
              <table:table-cell office:value-type="float" office:value="3.10941242766114">
                <text:p>3.10941242766114</text:p>
              </table:table-cell>
              <table:table-cell office:value-type="float" office:value="2.91337187510512">
                <text:p>2.91337187510512</text:p>
              </table:table-cell>
              <table:table-cell office:value-type="float" office:value="2.56632866588854">
                <text:p>2.56632866588854</text:p>
              </table:table-cell>
              <table:table-cell office:value-type="float" office:value="2.21207766563134">
                <text:p>2.2120776656313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3.17452334448928">
                <text:p>3.17452334448928</text:p>
              </table:table-cell>
              <table:table-cell office:value-type="float" office:value="3.07812936725653">
                <text:p>3.07812936725653</text:p>
              </table:table-cell>
              <table:table-cell office:value-type="float" office:value="2.88041325442226">
                <text:p>2.88041325442226</text:p>
              </table:table-cell>
              <table:table-cell office:value-type="float" office:value="2.53040386393032">
                <text:p>2.53040386393032</text:p>
              </table:table-cell>
              <table:table-cell office:value-type="float" office:value="2.17312507734614">
                <text:p>2.1731250773461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19">
                <text:p/>
              </table:table-cell>
              <table:table-cell office:value-type="float" office:value="3.14307651719682">
                <text:p>3.14307651719682</text:p>
              </table:table-cell>
              <table:table-cell office:value-type="float" office:value="3.04586564185193">
                <text:p>3.04586564185193</text:p>
              </table:table-cell>
              <table:table-cell office:value-type="float" office:value="2.84647396873939">
                <text:p>2.84647396873939</text:p>
              </table:table-cell>
              <table:table-cell office:value-type="float" office:value="2.4934983969721">
                <text:p>2.4934983969721</text:p>
              </table:table-cell>
              <table:table-cell office:value-type="float" office:value="2.13319182406094">
                <text:p>2.1331918240609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3.11064902490436">
                <text:p>3.11064902490436</text:p>
              </table:table-cell>
              <table:table-cell office:value-type="float" office:value="3.01262125144732">
                <text:p>3.01262125144732</text:p>
              </table:table-cell>
              <table:table-cell office:value-type="float" office:value="2.81155401805653">
                <text:p>2.81155401805653</text:p>
              </table:table-cell>
              <table:table-cell office:value-type="float" office:value="2.45561226501389">
                <text:p>2.45561226501389</text:p>
              </table:table-cell>
              <table:table-cell office:value-type="float" office:value="2.09227790577574">
                <text:p>2.09227790577574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1">
                <text:p/>
              </table:table-cell>
              <table:table-cell office:value-type="float" office:value="3.07724086761189">
                <text:p>3.07724086761189</text:p>
              </table:table-cell>
              <table:table-cell office:value-type="float" office:value="2.97839619604271">
                <text:p>2.97839619604271</text:p>
              </table:table-cell>
              <table:table-cell office:value-type="float" office:value="2.77565340237367">
                <text:p>2.77565340237367</text:p>
              </table:table-cell>
              <table:table-cell office:value-type="float" office:value="2.41674546805567">
                <text:p>2.41674546805567</text:p>
              </table:table-cell>
              <table:table-cell office:value-type="float" office:value="2.05038332249053">
                <text:p>2.0503833224905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3.04285204531943">
                <text:p>3.04285204531943</text:p>
              </table:table-cell>
              <table:table-cell office:value-type="float" office:value="2.94319047563811">
                <text:p>2.94319047563811</text:p>
              </table:table-cell>
              <table:table-cell office:value-type="float" office:value="2.73877212169081">
                <text:p>2.73877212169081</text:p>
              </table:table-cell>
              <table:table-cell office:value-type="float" office:value="2.37689800609745">
                <text:p>2.37689800609745</text:p>
              </table:table-cell>
              <table:table-cell office:value-type="float" office:value="2.00750807420533">
                <text:p>2.0075080742053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3.00748255802696">
                <text:p>3.00748255802696</text:p>
              </table:table-cell>
              <table:table-cell office:value-type="float" office:value="2.9070040902335">
                <text:p>2.9070040902335</text:p>
              </table:table-cell>
              <table:table-cell office:value-type="float" office:value="2.70091017600794">
                <text:p>2.70091017600794</text:p>
              </table:table-cell>
              <table:table-cell office:value-type="float" office:value="2.33606987913923">
                <text:p>2.33606987913923</text:p>
              </table:table-cell>
              <table:table-cell office:value-type="float" office:value="1.96365216092013">
                <text:p>1.9636521609201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2.9711324057345">
                <text:p>2.9711324057345</text:p>
              </table:table-cell>
              <table:table-cell office:value-type="float" office:value="2.8698370398289">
                <text:p>2.8698370398289</text:p>
              </table:table-cell>
              <table:table-cell office:value-type="float" office:value="2.66206756532508">
                <text:p>2.66206756532508</text:p>
              </table:table-cell>
              <table:table-cell office:value-type="float" office:value="2.29426108718101">
                <text:p>2.29426108718101</text:p>
              </table:table-cell>
              <table:table-cell office:value-type="float" office:value="1.91881558263493">
                <text:p>1.9188155826349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2.93380158844204">
                <text:p>2.93380158844204</text:p>
              </table:table-cell>
              <table:table-cell office:value-type="float" office:value="2.83168932442429">
                <text:p>2.83168932442429</text:p>
              </table:table-cell>
              <table:table-cell office:value-type="float" office:value="2.62224428964222">
                <text:p>2.62224428964222</text:p>
              </table:table-cell>
              <table:table-cell office:value-type="float" office:value="2.2514716302228">
                <text:p>2.2514716302228</text:p>
              </table:table-cell>
              <table:table-cell office:value-type="float" office:value="1.87299833934972">
                <text:p>1.8729983393497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2.89549010614958">
                <text:p>2.89549010614958</text:p>
              </table:table-cell>
              <table:table-cell office:value-type="float" office:value="2.79256094401969">
                <text:p>2.79256094401969</text:p>
              </table:table-cell>
              <table:table-cell office:value-type="float" office:value="2.58144034895936">
                <text:p>2.58144034895936</text:p>
              </table:table-cell>
              <table:table-cell office:value-type="float" office:value="2.20770150826458">
                <text:p>2.20770150826458</text:p>
              </table:table-cell>
              <table:table-cell office:value-type="float" office:value="1.82620043106452">
                <text:p>1.8262004310645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2.85619795885711">
                <text:p>2.85619795885711</text:p>
              </table:table-cell>
              <table:table-cell office:value-type="float" office:value="2.75245189861508">
                <text:p>2.75245189861508</text:p>
              </table:table-cell>
              <table:table-cell office:value-type="float" office:value="2.5396557432765">
                <text:p>2.5396557432765</text:p>
              </table:table-cell>
              <table:table-cell office:value-type="float" office:value="2.16295072130636">
                <text:p>2.16295072130636</text:p>
              </table:table-cell>
              <table:table-cell office:value-type="float" office:value="1.77842185777932">
                <text:p>1.7784218577793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2.81592514656465">
                <text:p>2.81592514656465</text:p>
              </table:table-cell>
              <table:table-cell office:value-type="float" office:value="2.71136218821048">
                <text:p>2.71136218821048</text:p>
              </table:table-cell>
              <table:table-cell office:value-type="float" office:value="2.49689047259364">
                <text:p>2.49689047259364</text:p>
              </table:table-cell>
              <table:table-cell office:value-type="float" office:value="2.11721926934815">
                <text:p>2.11721926934815</text:p>
              </table:table-cell>
              <table:table-cell office:value-type="float" office:value="1.72966261949412">
                <text:p>1.7296626194941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29">
                <text:p/>
              </table:table-cell>
              <table:table-cell office:value-type="float" office:value="2.77467166927218">
                <text:p>2.77467166927218</text:p>
              </table:table-cell>
              <table:table-cell office:value-type="float" office:value="2.66929181280587">
                <text:p>2.66929181280587</text:p>
              </table:table-cell>
              <table:table-cell office:value-type="float" office:value="2.45314453691077">
                <text:p>2.45314453691077</text:p>
              </table:table-cell>
              <table:table-cell office:value-type="float" office:value="2.07050715238993">
                <text:p>2.07050715238993</text:p>
              </table:table-cell>
              <table:table-cell office:value-type="float" office:value="1.67992271620892">
                <text:p>1.6799227162089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.73243752697972">
                <text:p>2.73243752697972</text:p>
              </table:table-cell>
              <table:table-cell office:value-type="float" office:value="2.62624077240126">
                <text:p>2.62624077240126</text:p>
              </table:table-cell>
              <table:table-cell office:value-type="float" office:value="2.40841793622791">
                <text:p>2.40841793622791</text:p>
              </table:table-cell>
              <table:table-cell office:value-type="float" office:value="2.02281437043171">
                <text:p>2.02281437043171</text:p>
              </table:table-cell>
              <table:table-cell office:value-type="float" office:value="1.62920214792371">
                <text:p>1.6292021479237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2.68922271968726">
                <text:p>2.68922271968726</text:p>
              </table:table-cell>
              <table:table-cell office:value-type="float" office:value="2.58220906699666">
                <text:p>2.58220906699666</text:p>
              </table:table-cell>
              <table:table-cell office:value-type="float" office:value="2.36271067054505">
                <text:p>2.36271067054505</text:p>
              </table:table-cell>
              <table:table-cell office:value-type="float" office:value="1.97414092347349">
                <text:p>1.97414092347349</text:p>
              </table:table-cell>
              <table:table-cell office:value-type="float" office:value="1.57750091463851">
                <text:p>1.5775009146385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2.64502724739479">
                <text:p>2.64502724739479</text:p>
              </table:table-cell>
              <table:table-cell office:value-type="float" office:value="2.53719669659205">
                <text:p>2.53719669659205</text:p>
              </table:table-cell>
              <table:table-cell office:value-type="float" office:value="2.31602273986219">
                <text:p>2.31602273986219</text:p>
              </table:table-cell>
              <table:table-cell office:value-type="float" office:value="1.92448681151528">
                <text:p>1.92448681151528</text:p>
              </table:table-cell>
              <table:table-cell office:value-type="float" office:value="1.52481901635331">
                <text:p>1.5248190163533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3">
                <text:p/>
              </table:table-cell>
              <table:table-cell office:value-type="float" office:value="2.59985111010233">
                <text:p>2.59985111010233</text:p>
              </table:table-cell>
              <table:table-cell office:value-type="float" office:value="2.49120366118745">
                <text:p>2.49120366118745</text:p>
              </table:table-cell>
              <table:table-cell office:value-type="float" office:value="2.26835414417932">
                <text:p>2.26835414417932</text:p>
              </table:table-cell>
              <table:table-cell office:value-type="float" office:value="1.87385203455706">
                <text:p>1.87385203455706</text:p>
              </table:table-cell>
              <table:table-cell office:value-type="float" office:value="1.47115645306811">
                <text:p>1.4711564530681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2.55369430780986">
                <text:p>2.55369430780986</text:p>
              </table:table-cell>
              <table:table-cell office:value-type="float" office:value="2.44422996078284">
                <text:p>2.44422996078284</text:p>
              </table:table-cell>
              <table:table-cell office:value-type="float" office:value="2.21970488349646">
                <text:p>2.21970488349646</text:p>
              </table:table-cell>
              <table:table-cell office:value-type="float" office:value="1.82223659259884">
                <text:p>1.82223659259884</text:p>
              </table:table-cell>
              <table:table-cell office:value-type="float" office:value="1.4165132247829">
                <text:p>1.416513224782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2.5065568405174">
                <text:p>2.5065568405174</text:p>
              </table:table-cell>
              <table:table-cell office:value-type="float" office:value="2.39627559537823">
                <text:p>2.39627559537823</text:p>
              </table:table-cell>
              <table:table-cell office:value-type="float" office:value="2.1700749578136">
                <text:p>2.1700749578136</text:p>
              </table:table-cell>
              <table:table-cell office:value-type="float" office:value="1.76964048564062">
                <text:p>1.76964048564062</text:p>
              </table:table-cell>
              <table:table-cell office:value-type="float" office:value="1.3608893314977">
                <text:p>1.360889331497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2.45843870822494">
                <text:p>2.45843870822494</text:p>
              </table:table-cell>
              <table:table-cell office:value-type="float" office:value="2.34734056497363">
                <text:p>2.34734056497363</text:p>
              </table:table-cell>
              <table:table-cell office:value-type="float" office:value="2.11946436713074">
                <text:p>2.11946436713074</text:p>
              </table:table-cell>
              <table:table-cell office:value-type="float" office:value="1.71606371368241">
                <text:p>1.71606371368241</text:p>
              </table:table-cell>
              <table:table-cell office:value-type="float" office:value="1.3042847732125">
                <text:p>1.3042847732125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7">
                <text:p/>
              </table:table-cell>
              <table:table-cell office:value-type="float" office:value="2.40933991093248">
                <text:p>2.40933991093248</text:p>
              </table:table-cell>
              <table:table-cell office:value-type="float" office:value="2.29742486956902">
                <text:p>2.29742486956902</text:p>
              </table:table-cell>
              <table:table-cell office:value-type="float" office:value="2.06787311144788">
                <text:p>2.06787311144788</text:p>
              </table:table-cell>
              <table:table-cell office:value-type="float" office:value="1.66150627672419">
                <text:p>1.66150627672419</text:p>
              </table:table-cell>
              <table:table-cell office:value-type="float" office:value="1.2466995499273">
                <text:p>1.246699549927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2.35926044864001">
                <text:p>2.35926044864001</text:p>
              </table:table-cell>
              <table:table-cell office:value-type="float" office:value="2.24652850916442">
                <text:p>2.24652850916442</text:p>
              </table:table-cell>
              <table:table-cell office:value-type="float" office:value="2.01530119076501">
                <text:p>2.01530119076501</text:p>
              </table:table-cell>
              <table:table-cell office:value-type="float" office:value="1.60596817476597">
                <text:p>1.60596817476597</text:p>
              </table:table-cell>
              <table:table-cell office:value-type="float" office:value="1.1881336616421">
                <text:p>1.188133661642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39">
                <text:p/>
              </table:table-cell>
              <table:table-cell office:value-type="float" office:value="2.30820032134755">
                <text:p>2.30820032134755</text:p>
              </table:table-cell>
              <table:table-cell office:value-type="float" office:value="2.19465148375981">
                <text:p>2.19465148375981</text:p>
              </table:table-cell>
              <table:table-cell office:value-type="float" office:value="1.96174860508215">
                <text:p>1.96174860508215</text:p>
              </table:table-cell>
              <table:table-cell office:value-type="float" office:value="1.54944940780775">
                <text:p>1.54944940780775</text:p>
              </table:table-cell>
              <table:table-cell office:value-type="float" office:value="1.12858710835689">
                <text:p>1.1285871083568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.25615952905508">
                <text:p>2.25615952905508</text:p>
              </table:table-cell>
              <table:table-cell office:value-type="float" office:value="2.14179379335521">
                <text:p>2.14179379335521</text:p>
              </table:table-cell>
              <table:table-cell office:value-type="float" office:value="1.90721535439929">
                <text:p>1.90721535439929</text:p>
              </table:table-cell>
              <table:table-cell office:value-type="float" office:value="1.49194997584953">
                <text:p>1.49194997584953</text:p>
              </table:table-cell>
              <table:table-cell office:value-type="float" office:value="1.06805989007169">
                <text:p>1.0680598900716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2.20313807176262">
                <text:p>2.20313807176262</text:p>
              </table:table-cell>
              <table:table-cell office:value-type="float" office:value="2.0879554379506">
                <text:p>2.0879554379506</text:p>
              </table:table-cell>
              <table:table-cell office:value-type="float" office:value="1.85170143871643">
                <text:p>1.85170143871643</text:p>
              </table:table-cell>
              <table:table-cell office:value-type="float" office:value="1.43346987889132">
                <text:p>1.43346987889132</text:p>
              </table:table-cell>
              <table:table-cell office:value-type="float" office:value="1.00655200678649">
                <text:p>1.00655200678649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2.14913594947016">
                <text:p>2.14913594947016</text:p>
              </table:table-cell>
              <table:table-cell office:value-type="float" office:value="2.03313641754599">
                <text:p>2.03313641754599</text:p>
              </table:table-cell>
              <table:table-cell office:value-type="float" office:value="1.79520685803356">
                <text:p>1.79520685803356</text:p>
              </table:table-cell>
              <table:table-cell office:value-type="float" office:value="1.3740091169331">
                <text:p>1.3740091169331</text:p>
              </table:table-cell>
              <table:table-cell office:value-type="float" office:value="0.944063458501287">
                <text:p>0.94406345850128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2.09415316217769">
                <text:p>2.09415316217769</text:p>
              </table:table-cell>
              <table:table-cell office:value-type="float" office:value="1.97733673214139">
                <text:p>1.97733673214139</text:p>
              </table:table-cell>
              <table:table-cell office:value-type="float" office:value="1.7377316123507">
                <text:p>1.7377316123507</text:p>
              </table:table-cell>
              <table:table-cell office:value-type="float" office:value="1.31356768997488">
                <text:p>1.31356768997488</text:p>
              </table:table-cell>
              <table:table-cell office:value-type="float" office:value="0.880594245216086">
                <text:p>0.880594245216086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2.03818970988523">
                <text:p>2.03818970988523</text:p>
              </table:table-cell>
              <table:table-cell office:value-type="float" office:value="1.92055638173678">
                <text:p>1.92055638173678</text:p>
              </table:table-cell>
              <table:table-cell office:value-type="float" office:value="1.67927570166784">
                <text:p>1.67927570166784</text:p>
              </table:table-cell>
              <table:table-cell office:value-type="float" office:value="1.25214559801666">
                <text:p>1.25214559801666</text:p>
              </table:table-cell>
              <table:table-cell office:value-type="float" office:value="0.816144366930883">
                <text:p>0.81614436693088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1.98124559259277">
                <text:p>1.98124559259277</text:p>
              </table:table-cell>
              <table:table-cell office:value-type="float" office:value="1.86279536633218">
                <text:p>1.86279536633218</text:p>
              </table:table-cell>
              <table:table-cell office:value-type="float" office:value="1.61983912598498">
                <text:p>1.61983912598498</text:p>
              </table:table-cell>
              <table:table-cell office:value-type="float" office:value="1.18974284105845">
                <text:p>1.18974284105845</text:p>
              </table:table-cell>
              <table:table-cell office:value-type="float" office:value="0.750713823645681">
                <text:p>0.750713823645681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1.9233208103003">
                <text:p>1.9233208103003</text:p>
              </table:table-cell>
              <table:table-cell office:value-type="float" office:value="1.80405368592757">
                <text:p>1.80405368592757</text:p>
              </table:table-cell>
              <table:table-cell office:value-type="float" office:value="1.55942188530211">
                <text:p>1.55942188530211</text:p>
              </table:table-cell>
              <table:table-cell office:value-type="float" office:value="1.12635941910023">
                <text:p>1.12635941910023</text:p>
              </table:table-cell>
              <table:table-cell office:value-type="float" office:value="0.684302615360478">
                <text:p>0.684302615360478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7">
                <text:p/>
              </table:table-cell>
              <table:table-cell office:value-type="float" office:value="1.86441536300784">
                <text:p>1.86441536300784</text:p>
              </table:table-cell>
              <table:table-cell office:value-type="float" office:value="1.74433134052297">
                <text:p>1.74433134052297</text:p>
              </table:table-cell>
              <table:table-cell office:value-type="float" office:value="1.49802397961925">
                <text:p>1.49802397961925</text:p>
              </table:table-cell>
              <table:table-cell office:value-type="float" office:value="1.06199533214201">
                <text:p>1.06199533214201</text:p>
              </table:table-cell>
              <table:table-cell office:value-type="float" office:value="0.616910742075277">
                <text:p>0.61691074207527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1.80452925071537">
                <text:p>1.80452925071537</text:p>
              </table:table-cell>
              <table:table-cell office:value-type="float" office:value="1.68362833011836">
                <text:p>1.68362833011836</text:p>
              </table:table-cell>
              <table:table-cell office:value-type="float" office:value="1.43564540893639">
                <text:p>1.43564540893639</text:p>
              </table:table-cell>
              <table:table-cell office:value-type="float" office:value="0.996650580183793">
                <text:p>0.996650580183793</text:p>
              </table:table-cell>
              <table:table-cell office:value-type="float" office:value="0.548538203790073">
                <text:p>0.548538203790073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49">
                <text:p/>
              </table:table-cell>
              <table:table-cell office:value-type="float" office:value="1.74366247342291">
                <text:p>1.74366247342291</text:p>
              </table:table-cell>
              <table:table-cell office:value-type="float" office:value="1.62194465471375">
                <text:p>1.62194465471375</text:p>
              </table:table-cell>
              <table:table-cell office:value-type="float" office:value="1.37228617325353">
                <text:p>1.37228617325353</text:p>
              </table:table-cell>
              <table:table-cell office:value-type="float" office:value="0.930325163225575">
                <text:p>0.930325163225575</text:p>
              </table:table-cell>
              <table:table-cell office:value-type="float" office:value="0.479185000504872">
                <text:p>0.479185000504872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68181503113044">
                <text:p>1.68181503113044</text:p>
              </table:table-cell>
              <table:table-cell office:value-type="float" office:value="1.55928031430915">
                <text:p>1.55928031430915</text:p>
              </table:table-cell>
              <table:table-cell office:value-type="float" office:value="1.30794627257066">
                <text:p>1.30794627257066</text:p>
              </table:table-cell>
              <table:table-cell office:value-type="float" office:value="0.863019081267357">
                <text:p>0.863019081267357</text:p>
              </table:table-cell>
              <table:table-cell office:value-type="float" office:value="0.408851132219668">
                <text:p>0.408851132219668</text:p>
              </table:table-cell>
              <table:table-cell office:value-type="float" office:value="2.0574">
                <text:p>2.05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